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7.80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6.7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6.331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161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4.727cm"/>
    </style:style>
    <style:style style:name="co12" style:family="table-column">
      <style:table-column-properties fo:break-before="auto" style:column-width="1.104cm"/>
    </style:style>
    <style:style style:name="co13" style:family="table-column">
      <style:table-column-properties fo:break-before="auto" style:column-width="1.244cm"/>
    </style:style>
    <style:style style:name="co14" style:family="table-column">
      <style:table-column-properties fo:break-before="auto" style:column-width="1.353cm"/>
    </style:style>
    <style:style style:name="co15" style:family="table-column">
      <style:table-column-properties fo:break-before="auto" style:column-width="1.187cm"/>
    </style:style>
    <style:style style:name="co16" style:family="table-column">
      <style:table-column-properties fo:break-before="auto" style:column-width="1.603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2.044cm"/>
    </style:style>
    <style:style style:name="co19" style:family="table-column">
      <style:table-column-properties fo:break-before="auto" style:column-width="6.302cm"/>
    </style:style>
    <style:style style:name="co20" style:family="table-column">
      <style:table-column-properties fo:break-before="auto" style:column-width="2.3cm"/>
    </style:style>
    <style:style style:name="co21" style:family="table-column">
      <style:table-column-properties fo:break-before="auto" style:column-width="0.889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3.598cm"/>
    </style:style>
    <style:style style:name="co24" style:family="table-column">
      <style:table-column-properties fo:break-before="auto" style:column-width="2.764cm"/>
    </style:style>
    <style:style style:name="co25" style:family="table-column">
      <style:table-column-properties fo:break-before="auto" style:column-width="3.87cm"/>
    </style:style>
    <style:style style:name="co26" style:family="table-column">
      <style:table-column-properties fo:break-before="auto" style:column-width="2.681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map style:condition="cell-content()&lt;100" style:apply-style-name="Errore" style:base-cell-address="user_trainings.E15"/>
    </style:style>
    <style:style style:name="ce7" style:family="table-cell" style:parent-style-name="Default">
      <style:text-properties fo:color="#0047ff" fo:font-weight="bold" style:font-weight-asian="bold" style:font-weight-complex="bold"/>
    </style:style>
    <style:style style:name="ce8" style:family="table-cell" style:parent-style-name="Default">
      <style:text-properties fo:color="#999999"/>
    </style:style>
    <style:style style:name="ce9" style:family="table-cell" style:parent-style-name="Default">
      <style:text-properties fo:color="#999999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 fo:font-weight="bold" style:font-weight-asian="bold" style:font-weight-complex="bold"/>
    </style:style>
    <style:style style:name="ce14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user_train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6"/>
        <table:table-column table:style-name="co5" table:number-columns-repeated="1008" table:default-cell-style-name="Default"/>
        <table:table-row table:style-name="ro1">
          <table:table-cell table:style-name="ce2" office:value-type="string" calcext:value-type="string">
            <text:p>user_trainings</text:p>
          </table:table-cell>
          <table:table-cell table:number-columns-repeated="3"/>
          <table:table-cell table:style-name="ce3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s&#13;&#10;-- " calcext:value-type="string">
            <text:p>--</text:p>
            <text:p>-- Dump dei dati per la tabella user_trainings</text:p>
            <text:p>-- 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string" calcext:value-type="string">
            <text:p>user_id</text:p>
          </table:table-cell>
          <table:table-cell table:style-name="ce3"/>
          <table:table-cell table:style-name="Default" table:formula="of:=&quot;INSERT INTO &quot;&amp;[.$A$1]&amp;&quot; (&quot;&amp;[.$A$3]&amp;&quot;,&quot;&amp;[.$B$3]&amp;&quot;,&quot;&amp;[.$C$3]&amp;&quot;,lock_version,created_at,updated_at) VALUES &quot;" office:value-type="string" office:string-value="INSERT INTO user_trainings (id,description,user_id,lock_version,created_at,updated_at) VALUES " calcext:value-type="string">
            <text:p>INSERT INTO user_trainings (id,description,user_id,lock_version,created_at,updated_at) VALUES </text:p>
          </table:table-cell>
          <table:table-cell table:style-name="ce3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4]&amp;&quot;,'&quot;&amp;SUBSTITUTE([.B4];&quot;'&quot;;&quot;''&quot;)&amp;&quot;',&quot;&amp;[.C4]&amp;&quot;,0,CURDATE(),CURDATE())&quot;&amp;IF(INDIRECT(ADDRESS(ROW([.A4])+1;1))&gt;0;&quot;,&quot;;&quot;;&quot;)" office:value-type="string" office:string-value="(1,'Aerobico frizzante Lun 10 Febbraio, 25',2,0,CURDATE(),CURDATE())," calcext:value-type="string">
            <text:p>(1,'Aerobico frizzante Lun 10 Febbraio, 25',2,0,CURDATE(),CURDATE()),</text:p>
          </table:table-cell>
          <table:table-cell table:number-columns-repeated="100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5]&amp;&quot;,'&quot;&amp;SUBSTITUTE([.B5];&quot;'&quot;;&quot;''&quot;)&amp;&quot;',&quot;&amp;[.C5]&amp;&quot;,0,CURDATE(),CURDATE())&quot;&amp;IF(INDIRECT(ADDRESS(ROW([.A5])+1;1))&gt;0;&quot;,&quot;;&quot;;&quot;)" office:value-type="string" office:string-value="(2,'VO2Max stile ed attrezzi Mar 11 Febbraio, 50',2,0,CURDATE(),CURDATE())," calcext:value-type="string">
            <text:p>(2,'VO2Max stile ed attrezzi Mar 11 Febbraio, 50',2,0,CURDATE(),CURDATE()),</text:p>
          </table:table-cell>
          <table:table-cell table:number-columns-repeated="100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6]&amp;&quot;,'&quot;&amp;SUBSTITUTE([.B6];&quot;'&quot;;&quot;''&quot;)&amp;&quot;',&quot;&amp;[.C6]&amp;&quot;,0,CURDATE(),CURDATE())&quot;&amp;IF(INDIRECT(ADDRESS(ROW([.A6])+1;1))&gt;0;&quot;,&quot;;&quot;;&quot;)" office:value-type="string" office:string-value="(3,'Luca Mer 12 Febbraio, 50',2,0,CURDATE(),CURDATE())," calcext:value-type="string">
            <text:p>(3,'Luca Mer 12 Febbraio, 50',2,0,CURDATE(),CURDATE()),</text:p>
          </table:table-cell>
          <table:table-cell table:number-columns-repeated="100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7]&amp;&quot;,'&quot;&amp;SUBSTITUTE([.B7];&quot;'&quot;;&quot;''&quot;)&amp;&quot;',&quot;&amp;[.C7]&amp;&quot;,0,CURDATE(),CURDATE())&quot;&amp;IF(INDIRECT(ADDRESS(ROW([.A7])+1;1))&gt;0;&quot;,&quot;;&quot;;&quot;)" office:value-type="string" office:string-value="(4,'Aerobico liscio Gio 13 Febbraio, 50',2,0,CURDATE(),CURDATE())," calcext:value-type="string">
            <text:p>(4,'Aerobico liscio Gio 13 Febbraio, 50',2,0,CURDATE(),CURDATE()),</text:p>
          </table:table-cell>
          <table:table-cell table:number-columns-repeated="100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8]&amp;&quot;,'&quot;&amp;SUBSTITUTE([.B8];&quot;'&quot;;&quot;''&quot;)&amp;&quot;',&quot;&amp;[.C8]&amp;&quot;,0,CURDATE(),CURDATE())&quot;&amp;IF(INDIRECT(ADDRESS(ROW([.A8])+1;1))&gt;0;&quot;,&quot;;&quot;;&quot;)" office:value-type="string" office:string-value="(5,'C3 Ven 14 Febbraio, 50',2,0,CURDATE(),CURDATE())," calcext:value-type="string">
            <text:p>(5,'C3 Ven 14 Febbraio, 50',2,0,CURDATE(),CURDATE()),</text:p>
          </table:table-cell>
          <table:table-cell table:number-columns-repeated="100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9]&amp;&quot;,'&quot;&amp;SUBSTITUTE([.B9];&quot;'&quot;;&quot;''&quot;)&amp;&quot;',&quot;&amp;[.C9]&amp;&quot;,0,CURDATE(),CURDATE())&quot;&amp;IF(INDIRECT(ADDRESS(ROW([.A9])+1;1))&gt;0;&quot;,&quot;;&quot;;&quot;)" office:value-type="string" office:string-value="(6,'Aerobico frizzante Lun 17 Febbraio, 25',2,0,CURDATE(),CURDATE())," calcext:value-type="string">
            <text:p>(6,'Aerobico frizzante Lun 17 Febbraio, 25',2,0,CURDATE(),CURDATE()),</text:p>
          </table:table-cell>
          <table:table-cell table:number-columns-repeated="100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0]&amp;&quot;,'&quot;&amp;SUBSTITUTE([.B10];&quot;'&quot;;&quot;''&quot;)&amp;&quot;',&quot;&amp;[.C10]&amp;&quot;,0,CURDATE(),CURDATE())&quot;&amp;IF(INDIRECT(ADDRESS(ROW([.A10])+1;1))&gt;0;&quot;,&quot;;&quot;;&quot;)" office:value-type="string" office:string-value="(7,'VO2Max con partenze Mar 18 Febbraio, 25',2,0,CURDATE(),CURDATE())," calcext:value-type="string">
            <text:p>(7,'VO2Max con partenze Mar 18 Febbraio, 25',2,0,CURDATE(),CURDATE()),</text:p>
          </table:table-cell>
          <table:table-cell table:number-columns-repeated="1008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1]&amp;&quot;,'&quot;&amp;SUBSTITUTE([.B11];&quot;'&quot;;&quot;''&quot;)&amp;&quot;',&quot;&amp;[.C11]&amp;&quot;,0,CURDATE(),CURDATE())&quot;&amp;IF(INDIRECT(ADDRESS(ROW([.A11])+1;1))&gt;0;&quot;,&quot;;&quot;;&quot;)" office:value-type="string" office:string-value="(8,'Ripresa 2014.1: aerobico molte gambe',2,0,CURDATE(),CURDATE())," calcext:value-type="string">
            <text:p>(8,'Ripresa 2014.1: aerobico molte gambe',2,0,CURDATE(),CURDATE()),</text:p>
          </table:table-cell>
          <table:table-cell table:number-columns-repeated="1008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 2014.2: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2]&amp;&quot;,'&quot;&amp;SUBSTITUTE([.B12];&quot;'&quot;;&quot;''&quot;)&amp;&quot;',&quot;&amp;[.C12]&amp;&quot;,0,CURDATE(),CURDATE())&quot;&amp;IF(INDIRECT(ADDRESS(ROW([.A12])+1;1))&gt;0;&quot;,&quot;;&quot;;&quot;)" office:value-type="string" office:string-value="(9,'Ripresa 2014.2: aerobico molte gambe',2,0,CURDATE(),CURDATE())," calcext:value-type="string">
            <text:p>(9,'Ripresa 2014.2: aerobico molte gambe',2,0,CURDATE(),CURDATE()),</text:p>
          </table:table-cell>
          <table:table-cell table:number-columns-repeated="1008"/>
        </table:table-row>
        <table:table-row table:style-name="ro4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 2014.3: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3]&amp;&quot;,'&quot;&amp;SUBSTITUTE([.B13];&quot;'&quot;;&quot;''&quot;)&amp;&quot;',&quot;&amp;[.C13]&amp;&quot;,0,CURDATE(),CURDATE())&quot;&amp;IF(INDIRECT(ADDRESS(ROW([.A13])+1;1))&gt;0;&quot;,&quot;;&quot;;&quot;)" office:value-type="string" office:string-value="(10,'Ripresa 2014.3: aerobico molte gambe',2,0,CURDATE(),CURDATE())," calcext:value-type="string">
            <text:p>(10,'Ripresa 2014.3: aerobico molte gambe',2,0,CURDATE(),CURDATE()),</text:p>
          </table:table-cell>
          <table:table-cell table:number-columns-repeated="1008"/>
        </table:table-row>
        <table:table-row table:style-name="ro4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 2014.4: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4]&amp;&quot;,'&quot;&amp;SUBSTITUTE([.B14];&quot;'&quot;;&quot;''&quot;)&amp;&quot;',&quot;&amp;[.C14]&amp;&quot;,0,CURDATE(),CURDATE())&quot;&amp;IF(INDIRECT(ADDRESS(ROW([.A14])+1;1))&gt;0;&quot;,&quot;;&quot;;&quot;)" office:value-type="string" office:string-value="(11,'Ripresa 2014.4: aerobico molte gambe',2,0,CURDATE(),CURDATE());" calcext:value-type="string">
            <text:p>(11,'Ripresa 2014.4: aerobico molte gambe',2,0,CURDATE(),CURDATE());</text:p>
          </table:table-cell>
          <table:table-cell table:number-columns-repeated="1008"/>
        </table:table-row>
        <table:table-row table:style-name="ro3" table:number-rows-repeated="284">
          <table:table-cell table:number-columns-repeated="1013"/>
        </table:table-row>
        <table:table-row table:style-name="ro3">
          <table:table-cell table:number-columns-repeated="1013"/>
        </table:table-row>
        <calcext:conditional-formats>
          <calcext:conditional-format calcext:target-range-address="user_trainings.E15:user_trainings.E299">
            <calcext:condition calcext:apply-style-name="Errore" calcext:value="&lt;100" calcext:base-cell-address="user_trainings.E15"/>
          </calcext:conditional-format>
        </calcext:conditional-formats>
      </table:table>
      <table:table table:name="user_training_row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number-columns-repeated="4" table:default-cell-style-name="Default"/>
        <table:table-column table:style-name="co5" table:number-columns-repeated="3" table:default-cell-style-name="Default"/>
        <table:table-column table:style-name="co18" table:number-columns-repeated="4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7" table:default-cell-style-name="Default"/>
        <table:table-row table:style-name="ro1">
          <table:table-cell table:style-name="ce2" office:value-type="string" calcext:value-type="string">
            <text:p>user_training_rows</text:p>
          </table:table-cell>
          <table:table-cell table:number-columns-repeated="25"/>
          <table:table-cell table:style-name="ce3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7" office:value-type="string" calcext:value-type="string">
            <text:p>user_trainings</text:p>
          </table:table-cell>
          <table:table-cell table:number-columns-repeated="3"/>
          <table:table-cell table:style-name="ce7" office:value-type="string" calcext:value-type="string">
            <text:p>exercises</text:p>
          </table:table-cell>
          <table:table-cell table:style-name="ce9"/>
          <table:table-cell table:style-name="ce7" office:value-type="string" calcext:value-type="string">
            <text:p>training_step_types</text:p>
          </table:table-cell>
          <table:table-cell table:number-columns-repeated="6"/>
          <table:table-cell table:style-name="ce7" office:value-type="string" calcext:value-type="string">
            <text:p>arm_aux_types</text:p>
          </table:table-cell>
          <table:table-cell table:style-name="ce7" office:value-type="string" calcext:value-type="string">
            <text:p>kick_aux_types</text:p>
          </table:table-cell>
          <table:table-cell table:style-name="ce7" office:value-type="string" calcext:value-type="string">
            <text:p>body_aux_types</text:p>
          </table:table-cell>
          <table:table-cell table:style-name="ce7" office:value-type="string" calcext:value-type="string">
            <text:p>breath_aux_types</text:p>
          </table:table-cell>
          <table:table-cell table:number-columns-repeated="8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rows&#13;&#10;-- " calcext:value-type="string">
            <text:p>--<text:line-break/>-- Dump dei dati per la tabella user_training_rows<text:line-break/>-- 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7" office:value-type="string" calcext:value-type="string">
            <text:p>description</text:p>
          </table:table-cell>
          <table:table-cell table:style-name="ce3" office:value-type="string" calcext:value-type="string">
            <text:p>part_order</text:p>
          </table:table-cell>
          <table:table-cell table:style-name="ce3" office:value-type="string" calcext:value-type="string">
            <text:p>times</text:p>
          </table:table-cell>
          <table:table-cell table:style-name="ce3" office:value-type="string" calcext:value-type="string">
            <text:p>distance</text:p>
          </table:table-cell>
          <table:table-cell table:style-name="ce7" office:value-type="string" calcext:value-type="string">
            <text:p>code</text:p>
          </table:table-cell>
          <table:table-cell table:style-name="ce9" office:value-type="string" calcext:value-type="string">
            <text:p>description</text:p>
          </table:table-cell>
          <table:table-cell table:style-name="ce7" office:value-type="string" calcext:value-type="string">
            <text:p>code</text:p>
          </table:table-cell>
          <table:table-cell table:style-name="ce3" office:value-type="string" calcext:value-type="string">
            <text:p>start_and_rest</text:p>
          </table:table-cell>
          <table:table-cell table:style-name="ce3" office:value-type="string" calcext:value-type="string">
            <text:p>pause</text:p>
          </table:table-cell>
          <table:table-cell table:style-name="ce3" office:value-type="string" calcext:value-type="string">
            <text:p>group_id</text:p>
          </table:table-cell>
          <table:table-cell table:style-name="ce3" office:value-type="string" calcext:value-type="string">
            <text:p>group_times</text:p>
          </table:table-cell>
          <table:table-cell table:style-name="ce3" office:value-type="string" calcext:value-type="string">
            <text:p>group_start_and_rest</text:p>
          </table:table-cell>
          <table:table-cell table:style-name="ce3" office:value-type="string" calcext:value-type="string">
            <text:p>group_pause</text:p>
          </table:table-cell>
          <table:table-cell table:number-columns-repeated="4" table:style-name="ce7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exercise_id</text:p>
          </table:table-cell>
          <table:table-cell table:style-name="ce3" office:value-type="string" calcext:value-type="string">
            <text:p>training_step_type_id</text:p>
          </table:table-cell>
          <table:table-cell table:style-name="ce3" office:value-type="string" calcext:value-type="string">
            <text:p>arm_aux_type_id</text:p>
          </table:table-cell>
          <table:table-cell table:style-name="ce3" office:value-type="string" calcext:value-type="string">
            <text:p>kick_aux_type_id</text:p>
          </table:table-cell>
          <table:table-cell table:style-name="ce3" office:value-type="string" calcext:value-type="string">
            <text:p>body_aux_type_id</text:p>
          </table:table-cell>
          <table:table-cell table:style-name="ce3" office:value-type="string" calcext:value-type="string">
            <text:p>breath_aux_type_id</text:p>
          </table:table-cell>
          <table:table-cell table:style-name="ce3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style-name="ce3" table:number-columns-repeated="997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4];['file:///home/leega/workspace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INDIRECT(ADDRESS(ROW([.A4])+1;1))&gt;0;&quot;,&quot;;&quot;;&quot;)" office:value-type="string" office:string-value="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AA</text:p>
          </table:table-cell>
          <table:table-cell table:formula="of:=VLOOKUP([.F5];['file:///home/leega/workspace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INDIRECT(ADDRESS(ROW([.A5])+1;1))&gt;0;&quot;,&quot;;&quot;;&quot;)" office:value-type="string" office:string-value="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6];['file:///home/leega/workspace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INDIRECT(ADDRESS(ROW([.A6])+1;1))&gt;0;&quot;,&quot;;&quot;;&quot;)" office:value-type="string" office:string-value="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7];['file:///home/leega/workspace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INDIRECT(ADDRESS(ROW([.A7])+1;1))&gt;0;&quot;,&quot;;&quot;;&quot;)" office:value-type="string" office:string-value="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BS</text:p>
          </table:table-cell>
          <table:table-cell table:formula="of:=VLOOKUP([.F8];['file:///home/leega/workspace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INDIRECT(ADDRESS(ROW([.A8])+1;1))&gt;0;&quot;,&quot;;&quot;;&quot;)" office:value-type="string" office:string-value="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CP</text:p>
          </table:table-cell>
          <table:table-cell table:formula="of:=VLOOKUP([.F9];['file:///home/leega/workspace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INDIRECT(ADDRESS(ROW([.A9])+1;1))&gt;0;&quot;,&quot;;&quot;;&quot;)" office:value-type="string" office:string-value="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DA</text:p>
          </table:table-cell>
          <table:table-cell table:formula="of:=VLOOKUP([.F10];['file:///home/leega/workspace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INDIRECT(ADDRESS(ROW([.A10])+1;1))&gt;0;&quot;,&quot;;&quot;;&quot;)" office:value-type="string" office:string-value="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MICM</text:p>
          </table:table-cell>
          <table:table-cell table:formula="of:=VLOOKUP([.F11];['file:///home/leega/workspace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H$2]&amp;&quot; t where t.&quot;&amp;[.H$3]&amp;&quot; = '&quot;&amp;[.H1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INDIRECT(ADDRESS(ROW([.A11])+1;1))&gt;0;&quot;,&quot;;&quot;;&quot;)" office:value-type="string" office:string-value="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SLCM</text:p>
          </table:table-cell>
          <table:table-cell table:formula="of:=VLOOKUP([.F12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INDIRECT(ADDRESS(ROW([.A12])+1;1))&gt;0;&quot;,&quot;;&quot;;&quot;)" office:value-type="string" office:string-value="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MICM</text:p>
          </table:table-cell>
          <table:table-cell table:formula="of:=VLOOKUP([.F13];['file:///home/leega/workspace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H$2]&amp;&quot; t where t.&quot;&amp;[.H$3]&amp;&quot; = '&quot;&amp;[.H1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INDIRECT(ADDRESS(ROW([.A13])+1;1))&gt;0;&quot;,&quot;;&quot;;&quot;)" office:value-type="string" office:string-value="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SLCM</text:p>
          </table:table-cell>
          <table:table-cell table:formula="of:=VLOOKUP([.F14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INDIRECT(ADDRESS(ROW([.A14])+1;1))&gt;0;&quot;,&quot;;&quot;;&quot;)" office:value-type="string" office:string-value="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2MICM</text:p>
          </table:table-cell>
          <table:table-cell table:formula="of:=VLOOKUP([.F15];['file:///home/leega/workspace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5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H$2]&amp;&quot; t where t.&quot;&amp;[.H$3]&amp;&quot; = '&quot;&amp;[.H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INDIRECT(ADDRESS(ROW([.A15])+1;1))&gt;0;&quot;,&quot;;&quot;;&quot;)" office:value-type="string" office:string-value="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2SLCM</text:p>
          </table:table-cell>
          <table:table-cell table:formula="of:=VLOOKUP([.F16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formula="of:=&quot;(select t.id from &quot;&amp;[.B$2]&amp;&quot; t where t.&quot;&amp;[.B$3]&amp;&quot; = '&quot;&amp;[.B1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INDIRECT(ADDRESS(ROW([.A16])+1;1))&gt;0;&quot;,&quot;;&quot;;&quot;)" office:value-type="string" office:string-value="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MICM</text:p>
          </table:table-cell>
          <table:table-cell table:formula="of:=VLOOKUP([.F17];['file:///home/leega/workspace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H$2]&amp;&quot; t where t.&quot;&amp;[.H$3]&amp;&quot; = '&quot;&amp;[.H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INDIRECT(ADDRESS(ROW([.A17])+1;1))&gt;0;&quot;,&quot;;&quot;;&quot;)" office:value-type="string" office:string-value="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SLCM</text:p>
          </table:table-cell>
          <table:table-cell table:formula="of:=VLOOKUP([.F18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8]&amp;&quot;,&quot;&amp;[.C18]&amp;&quot;,&quot;&amp;IF(ISBLANK([.D18]);0;[.D18])&amp;&quot;,&quot;&amp;IF(ISBLANK([.E18]);0;[.E18])&amp;&quot;,&quot;&amp;[.I18]&amp;&quot;,&quot;&amp;[.J18]&amp;&quot;,&quot;&amp;[.K18]&amp;&quot;,&quot;&amp;[.L18]&amp;&quot;,&quot;&amp;[.M18]&amp;&quot;,&quot;&amp;[.N18]&amp;&quot;,&quot;&amp;[.S18]&amp;&quot;,&quot;&amp;[.T18]&amp;&quot;,&quot;&amp;[.U18]&amp;&quot;,&quot;&amp;[.V18]&amp;&quot;,&quot;&amp;[.W18]&amp;&quot;,&quot;&amp;[.X18]&amp;&quot;,&quot;&amp;[.Y18]&amp;&quot;,0,CURDATE(),CURDATE())&quot;&amp;IF(INDIRECT(ADDRESS(ROW([.A18])+1;1))&gt;0;&quot;,&quot;;&quot;;&quot;)" office:value-type="string" office:string-value="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MICM</text:p>
          </table:table-cell>
          <table:table-cell table:formula="of:=VLOOKUP([.F19];['file:///home/leega/workspace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19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H$2]&amp;&quot; t where t.&quot;&amp;[.H$3]&amp;&quot; = '&quot;&amp;[.H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9]&amp;&quot;,&quot;&amp;[.C19]&amp;&quot;,&quot;&amp;IF(ISBLANK([.D19]);0;[.D19])&amp;&quot;,&quot;&amp;IF(ISBLANK([.E19]);0;[.E19])&amp;&quot;,&quot;&amp;[.I19]&amp;&quot;,&quot;&amp;[.J19]&amp;&quot;,&quot;&amp;[.K19]&amp;&quot;,&quot;&amp;[.L19]&amp;&quot;,&quot;&amp;[.M19]&amp;&quot;,&quot;&amp;[.N19]&amp;&quot;,&quot;&amp;[.S19]&amp;&quot;,&quot;&amp;[.T19]&amp;&quot;,&quot;&amp;[.U19]&amp;&quot;,&quot;&amp;[.V19]&amp;&quot;,&quot;&amp;[.W19]&amp;&quot;,&quot;&amp;[.X19]&amp;&quot;,&quot;&amp;[.Y19]&amp;&quot;,0,CURDATE(),CURDATE())&quot;&amp;IF(INDIRECT(ADDRESS(ROW([.A19])+1;1))&gt;0;&quot;,&quot;;&quot;;&quot;)" office:value-type="string" office:string-value="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SLCM</text:p>
          </table:table-cell>
          <table:table-cell table:formula="of:=VLOOKUP([.F20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0]&amp;&quot;,&quot;&amp;[.C20]&amp;&quot;,&quot;&amp;IF(ISBLANK([.D20]);0;[.D20])&amp;&quot;,&quot;&amp;IF(ISBLANK([.E20]);0;[.E20])&amp;&quot;,&quot;&amp;[.I20]&amp;&quot;,&quot;&amp;[.J20]&amp;&quot;,&quot;&amp;[.K20]&amp;&quot;,&quot;&amp;[.L20]&amp;&quot;,&quot;&amp;[.M20]&amp;&quot;,&quot;&amp;[.N20]&amp;&quot;,&quot;&amp;[.S20]&amp;&quot;,&quot;&amp;[.T20]&amp;&quot;,&quot;&amp;[.U20]&amp;&quot;,&quot;&amp;[.V20]&amp;&quot;,&quot;&amp;[.W20]&amp;&quot;,&quot;&amp;[.X20]&amp;&quot;,&quot;&amp;[.Y20]&amp;&quot;,0,CURDATE(),CURDATE())&quot;&amp;IF(INDIRECT(ADDRESS(ROW([.A20])+1;1))&gt;0;&quot;,&quot;;&quot;;&quot;)" office:value-type="string" office:string-value="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GASL</text:p>
          </table:table-cell>
          <table:table-cell table:formula="of:=VLOOKUP([.F21];['file:///home/leega/workspace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2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H$2]&amp;&quot; t where t.&quot;&amp;[.H$3]&amp;&quot; = '&quot;&amp;[.H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1]&amp;&quot;,&quot;&amp;[.C21]&amp;&quot;,&quot;&amp;IF(ISBLANK([.D21]);0;[.D21])&amp;&quot;,&quot;&amp;IF(ISBLANK([.E21]);0;[.E21])&amp;&quot;,&quot;&amp;[.I21]&amp;&quot;,&quot;&amp;[.J21]&amp;&quot;,&quot;&amp;[.K21]&amp;&quot;,&quot;&amp;[.L21]&amp;&quot;,&quot;&amp;[.M21]&amp;&quot;,&quot;&amp;[.N21]&amp;&quot;,&quot;&amp;[.S21]&amp;&quot;,&quot;&amp;[.T21]&amp;&quot;,&quot;&amp;[.U21]&amp;&quot;,&quot;&amp;[.V21]&amp;&quot;,&quot;&amp;[.W21]&amp;&quot;,&quot;&amp;[.X21]&amp;&quot;,&quot;&amp;[.Y21]&amp;&quot;,0,CURDATE(),CURDATE())&quot;&amp;IF(INDIRECT(ADDRESS(ROW([.A21])+1;1))&gt;0;&quot;,&quot;;&quot;;&quot;)" office:value-type="string" office:string-value="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GSLRA</text:p>
          </table:table-cell>
          <table:table-cell table:formula="of:=VLOOKUP([.F22];['file:///home/leega/workspace/goggles/db/seed_generators/training/Dati_Training.ods'#$exercises.$B$4:.$C$250];2;0)" office:value-type="string" office:string-value="Gambe SL/RA" calcext:value-type="string">
            <text:p>Gambe SL/RA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22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H$2]&amp;&quot; t where t.&quot;&amp;[.H$3]&amp;&quot; = '&quot;&amp;[.H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2]&amp;&quot;,&quot;&amp;[.C22]&amp;&quot;,&quot;&amp;IF(ISBLANK([.D22]);0;[.D22])&amp;&quot;,&quot;&amp;IF(ISBLANK([.E22]);0;[.E22])&amp;&quot;,&quot;&amp;[.I22]&amp;&quot;,&quot;&amp;[.J22]&amp;&quot;,&quot;&amp;[.K22]&amp;&quot;,&quot;&amp;[.L22]&amp;&quot;,&quot;&amp;[.M22]&amp;&quot;,&quot;&amp;[.N22]&amp;&quot;,&quot;&amp;[.S22]&amp;&quot;,&quot;&amp;[.T22]&amp;&quot;,&quot;&amp;[.U22]&amp;&quot;,&quot;&amp;[.V22]&amp;&quot;,&quot;&amp;[.W22]&amp;&quot;,&quot;&amp;[.X22]&amp;&quot;,&quot;&amp;[.Y22]&amp;&quot;,0,CURDATE(),CURDATE())&quot;&amp;IF(INDIRECT(ADDRESS(ROW([.A22])+1;1))&gt;0;&quot;,&quot;;&quot;;&quot;)" office:value-type="string" office:string-value="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1SLCM</text:p>
          </table:table-cell>
          <table:table-cell table:formula="of:=VLOOKUP([.F23];['file:///home/leega/workspace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23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formula="of:=&quot;(select t.id from &quot;&amp;[.H$2]&amp;&quot; t where t.&quot;&amp;[.H$3]&amp;&quot; = '&quot;&amp;[.H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3]&amp;&quot;,&quot;&amp;[.C23]&amp;&quot;,&quot;&amp;IF(ISBLANK([.D23]);0;[.D23])&amp;&quot;,&quot;&amp;IF(ISBLANK([.E23]);0;[.E23])&amp;&quot;,&quot;&amp;[.I23]&amp;&quot;,&quot;&amp;[.J23]&amp;&quot;,&quot;&amp;[.K23]&amp;&quot;,&quot;&amp;[.L23]&amp;&quot;,&quot;&amp;[.M23]&amp;&quot;,&quot;&amp;[.N23]&amp;&quot;,&quot;&amp;[.S23]&amp;&quot;,&quot;&amp;[.T23]&amp;&quot;,&quot;&amp;[.U23]&amp;&quot;,&quot;&amp;[.V23]&amp;&quot;,&quot;&amp;[.W23]&amp;&quot;,&quot;&amp;[.X23]&amp;&quot;,&quot;&amp;[.Y23]&amp;&quot;,0,CURDATE(),CURDATE())&quot;&amp;IF(INDIRECT(ADDRESS(ROW([.A23])+1;1))&gt;0;&quot;,&quot;;&quot;;&quot;)" office:value-type="string" office:string-value="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1DOCM</text:p>
          </table:table-cell>
          <table:table-cell table:formula="of:=VLOOKUP([.F24];['file:///home/leega/workspace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F$2]&amp;&quot; t where t.&quot;&amp;[.F$3]&amp;&quot; = '&quot;&amp;[.F24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formula="of:=&quot;(select t.id from &quot;&amp;[.H$2]&amp;&quot; t where t.&quot;&amp;[.H$3]&amp;&quot; = '&quot;&amp;[.H2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4]&amp;&quot;,&quot;&amp;[.C24]&amp;&quot;,&quot;&amp;IF(ISBLANK([.D24]);0;[.D24])&amp;&quot;,&quot;&amp;IF(ISBLANK([.E24]);0;[.E24])&amp;&quot;,&quot;&amp;[.I24]&amp;&quot;,&quot;&amp;[.J24]&amp;&quot;,&quot;&amp;[.K24]&amp;&quot;,&quot;&amp;[.L24]&amp;&quot;,&quot;&amp;[.M24]&amp;&quot;,&quot;&amp;[.N24]&amp;&quot;,&quot;&amp;[.S24]&amp;&quot;,&quot;&amp;[.T24]&amp;&quot;,&quot;&amp;[.U24]&amp;&quot;,&quot;&amp;[.V24]&amp;&quot;,&quot;&amp;[.W24]&amp;&quot;,&quot;&amp;[.X24]&amp;&quot;,&quot;&amp;[.Y24]&amp;&quot;,0,CURDATE(),CURDATE())&quot;&amp;IF(INDIRECT(ADDRESS(ROW([.A24])+1;1))&gt;0;&quot;,&quot;;&quot;;&quot;)" office:value-type="string" office:string-value="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VO2Max stile ed attrezzi Mar 11 Febbraio, 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25];['file:///home/leega/workspace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2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2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5]&amp;&quot;,&quot;&amp;[.C25]&amp;&quot;,&quot;&amp;IF(ISBLANK([.D25]);0;[.D25])&amp;&quot;,&quot;&amp;IF(ISBLANK([.E25]);0;[.E25])&amp;&quot;,&quot;&amp;[.I25]&amp;&quot;,&quot;&amp;[.J25]&amp;&quot;,&quot;&amp;[.K25]&amp;&quot;,&quot;&amp;[.L25]&amp;&quot;,&quot;&amp;[.M25]&amp;&quot;,&quot;&amp;[.N25]&amp;&quot;,&quot;&amp;[.S25]&amp;&quot;,&quot;&amp;[.T25]&amp;&quot;,&quot;&amp;[.U25]&amp;&quot;,&quot;&amp;[.V25]&amp;&quot;,&quot;&amp;[.W25]&amp;&quot;,&quot;&amp;[.X25]&amp;&quot;,&quot;&amp;[.Y25]&amp;&quot;,0,CURDATE(),CURDATE())&quot;&amp;IF(INDIRECT(ADDRESS(ROW([.A25])+1;1))&gt;0;&quot;,&quot;;&quot;;&quot;)" office:value-type="string" office:string-value="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SO</text:p>
          </table:table-cell>
          <table:table-cell table:formula="of:=VLOOKUP([.F26];['file:///home/leega/workspace/goggles/db/seed_generators/training/Dati_Training.ods'#$exercises.$B$4:.$C$250];2;0)" office:value-type="string" office:string-value="Esercizi SL sovrapposto/opposto" calcext:value-type="string">
            <text:p>Esercizi SL sovrapposto/opposto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26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formula="of:=&quot;(select t.id from &quot;&amp;[.H$2]&amp;&quot; t where t.&quot;&amp;[.H$3]&amp;&quot; = '&quot;&amp;[.H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6]&amp;&quot;,&quot;&amp;[.C26]&amp;&quot;,&quot;&amp;IF(ISBLANK([.D26]);0;[.D26])&amp;&quot;,&quot;&amp;IF(ISBLANK([.E26]);0;[.E26])&amp;&quot;,&quot;&amp;[.I26]&amp;&quot;,&quot;&amp;[.J26]&amp;&quot;,&quot;&amp;[.K26]&amp;&quot;,&quot;&amp;[.L26]&amp;&quot;,&quot;&amp;[.M26]&amp;&quot;,&quot;&amp;[.N26]&amp;&quot;,&quot;&amp;[.S26]&amp;&quot;,&quot;&amp;[.T26]&amp;&quot;,&quot;&amp;[.U26]&amp;&quot;,&quot;&amp;[.V26]&amp;&quot;,&quot;&amp;[.W26]&amp;&quot;,&quot;&amp;[.X26]&amp;&quot;,&quot;&amp;[.Y26]&amp;&quot;,0,CURDATE(),CURDATE())&quot;&amp;IF(INDIRECT(ADDRESS(ROW([.A26])+1;1))&gt;0;&quot;,&quot;;&quot;;&quot;)" office:value-type="string" office:string-value="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27];['file:///home/leega/workspace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27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7]&amp;&quot;,&quot;&amp;[.C27]&amp;&quot;,&quot;&amp;IF(ISBLANK([.D27]);0;[.D27])&amp;&quot;,&quot;&amp;IF(ISBLANK([.E27]);0;[.E27])&amp;&quot;,&quot;&amp;[.I27]&amp;&quot;,&quot;&amp;[.J27]&amp;&quot;,&quot;&amp;[.K27]&amp;&quot;,&quot;&amp;[.L27]&amp;&quot;,&quot;&amp;[.M27]&amp;&quot;,&quot;&amp;[.N27]&amp;&quot;,&quot;&amp;[.S27]&amp;&quot;,&quot;&amp;[.T27]&amp;&quot;,&quot;&amp;[.U27]&amp;&quot;,&quot;&amp;[.V27]&amp;&quot;,&quot;&amp;[.W27]&amp;&quot;,&quot;&amp;[.X27]&amp;&quot;,&quot;&amp;[.Y27]&amp;&quot;,0,CURDATE(),CURDATE())&quot;&amp;IF(INDIRECT(ADDRESS(ROW([.A27])+1;1))&gt;0;&quot;,&quot;;&quot;;&quot;)" office:value-type="string" office:string-value="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28];['file:///home/leega/workspace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8]&amp;&quot;,&quot;&amp;[.C28]&amp;&quot;,&quot;&amp;IF(ISBLANK([.D28]);0;[.D28])&amp;&quot;,&quot;&amp;IF(ISBLANK([.E28]);0;[.E28])&amp;&quot;,&quot;&amp;[.I28]&amp;&quot;,&quot;&amp;[.J28]&amp;&quot;,&quot;&amp;[.K28]&amp;&quot;,&quot;&amp;[.L28]&amp;&quot;,&quot;&amp;[.M28]&amp;&quot;,&quot;&amp;[.N28]&amp;&quot;,&quot;&amp;[.S28]&amp;&quot;,&quot;&amp;[.T28]&amp;&quot;,&quot;&amp;[.U28]&amp;&quot;,&quot;&amp;[.V28]&amp;&quot;,&quot;&amp;[.W28]&amp;&quot;,&quot;&amp;[.X28]&amp;&quot;,&quot;&amp;[.Y28]&amp;&quot;,0,CURDATE(),CURDATE())&quot;&amp;IF(INDIRECT(ADDRESS(ROW([.A28])+1;1))&gt;0;&quot;,&quot;;&quot;;&quot;)" office:value-type="string" office:string-value="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29])-3" office:value-type="float" office:value="26" calcext:value-type="float">
            <text:p>26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DOPG</text:p>
          </table:table-cell>
          <table:table-cell table:formula="of:=VLOOKUP([.F29];['file:///home/leega/workspace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2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2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H$2]&amp;&quot; t where t.&quot;&amp;[.H$3]&amp;&quot; = '&quot;&amp;[.H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29]&amp;&quot;,&quot;&amp;[.C29]&amp;&quot;,&quot;&amp;IF(ISBLANK([.D29]);0;[.D29])&amp;&quot;,&quot;&amp;IF(ISBLANK([.E29]);0;[.E29])&amp;&quot;,&quot;&amp;[.I29]&amp;&quot;,&quot;&amp;[.J29]&amp;&quot;,&quot;&amp;[.K29]&amp;&quot;,&quot;&amp;[.L29]&amp;&quot;,&quot;&amp;[.M29]&amp;&quot;,&quot;&amp;[.N29]&amp;&quot;,&quot;&amp;[.S29]&amp;&quot;,&quot;&amp;[.T29]&amp;&quot;,&quot;&amp;[.U29]&amp;&quot;,&quot;&amp;[.V29]&amp;&quot;,&quot;&amp;[.W29]&amp;&quot;,&quot;&amp;[.X29]&amp;&quot;,&quot;&amp;[.Y29]&amp;&quot;,0,CURDATE(),CURDATE())&quot;&amp;IF(INDIRECT(ADDRESS(ROW([.A29])+1;1))&gt;0;&quot;,&quot;;&quot;;&quot;)" office:value-type="string" office:string-value="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0])-3" office:value-type="float" office:value="27" calcext:value-type="float">
            <text:p>27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CP</text:p>
          </table:table-cell>
          <table:table-cell table:formula="of:=VLOOKUP([.F30];['file:///home/leega/workspace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3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H$2]&amp;&quot; t where t.&quot;&amp;[.H$3]&amp;&quot; = '&quot;&amp;[.H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0]&amp;&quot;,&quot;&amp;[.C30]&amp;&quot;,&quot;&amp;IF(ISBLANK([.D30]);0;[.D30])&amp;&quot;,&quot;&amp;IF(ISBLANK([.E30]);0;[.E30])&amp;&quot;,&quot;&amp;[.I30]&amp;&quot;,&quot;&amp;[.J30]&amp;&quot;,&quot;&amp;[.K30]&amp;&quot;,&quot;&amp;[.L30]&amp;&quot;,&quot;&amp;[.M30]&amp;&quot;,&quot;&amp;[.N30]&amp;&quot;,&quot;&amp;[.S30]&amp;&quot;,&quot;&amp;[.T30]&amp;&quot;,&quot;&amp;[.U30]&amp;&quot;,&quot;&amp;[.V30]&amp;&quot;,&quot;&amp;[.W30]&amp;&quot;,&quot;&amp;[.X30]&amp;&quot;,&quot;&amp;[.Y30]&amp;&quot;,0,CURDATE(),CURDATE())&quot;&amp;IF(INDIRECT(ADDRESS(ROW([.A30])+1;1))&gt;0;&quot;,&quot;;&quot;;&quot;)" office:value-type="string" office:string-value="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1])-3" office:value-type="float" office:value="28" calcext:value-type="float">
            <text:p>28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DA</text:p>
          </table:table-cell>
          <table:table-cell table:formula="of:=VLOOKUP([.F31];['file:///home/leega/workspace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3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H$2]&amp;&quot; t where t.&quot;&amp;[.H$3]&amp;&quot; = '&quot;&amp;[.H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1]&amp;&quot;,&quot;&amp;[.C31]&amp;&quot;,&quot;&amp;IF(ISBLANK([.D31]);0;[.D31])&amp;&quot;,&quot;&amp;IF(ISBLANK([.E31]);0;[.E31])&amp;&quot;,&quot;&amp;[.I31]&amp;&quot;,&quot;&amp;[.J31]&amp;&quot;,&quot;&amp;[.K31]&amp;&quot;,&quot;&amp;[.L31]&amp;&quot;,&quot;&amp;[.M31]&amp;&quot;,&quot;&amp;[.N31]&amp;&quot;,&quot;&amp;[.S31]&amp;&quot;,&quot;&amp;[.T31]&amp;&quot;,&quot;&amp;[.U31]&amp;&quot;,&quot;&amp;[.V31]&amp;&quot;,&quot;&amp;[.W31]&amp;&quot;,&quot;&amp;[.X31]&amp;&quot;,&quot;&amp;[.Y31]&amp;&quot;,0,CURDATE(),CURDATE())&quot;&amp;IF(INDIRECT(ADDRESS(ROW([.A31])+1;1))&gt;0;&quot;,&quot;;&quot;;&quot;)" office:value-type="string" office:string-value="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2])-3" office:value-type="float" office:value="29" calcext:value-type="float">
            <text:p>29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FACM</text:p>
          </table:table-cell>
          <table:table-cell table:formula="of:=VLOOKUP([.F32];['file:///home/leega/workspace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3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2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H$2]&amp;&quot; t where t.&quot;&amp;[.H$3]&amp;&quot; = '&quot;&amp;[.H32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2]&amp;&quot;,&quot;&amp;[.C32]&amp;&quot;,&quot;&amp;IF(ISBLANK([.D32]);0;[.D32])&amp;&quot;,&quot;&amp;IF(ISBLANK([.E32]);0;[.E32])&amp;&quot;,&quot;&amp;[.I32]&amp;&quot;,&quot;&amp;[.J32]&amp;&quot;,&quot;&amp;[.K32]&amp;&quot;,&quot;&amp;[.L32]&amp;&quot;,&quot;&amp;[.M32]&amp;&quot;,&quot;&amp;[.N32]&amp;&quot;,&quot;&amp;[.S32]&amp;&quot;,&quot;&amp;[.T32]&amp;&quot;,&quot;&amp;[.U32]&amp;&quot;,&quot;&amp;[.V32]&amp;&quot;,&quot;&amp;[.W32]&amp;&quot;,&quot;&amp;[.X32]&amp;&quot;,&quot;&amp;[.Y32]&amp;&quot;,0,CURDATE(),CURDATE())&quot;&amp;IF(INDIRECT(ADDRESS(ROW([.A32])+1;1))&gt;0;&quot;,&quot;;&quot;;&quot;)" office:value-type="string" office:string-value="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3])-3" office:value-type="float" office:value="30" calcext:value-type="float">
            <text:p>30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FACM</text:p>
          </table:table-cell>
          <table:table-cell table:formula="of:=VLOOKUP([.F33];['file:///home/leega/workspace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formula="of:=&quot;(select t.id from &quot;&amp;[.B$2]&amp;&quot; t where t.&quot;&amp;[.B$3]&amp;&quot; = '&quot;&amp;[.B3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3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H$2]&amp;&quot; t where t.&quot;&amp;[.H$3]&amp;&quot; = '&quot;&amp;[.H3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3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3]&amp;&quot;,&quot;&amp;[.C33]&amp;&quot;,&quot;&amp;IF(ISBLANK([.D33]);0;[.D33])&amp;&quot;,&quot;&amp;IF(ISBLANK([.E33]);0;[.E33])&amp;&quot;,&quot;&amp;[.I33]&amp;&quot;,&quot;&amp;[.J33]&amp;&quot;,&quot;&amp;[.K33]&amp;&quot;,&quot;&amp;[.L33]&amp;&quot;,&quot;&amp;[.M33]&amp;&quot;,&quot;&amp;[.N33]&amp;&quot;,&quot;&amp;[.S33]&amp;&quot;,&quot;&amp;[.T33]&amp;&quot;,&quot;&amp;[.U33]&amp;&quot;,&quot;&amp;[.V33]&amp;&quot;,&quot;&amp;[.W33]&amp;&quot;,&quot;&amp;[.X33]&amp;&quot;,&quot;&amp;[.Y33]&amp;&quot;,0,CURDATE(),CURDATE())&quot;&amp;IF(INDIRECT(ADDRESS(ROW([.A33])+1;1))&gt;0;&quot;,&quot;;&quot;;&quot;)" office:value-type="string" office:string-value="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4])-3" office:value-type="float" office:value="31" calcext:value-type="float">
            <text:p>31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34];['file:///home/leega/workspace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3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3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4]&amp;&quot;,&quot;&amp;[.C34]&amp;&quot;,&quot;&amp;IF(ISBLANK([.D34]);0;[.D34])&amp;&quot;,&quot;&amp;IF(ISBLANK([.E34]);0;[.E34])&amp;&quot;,&quot;&amp;[.I34]&amp;&quot;,&quot;&amp;[.J34]&amp;&quot;,&quot;&amp;[.K34]&amp;&quot;,&quot;&amp;[.L34]&amp;&quot;,&quot;&amp;[.M34]&amp;&quot;,&quot;&amp;[.N34]&amp;&quot;,&quot;&amp;[.S34]&amp;&quot;,&quot;&amp;[.T34]&amp;&quot;,&quot;&amp;[.U34]&amp;&quot;,&quot;&amp;[.V34]&amp;&quot;,&quot;&amp;[.W34]&amp;&quot;,&quot;&amp;[.X34]&amp;&quot;,&quot;&amp;[.Y34]&amp;&quot;,0,CURDATE(),CURDATE())&quot;&amp;IF(INDIRECT(ADDRESS(ROW([.A34])+1;1))&gt;0;&quot;,&quot;;&quot;;&quot;)" office:value-type="string" office:string-value="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5])-3" office:value-type="float" office:value="32" calcext:value-type="float">
            <text:p>32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2SLCM</text:p>
          </table:table-cell>
          <table:table-cell table:formula="of:=VLOOKUP([.F35];['file:///home/leega/workspace/goggles/db/seed_generators/training/Dati_Training.ods'#$exercises.$B$4:.$C$250];2;0)" office:value-type="string" office:string-value="SL VO2Max" calcext:value-type="string">
            <text:p>SL VO2Max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&quot;(select t.id from &quot;&amp;[.B$2]&amp;&quot; t where t.&quot;&amp;[.B$3]&amp;&quot; = '&quot;&amp;[.B3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5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H$2]&amp;&quot; t where t.&quot;&amp;[.H$3]&amp;&quot; = '&quot;&amp;[.H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5]&amp;&quot;,&quot;&amp;[.C35]&amp;&quot;,&quot;&amp;IF(ISBLANK([.D35]);0;[.D35])&amp;&quot;,&quot;&amp;IF(ISBLANK([.E35]);0;[.E35])&amp;&quot;,&quot;&amp;[.I35]&amp;&quot;,&quot;&amp;[.J35]&amp;&quot;,&quot;&amp;[.K35]&amp;&quot;,&quot;&amp;[.L35]&amp;&quot;,&quot;&amp;[.M35]&amp;&quot;,&quot;&amp;[.N35]&amp;&quot;,&quot;&amp;[.S35]&amp;&quot;,&quot;&amp;[.T35]&amp;&quot;,&quot;&amp;[.U35]&amp;&quot;,&quot;&amp;[.V35]&amp;&quot;,&quot;&amp;[.W35]&amp;&quot;,&quot;&amp;[.X35]&amp;&quot;,&quot;&amp;[.Y35]&amp;&quot;,0,CURDATE(),CURDATE())&quot;&amp;IF(INDIRECT(ADDRESS(ROW([.A35])+1;1))&gt;0;&quot;,&quot;;&quot;;&quot;)" office:value-type="string" office:string-value="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6])-3" office:value-type="float" office:value="33" calcext:value-type="float">
            <text:p>33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36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&quot;(select t.id from &quot;&amp;[.B$2]&amp;&quot; t where t.&quot;&amp;[.B$3]&amp;&quot; = '&quot;&amp;[.B3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6]&amp;&quot;,&quot;&amp;[.C36]&amp;&quot;,&quot;&amp;IF(ISBLANK([.D36]);0;[.D36])&amp;&quot;,&quot;&amp;IF(ISBLANK([.E36]);0;[.E36])&amp;&quot;,&quot;&amp;[.I36]&amp;&quot;,&quot;&amp;[.J36]&amp;&quot;,&quot;&amp;[.K36]&amp;&quot;,&quot;&amp;[.L36]&amp;&quot;,&quot;&amp;[.M36]&amp;&quot;,&quot;&amp;[.N36]&amp;&quot;,&quot;&amp;[.S36]&amp;&quot;,&quot;&amp;[.T36]&amp;&quot;,&quot;&amp;[.U36]&amp;&quot;,&quot;&amp;[.V36]&amp;&quot;,&quot;&amp;[.W36]&amp;&quot;,&quot;&amp;[.X36]&amp;&quot;,&quot;&amp;[.Y36]&amp;&quot;,0,CURDATE(),CURDATE())&quot;&amp;IF(INDIRECT(ADDRESS(ROW([.A36])+1;1))&gt;0;&quot;,&quot;;&quot;;&quot;)" office:value-type="string" office:string-value="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7])-3" office:value-type="float" office:value="34" calcext:value-type="float">
            <text:p>34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2SLCM</text:p>
          </table:table-cell>
          <table:table-cell table:formula="of:=VLOOKUP([.F37];['file:///home/leega/workspace/goggles/db/seed_generators/training/Dati_Training.ods'#$exercises.$B$4:.$C$250];2;0)" office:value-type="string" office:string-value="SL VO2Max" calcext:value-type="string">
            <text:p>SL VO2Max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formula="of:=&quot;(select t.id from &quot;&amp;[.B$2]&amp;&quot; t where t.&quot;&amp;[.B$3]&amp;&quot; = '&quot;&amp;[.B3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7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H$2]&amp;&quot; t where t.&quot;&amp;[.H$3]&amp;&quot; = '&quot;&amp;[.H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37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formula="of:=&quot;(select t.id from &quot;&amp;[.P$2]&amp;&quot; t where t.&quot;&amp;[.P$3]&amp;&quot; = '&quot;&amp;[.P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7]&amp;&quot;,&quot;&amp;[.C37]&amp;&quot;,&quot;&amp;IF(ISBLANK([.D37]);0;[.D37])&amp;&quot;,&quot;&amp;IF(ISBLANK([.E37]);0;[.E37])&amp;&quot;,&quot;&amp;[.I37]&amp;&quot;,&quot;&amp;[.J37]&amp;&quot;,&quot;&amp;[.K37]&amp;&quot;,&quot;&amp;[.L37]&amp;&quot;,&quot;&amp;[.M37]&amp;&quot;,&quot;&amp;[.N37]&amp;&quot;,&quot;&amp;[.S37]&amp;&quot;,&quot;&amp;[.T37]&amp;&quot;,&quot;&amp;[.U37]&amp;&quot;,&quot;&amp;[.V37]&amp;&quot;,&quot;&amp;[.W37]&amp;&quot;,&quot;&amp;[.X37]&amp;&quot;,&quot;&amp;[.Y37]&amp;&quot;,0,CURDATE(),CURDATE())&quot;&amp;IF(INDIRECT(ADDRESS(ROW([.A37])+1;1))&gt;0;&quot;,&quot;;&quot;;&quot;)" office:value-type="string" office:string-value="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8])-3" office:value-type="float" office:value="35" calcext:value-type="float">
            <text:p>35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38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formula="of:=&quot;(select t.id from &quot;&amp;[.B$2]&amp;&quot; t where t.&quot;&amp;[.B$3]&amp;&quot; = '&quot;&amp;[.B3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38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formula="of:=&quot;(select t.id from &quot;&amp;[.P$2]&amp;&quot; t where t.&quot;&amp;[.P$3]&amp;&quot; = '&quot;&amp;[.P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8]&amp;&quot;,&quot;&amp;[.C38]&amp;&quot;,&quot;&amp;IF(ISBLANK([.D38]);0;[.D38])&amp;&quot;,&quot;&amp;IF(ISBLANK([.E38]);0;[.E38])&amp;&quot;,&quot;&amp;[.I38]&amp;&quot;,&quot;&amp;[.J38]&amp;&quot;,&quot;&amp;[.K38]&amp;&quot;,&quot;&amp;[.L38]&amp;&quot;,&quot;&amp;[.M38]&amp;&quot;,&quot;&amp;[.N38]&amp;&quot;,&quot;&amp;[.S38]&amp;&quot;,&quot;&amp;[.T38]&amp;&quot;,&quot;&amp;[.U38]&amp;&quot;,&quot;&amp;[.V38]&amp;&quot;,&quot;&amp;[.W38]&amp;&quot;,&quot;&amp;[.X38]&amp;&quot;,&quot;&amp;[.Y38]&amp;&quot;,0,CURDATE(),CURDATE())&quot;&amp;IF(INDIRECT(ADDRESS(ROW([.A38])+1;1))&gt;0;&quot;,&quot;;&quot;;&quot;)" office:value-type="string" office:string-value="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39])-3" office:value-type="float" office:value="36" calcext:value-type="float">
            <text:p>36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2SLCM</text:p>
          </table:table-cell>
          <table:table-cell table:formula="of:=VLOOKUP([.F39];['file:///home/leega/workspace/goggles/db/seed_generators/training/Dati_Training.ods'#$exercises.$B$4:.$C$250];2;0)" office:value-type="string" office:string-value="SL VO2Max" calcext:value-type="string">
            <text:p>SL VO2Max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&quot;(select t.id from &quot;&amp;[.B$2]&amp;&quot; t where t.&quot;&amp;[.B$3]&amp;&quot; = '&quot;&amp;[.B3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H$2]&amp;&quot; t where t.&quot;&amp;[.H$3]&amp;&quot; = '&quot;&amp;[.H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39]&amp;&quot;,&quot;&amp;[.C39]&amp;&quot;,&quot;&amp;IF(ISBLANK([.D39]);0;[.D39])&amp;&quot;,&quot;&amp;IF(ISBLANK([.E39]);0;[.E39])&amp;&quot;,&quot;&amp;[.I39]&amp;&quot;,&quot;&amp;[.J39]&amp;&quot;,&quot;&amp;[.K39]&amp;&quot;,&quot;&amp;[.L39]&amp;&quot;,&quot;&amp;[.M39]&amp;&quot;,&quot;&amp;[.N39]&amp;&quot;,&quot;&amp;[.S39]&amp;&quot;,&quot;&amp;[.T39]&amp;&quot;,&quot;&amp;[.U39]&amp;&quot;,&quot;&amp;[.V39]&amp;&quot;,&quot;&amp;[.W39]&amp;&quot;,&quot;&amp;[.X39]&amp;&quot;,&quot;&amp;[.Y39]&amp;&quot;,0,CURDATE(),CURDATE())&quot;&amp;IF(INDIRECT(ADDRESS(ROW([.A39])+1;1))&gt;0;&quot;,&quot;;&quot;;&quot;)" office:value-type="string" office:string-value="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0])-3" office:value-type="float" office:value="37" calcext:value-type="float">
            <text:p>37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40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&quot;(select t.id from &quot;&amp;[.B$2]&amp;&quot; t where t.&quot;&amp;[.B$3]&amp;&quot; = '&quot;&amp;[.B4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4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0]&amp;&quot;,&quot;&amp;[.C40]&amp;&quot;,&quot;&amp;IF(ISBLANK([.D40]);0;[.D40])&amp;&quot;,&quot;&amp;IF(ISBLANK([.E40]);0;[.E40])&amp;&quot;,&quot;&amp;[.I40]&amp;&quot;,&quot;&amp;[.J40]&amp;&quot;,&quot;&amp;[.K40]&amp;&quot;,&quot;&amp;[.L40]&amp;&quot;,&quot;&amp;[.M40]&amp;&quot;,&quot;&amp;[.N40]&amp;&quot;,&quot;&amp;[.S40]&amp;&quot;,&quot;&amp;[.T40]&amp;&quot;,&quot;&amp;[.U40]&amp;&quot;,&quot;&amp;[.V40]&amp;&quot;,&quot;&amp;[.W40]&amp;&quot;,&quot;&amp;[.X40]&amp;&quot;,&quot;&amp;[.Y40]&amp;&quot;,0,CURDATE(),CURDATE())&quot;&amp;IF(INDIRECT(ADDRESS(ROW([.A40])+1;1))&gt;0;&quot;,&quot;;&quot;;&quot;)" office:value-type="string" office:string-value="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1])-3" office:value-type="float" office:value="38" calcext:value-type="float">
            <text:p>38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2SLCM</text:p>
          </table:table-cell>
          <table:table-cell table:formula="of:=VLOOKUP([.F41];['file:///home/leega/workspace/goggles/db/seed_generators/training/Dati_Training.ods'#$exercises.$B$4:.$C$250];2;0)" office:value-type="string" office:string-value="SL VO2Max" calcext:value-type="string">
            <text:p>SL VO2Max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formula="of:=&quot;(select t.id from &quot;&amp;[.B$2]&amp;&quot; t where t.&quot;&amp;[.B$3]&amp;&quot; = '&quot;&amp;[.B4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4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H$2]&amp;&quot; t where t.&quot;&amp;[.H$3]&amp;&quot; = '&quot;&amp;[.H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1]&amp;&quot;,&quot;&amp;[.C41]&amp;&quot;,&quot;&amp;IF(ISBLANK([.D41]);0;[.D41])&amp;&quot;,&quot;&amp;IF(ISBLANK([.E41]);0;[.E41])&amp;&quot;,&quot;&amp;[.I41]&amp;&quot;,&quot;&amp;[.J41]&amp;&quot;,&quot;&amp;[.K41]&amp;&quot;,&quot;&amp;[.L41]&amp;&quot;,&quot;&amp;[.M41]&amp;&quot;,&quot;&amp;[.N41]&amp;&quot;,&quot;&amp;[.S41]&amp;&quot;,&quot;&amp;[.T41]&amp;&quot;,&quot;&amp;[.U41]&amp;&quot;,&quot;&amp;[.V41]&amp;&quot;,&quot;&amp;[.W41]&amp;&quot;,&quot;&amp;[.X41]&amp;&quot;,&quot;&amp;[.Y41]&amp;&quot;,0,CURDATE(),CURDATE())&quot;&amp;IF(INDIRECT(ADDRESS(ROW([.A41])+1;1))&gt;0;&quot;,&quot;;&quot;;&quot;)" office:value-type="string" office:string-value="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2])-3" office:value-type="float" office:value="39" calcext:value-type="float">
            <text:p>39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42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formula="of:=&quot;(select t.id from &quot;&amp;[.B$2]&amp;&quot; t where t.&quot;&amp;[.B$3]&amp;&quot; = '&quot;&amp;[.B4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2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2]&amp;&quot;,&quot;&amp;[.C42]&amp;&quot;,&quot;&amp;IF(ISBLANK([.D42]);0;[.D42])&amp;&quot;,&quot;&amp;IF(ISBLANK([.E42]);0;[.E42])&amp;&quot;,&quot;&amp;[.I42]&amp;&quot;,&quot;&amp;[.J42]&amp;&quot;,&quot;&amp;[.K42]&amp;&quot;,&quot;&amp;[.L42]&amp;&quot;,&quot;&amp;[.M42]&amp;&quot;,&quot;&amp;[.N42]&amp;&quot;,&quot;&amp;[.S42]&amp;&quot;,&quot;&amp;[.T42]&amp;&quot;,&quot;&amp;[.U42]&amp;&quot;,&quot;&amp;[.V42]&amp;&quot;,&quot;&amp;[.W42]&amp;&quot;,&quot;&amp;[.X42]&amp;&quot;,&quot;&amp;[.Y42]&amp;&quot;,0,CURDATE(),CURDATE())&quot;&amp;IF(INDIRECT(ADDRESS(ROW([.A42])+1;1))&gt;0;&quot;,&quot;;&quot;;&quot;)" office:value-type="string" office:string-value="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3])-3" office:value-type="float" office:value="40" calcext:value-type="float">
            <text:p>40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43];['file:///home/leega/workspace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4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3]&amp;&quot;,&quot;&amp;[.C43]&amp;&quot;,&quot;&amp;IF(ISBLANK([.D43]);0;[.D43])&amp;&quot;,&quot;&amp;IF(ISBLANK([.E43]);0;[.E43])&amp;&quot;,&quot;&amp;[.I43]&amp;&quot;,&quot;&amp;[.J43]&amp;&quot;,&quot;&amp;[.K43]&amp;&quot;,&quot;&amp;[.L43]&amp;&quot;,&quot;&amp;[.M43]&amp;&quot;,&quot;&amp;[.N43]&amp;&quot;,&quot;&amp;[.S43]&amp;&quot;,&quot;&amp;[.T43]&amp;&quot;,&quot;&amp;[.U43]&amp;&quot;,&quot;&amp;[.V43]&amp;&quot;,&quot;&amp;[.W43]&amp;&quot;,&quot;&amp;[.X43]&amp;&quot;,&quot;&amp;[.Y43]&amp;&quot;,0,CURDATE(),CURDATE())&quot;&amp;IF(INDIRECT(ADDRESS(ROW([.A43])+1;1))&gt;0;&quot;,&quot;;&quot;;&quot;)" office:value-type="string" office:string-value="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4])-3" office:value-type="float" office:value="41" calcext:value-type="float">
            <text:p>41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GSLRA</text:p>
          </table:table-cell>
          <table:table-cell table:formula="of:=VLOOKUP([.F44];['file:///home/leega/workspace/goggles/db/seed_generators/training/Dati_Training.ods'#$exercises.$B$4:.$C$250];2;0)" office:value-type="string" office:string-value="Gambe SL/RA" calcext:value-type="string">
            <text:p>Gambe SL/RA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F$2]&amp;&quot; t where t.&quot;&amp;[.F$3]&amp;&quot; = '&quot;&amp;[.F44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H$2]&amp;&quot; t where t.&quot;&amp;[.H$3]&amp;&quot; = '&quot;&amp;[.H4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4]&amp;&quot;,&quot;&amp;[.C44]&amp;&quot;,&quot;&amp;IF(ISBLANK([.D44]);0;[.D44])&amp;&quot;,&quot;&amp;IF(ISBLANK([.E44]);0;[.E44])&amp;&quot;,&quot;&amp;[.I44]&amp;&quot;,&quot;&amp;[.J44]&amp;&quot;,&quot;&amp;[.K44]&amp;&quot;,&quot;&amp;[.L44]&amp;&quot;,&quot;&amp;[.M44]&amp;&quot;,&quot;&amp;[.N44]&amp;&quot;,&quot;&amp;[.S44]&amp;&quot;,&quot;&amp;[.T44]&amp;&quot;,&quot;&amp;[.U44]&amp;&quot;,&quot;&amp;[.V44]&amp;&quot;,&quot;&amp;[.W44]&amp;&quot;,&quot;&amp;[.X44]&amp;&quot;,&quot;&amp;[.Y44]&amp;&quot;,0,CURDATE(),CURDATE())&quot;&amp;IF(INDIRECT(ADDRESS(ROW([.A44])+1;1))&gt;0;&quot;,&quot;;&quot;;&quot;)" office:value-type="string" office:string-value="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5])-3" office:value-type="float" office:value="42" calcext:value-type="float">
            <text:p>42</text:p>
          </table:table-cell>
          <table:table-cell office:value-type="string" calcext:value-type="string">
            <text:p>Luca Mer 12 Febbraio, 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1PIAC</text:p>
          </table:table-cell>
          <table:table-cell table:formula="of:=VLOOKUP([.F45];['file:///home/leega/workspace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4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4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5]&amp;&quot;,&quot;&amp;[.C45]&amp;&quot;,&quot;&amp;IF(ISBLANK([.D45]);0;[.D45])&amp;&quot;,&quot;&amp;IF(ISBLANK([.E45]);0;[.E45])&amp;&quot;,&quot;&amp;[.I45]&amp;&quot;,&quot;&amp;[.J45]&amp;&quot;,&quot;&amp;[.K45]&amp;&quot;,&quot;&amp;[.L45]&amp;&quot;,&quot;&amp;[.M45]&amp;&quot;,&quot;&amp;[.N45]&amp;&quot;,&quot;&amp;[.S45]&amp;&quot;,&quot;&amp;[.T45]&amp;&quot;,&quot;&amp;[.U45]&amp;&quot;,&quot;&amp;[.V45]&amp;&quot;,&quot;&amp;[.W45]&amp;&quot;,&quot;&amp;[.X45]&amp;&quot;,&quot;&amp;[.Y45]&amp;&quot;,0,CURDATE(),CURDATE())&quot;&amp;IF(INDIRECT(ADDRESS(ROW([.A45])+1;1))&gt;0;&quot;,&quot;;&quot;;&quot;)" office:value-type="string" office:string-value="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6])-3" office:value-type="float" office:value="43" calcext:value-type="float">
            <text:p>43</text:p>
          </table:table-cell>
          <table:table-cell office:value-type="string" calcext:value-type="string">
            <text:p>Luca Mer 12 Febbraio, 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BS</text:p>
          </table:table-cell>
          <table:table-cell table:formula="of:=VLOOKUP([.F46];['file:///home/leega/workspace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46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H$2]&amp;&quot; t where t.&quot;&amp;[.H$3]&amp;&quot; = '&quot;&amp;[.H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6]&amp;&quot;,&quot;&amp;[.C46]&amp;&quot;,&quot;&amp;IF(ISBLANK([.D46]);0;[.D46])&amp;&quot;,&quot;&amp;IF(ISBLANK([.E46]);0;[.E46])&amp;&quot;,&quot;&amp;[.I46]&amp;&quot;,&quot;&amp;[.J46]&amp;&quot;,&quot;&amp;[.K46]&amp;&quot;,&quot;&amp;[.L46]&amp;&quot;,&quot;&amp;[.M46]&amp;&quot;,&quot;&amp;[.N46]&amp;&quot;,&quot;&amp;[.S46]&amp;&quot;,&quot;&amp;[.T46]&amp;&quot;,&quot;&amp;[.U46]&amp;&quot;,&quot;&amp;[.V46]&amp;&quot;,&quot;&amp;[.W46]&amp;&quot;,&quot;&amp;[.X46]&amp;&quot;,&quot;&amp;[.Y46]&amp;&quot;,0,CURDATE(),CURDATE())&quot;&amp;IF(INDIRECT(ADDRESS(ROW([.A46])+1;1))&gt;0;&quot;,&quot;;&quot;;&quot;)" office:value-type="string" office:string-value="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7])-3" office:value-type="float" office:value="44" calcext:value-type="float">
            <text:p>44</text:p>
          </table:table-cell>
          <table:table-cell office:value-type="string" calcext:value-type="string">
            <text:p>Luca Mer 12 Febbraio, 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AA</text:p>
          </table:table-cell>
          <table:table-cell table:formula="of:=VLOOKUP([.F47];['file:///home/leega/workspace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47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H$2]&amp;&quot; t where t.&quot;&amp;[.H$3]&amp;&quot; = '&quot;&amp;[.H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7]&amp;&quot;,&quot;&amp;[.C47]&amp;&quot;,&quot;&amp;IF(ISBLANK([.D47]);0;[.D47])&amp;&quot;,&quot;&amp;IF(ISBLANK([.E47]);0;[.E47])&amp;&quot;,&quot;&amp;[.I47]&amp;&quot;,&quot;&amp;[.J47]&amp;&quot;,&quot;&amp;[.K47]&amp;&quot;,&quot;&amp;[.L47]&amp;&quot;,&quot;&amp;[.M47]&amp;&quot;,&quot;&amp;[.N47]&amp;&quot;,&quot;&amp;[.S47]&amp;&quot;,&quot;&amp;[.T47]&amp;&quot;,&quot;&amp;[.U47]&amp;&quot;,&quot;&amp;[.V47]&amp;&quot;,&quot;&amp;[.W47]&amp;&quot;,&quot;&amp;[.X47]&amp;&quot;,&quot;&amp;[.Y47]&amp;&quot;,0,CURDATE(),CURDATE())&quot;&amp;IF(INDIRECT(ADDRESS(ROW([.A47])+1;1))&gt;0;&quot;,&quot;;&quot;;&quot;)" office:value-type="string" office:string-value="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8])-3" office:value-type="float" office:value="45" calcext:value-type="float">
            <text:p>45</text:p>
          </table:table-cell>
          <table:table-cell office:value-type="string" calcext:value-type="string">
            <text:p>Luca Mer 12 Febbraio, 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SLCM</text:p>
          </table:table-cell>
          <table:table-cell table:formula="of:=VLOOKUP([.F48];['file:///home/leega/workspace/goggles/db/seed_generators/training/Dati_Training.ods'#$exercises.$B$4:.$C$250];2;0)" office:value-type="string" office:string-value="SL forte" calcext:value-type="string">
            <text:p>SL forte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8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4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H$2]&amp;&quot; t where t.&quot;&amp;[.H$3]&amp;&quot; = '&quot;&amp;[.H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8]&amp;&quot;,&quot;&amp;[.C48]&amp;&quot;,&quot;&amp;IF(ISBLANK([.D48]);0;[.D48])&amp;&quot;,&quot;&amp;IF(ISBLANK([.E48]);0;[.E48])&amp;&quot;,&quot;&amp;[.I48]&amp;&quot;,&quot;&amp;[.J48]&amp;&quot;,&quot;&amp;[.K48]&amp;&quot;,&quot;&amp;[.L48]&amp;&quot;,&quot;&amp;[.M48]&amp;&quot;,&quot;&amp;[.N48]&amp;&quot;,&quot;&amp;[.S48]&amp;&quot;,&quot;&amp;[.T48]&amp;&quot;,&quot;&amp;[.U48]&amp;&quot;,&quot;&amp;[.V48]&amp;&quot;,&quot;&amp;[.W48]&amp;&quot;,&quot;&amp;[.X48]&amp;&quot;,&quot;&amp;[.Y48]&amp;&quot;,0,CURDATE(),CURDATE())&quot;&amp;IF(INDIRECT(ADDRESS(ROW([.A48])+1;1))&gt;0;&quot;,&quot;;&quot;;&quot;)" office:value-type="string" office:string-value="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49])-3" office:value-type="float" office:value="46" calcext:value-type="float">
            <text:p>46</text:p>
          </table:table-cell>
          <table:table-cell office:value-type="string" calcext:value-type="string">
            <text:p>Luca Mer 12 Febbraio, 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1MICM</text:p>
          </table:table-cell>
          <table:table-cell table:formula="of:=VLOOKUP([.F49];['file:///home/leega/workspace/goggles/db/seed_generators/training/Dati_Training.ods'#$exercises.$B$4:.$C$250];2;0)" office:value-type="string" office:string-value="MI soglia" calcext:value-type="string">
            <text:p>MI soglia</text:p>
          </table:table-cell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49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49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formula="of:=&quot;(select t.id from &quot;&amp;[.H$2]&amp;&quot; t where t.&quot;&amp;[.H$3]&amp;&quot; = '&quot;&amp;[.H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49]&amp;&quot;,&quot;&amp;[.C49]&amp;&quot;,&quot;&amp;IF(ISBLANK([.D49]);0;[.D49])&amp;&quot;,&quot;&amp;IF(ISBLANK([.E49]);0;[.E49])&amp;&quot;,&quot;&amp;[.I49]&amp;&quot;,&quot;&amp;[.J49]&amp;&quot;,&quot;&amp;[.K49]&amp;&quot;,&quot;&amp;[.L49]&amp;&quot;,&quot;&amp;[.M49]&amp;&quot;,&quot;&amp;[.N49]&amp;&quot;,&quot;&amp;[.S49]&amp;&quot;,&quot;&amp;[.T49]&amp;&quot;,&quot;&amp;[.U49]&amp;&quot;,&quot;&amp;[.V49]&amp;&quot;,&quot;&amp;[.W49]&amp;&quot;,&quot;&amp;[.X49]&amp;&quot;,&quot;&amp;[.Y49]&amp;&quot;,0,CURDATE(),CURDATE())&quot;&amp;IF(INDIRECT(ADDRESS(ROW([.A49])+1;1))&gt;0;&quot;,&quot;;&quot;;&quot;)" office:value-type="string" office:string-value="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0])-3" office:value-type="float" office:value="47" calcext:value-type="float">
            <text:p>47</text:p>
          </table:table-cell>
          <table:table-cell office:value-type="string" calcext:value-type="string">
            <text:p>Luca Mer 12 Febbraio, 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SLCM</text:p>
          </table:table-cell>
          <table:table-cell table:formula="of:=VLOOKUP([.F50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0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5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0]&amp;&quot;,&quot;&amp;[.C50]&amp;&quot;,&quot;&amp;IF(ISBLANK([.D50]);0;[.D50])&amp;&quot;,&quot;&amp;IF(ISBLANK([.E50]);0;[.E50])&amp;&quot;,&quot;&amp;[.I50]&amp;&quot;,&quot;&amp;[.J50]&amp;&quot;,&quot;&amp;[.K50]&amp;&quot;,&quot;&amp;[.L50]&amp;&quot;,&quot;&amp;[.M50]&amp;&quot;,&quot;&amp;[.N50]&amp;&quot;,&quot;&amp;[.S50]&amp;&quot;,&quot;&amp;[.T50]&amp;&quot;,&quot;&amp;[.U50]&amp;&quot;,&quot;&amp;[.V50]&amp;&quot;,&quot;&amp;[.W50]&amp;&quot;,&quot;&amp;[.X50]&amp;&quot;,&quot;&amp;[.Y50]&amp;&quot;,0,CURDATE(),CURDATE())&quot;&amp;IF(INDIRECT(ADDRESS(ROW([.A50])+1;1))&gt;0;&quot;,&quot;;&quot;;&quot;)" office:value-type="string" office:string-value="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1])-3" office:value-type="float" office:value="48" calcext:value-type="float">
            <text:p>48</text:p>
          </table:table-cell>
          <table:table-cell office:value-type="string" calcext:value-type="string">
            <text:p>Luca Mer 12 Febbraio, 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1MICM</text:p>
          </table:table-cell>
          <table:table-cell table:formula="of:=VLOOKUP([.F51];['file:///home/leega/workspace/goggles/db/seed_generators/training/Dati_Training.ods'#$exercises.$B$4:.$C$250];2;0)" office:value-type="string" office:string-value="MI soglia" calcext:value-type="string">
            <text:p>MI soglia</text:p>
          </table:table-cell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1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1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formula="of:=&quot;(select t.id from &quot;&amp;[.H$2]&amp;&quot; t where t.&quot;&amp;[.H$3]&amp;&quot; = '&quot;&amp;[.H5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1]&amp;&quot;,&quot;&amp;[.C51]&amp;&quot;,&quot;&amp;IF(ISBLANK([.D51]);0;[.D51])&amp;&quot;,&quot;&amp;IF(ISBLANK([.E51]);0;[.E51])&amp;&quot;,&quot;&amp;[.I51]&amp;&quot;,&quot;&amp;[.J51]&amp;&quot;,&quot;&amp;[.K51]&amp;&quot;,&quot;&amp;[.L51]&amp;&quot;,&quot;&amp;[.M51]&amp;&quot;,&quot;&amp;[.N51]&amp;&quot;,&quot;&amp;[.S51]&amp;&quot;,&quot;&amp;[.T51]&amp;&quot;,&quot;&amp;[.U51]&amp;&quot;,&quot;&amp;[.V51]&amp;&quot;,&quot;&amp;[.W51]&amp;&quot;,&quot;&amp;[.X51]&amp;&quot;,&quot;&amp;[.Y51]&amp;&quot;,0,CURDATE(),CURDATE())&quot;&amp;IF(INDIRECT(ADDRESS(ROW([.A51])+1;1))&gt;0;&quot;,&quot;;&quot;;&quot;)" office:value-type="string" office:string-value="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2])-3" office:value-type="float" office:value="49" calcext:value-type="float">
            <text:p>49</text:p>
          </table:table-cell>
          <table:table-cell office:value-type="string" calcext:value-type="string">
            <text:p>Luca Mer 12 Febbraio, 5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SLCM</text:p>
          </table:table-cell>
          <table:table-cell table:formula="of:=VLOOKUP([.F52];['file:///home/leega/workspace/goggles/db/seed_generators/training/Dati_Training.ods'#$exercises.$B$4:.$C$250];2;0)" office:value-type="string" office:string-value="SL forte" calcext:value-type="string">
            <text:p>SL forte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2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H$2]&amp;&quot; t where t.&quot;&amp;[.H$3]&amp;&quot; = '&quot;&amp;[.H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2]&amp;&quot;,&quot;&amp;[.C52]&amp;&quot;,&quot;&amp;IF(ISBLANK([.D52]);0;[.D52])&amp;&quot;,&quot;&amp;IF(ISBLANK([.E52]);0;[.E52])&amp;&quot;,&quot;&amp;[.I52]&amp;&quot;,&quot;&amp;[.J52]&amp;&quot;,&quot;&amp;[.K52]&amp;&quot;,&quot;&amp;[.L52]&amp;&quot;,&quot;&amp;[.M52]&amp;&quot;,&quot;&amp;[.N52]&amp;&quot;,&quot;&amp;[.S52]&amp;&quot;,&quot;&amp;[.T52]&amp;&quot;,&quot;&amp;[.U52]&amp;&quot;,&quot;&amp;[.V52]&amp;&quot;,&quot;&amp;[.W52]&amp;&quot;,&quot;&amp;[.X52]&amp;&quot;,&quot;&amp;[.Y52]&amp;&quot;,0,CURDATE(),CURDATE())&quot;&amp;IF(INDIRECT(ADDRESS(ROW([.A52])+1;1))&gt;0;&quot;,&quot;;&quot;;&quot;)" office:value-type="string" office:string-value="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3])-3" office:value-type="float" office:value="50" calcext:value-type="float">
            <text:p>50</text:p>
          </table:table-cell>
          <table:table-cell office:value-type="string" calcext:value-type="string">
            <text:p>Luca Mer 12 Febbraio, 5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53];['file:///home/leega/workspace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3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3]&amp;&quot;,&quot;&amp;[.C53]&amp;&quot;,&quot;&amp;IF(ISBLANK([.D53]);0;[.D53])&amp;&quot;,&quot;&amp;IF(ISBLANK([.E53]);0;[.E53])&amp;&quot;,&quot;&amp;[.I53]&amp;&quot;,&quot;&amp;[.J53]&amp;&quot;,&quot;&amp;[.K53]&amp;&quot;,&quot;&amp;[.L53]&amp;&quot;,&quot;&amp;[.M53]&amp;&quot;,&quot;&amp;[.N53]&amp;&quot;,&quot;&amp;[.S53]&amp;&quot;,&quot;&amp;[.T53]&amp;&quot;,&quot;&amp;[.U53]&amp;&quot;,&quot;&amp;[.V53]&amp;&quot;,&quot;&amp;[.W53]&amp;&quot;,&quot;&amp;[.X53]&amp;&quot;,&quot;&amp;[.Y53]&amp;&quot;,0,CURDATE(),CURDATE())&quot;&amp;IF(INDIRECT(ADDRESS(ROW([.A53])+1;1))&gt;0;&quot;,&quot;;&quot;;&quot;)" office:value-type="string" office:string-value="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4])-3" office:value-type="float" office:value="51" calcext:value-type="float">
            <text:p>51</text:p>
          </table:table-cell>
          <table:table-cell office:value-type="string" calcext:value-type="string">
            <text:p>Luca Mer 12 Febbraio, 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1GAFA</text:p>
          </table:table-cell>
          <table:table-cell table:formula="of:=VLOOKUP([.F54];['file:///home/leega/workspace/goggles/db/seed_generators/training/Dati_Training.ods'#$exercises.$B$4:.$C$250];2;0)" office:value-type="string" office:string-value="Gambe FA forte" calcext:value-type="string">
            <text:p>Gambe FA forte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4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4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formula="of:=&quot;(select t.id from &quot;&amp;[.H$2]&amp;&quot; t where t.&quot;&amp;[.H$3]&amp;&quot; = '&quot;&amp;[.H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4]&amp;&quot;,&quot;&amp;[.C54]&amp;&quot;,&quot;&amp;IF(ISBLANK([.D54]);0;[.D54])&amp;&quot;,&quot;&amp;IF(ISBLANK([.E54]);0;[.E54])&amp;&quot;,&quot;&amp;[.I54]&amp;&quot;,&quot;&amp;[.J54]&amp;&quot;,&quot;&amp;[.K54]&amp;&quot;,&quot;&amp;[.L54]&amp;&quot;,&quot;&amp;[.M54]&amp;&quot;,&quot;&amp;[.N54]&amp;&quot;,&quot;&amp;[.S54]&amp;&quot;,&quot;&amp;[.T54]&amp;&quot;,&quot;&amp;[.U54]&amp;&quot;,&quot;&amp;[.V54]&amp;&quot;,&quot;&amp;[.W54]&amp;&quot;,&quot;&amp;[.X54]&amp;&quot;,&quot;&amp;[.Y54]&amp;&quot;,0,CURDATE(),CURDATE())&quot;&amp;IF(INDIRECT(ADDRESS(ROW([.A54])+1;1))&gt;0;&quot;,&quot;;&quot;;&quot;)" office:value-type="string" office:string-value="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5])-3" office:value-type="float" office:value="52" calcext:value-type="float">
            <text:p>52</text:p>
          </table:table-cell>
          <table:table-cell office:value-type="string" calcext:value-type="string">
            <text:p>Luca Mer 12 Febbraio, 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FACM</text:p>
          </table:table-cell>
          <table:table-cell table:formula="of:=VLOOKUP([.F55];['file:///home/leega/workspace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H$2]&amp;&quot; t where t.&quot;&amp;[.H$3]&amp;&quot; = '&quot;&amp;[.H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5]&amp;&quot;,&quot;&amp;[.C55]&amp;&quot;,&quot;&amp;IF(ISBLANK([.D55]);0;[.D55])&amp;&quot;,&quot;&amp;IF(ISBLANK([.E55]);0;[.E55])&amp;&quot;,&quot;&amp;[.I55]&amp;&quot;,&quot;&amp;[.J55]&amp;&quot;,&quot;&amp;[.K55]&amp;&quot;,&quot;&amp;[.L55]&amp;&quot;,&quot;&amp;[.M55]&amp;&quot;,&quot;&amp;[.N55]&amp;&quot;,&quot;&amp;[.S55]&amp;&quot;,&quot;&amp;[.T55]&amp;&quot;,&quot;&amp;[.U55]&amp;&quot;,&quot;&amp;[.V55]&amp;&quot;,&quot;&amp;[.W55]&amp;&quot;,&quot;&amp;[.X55]&amp;&quot;,&quot;&amp;[.Y55]&amp;&quot;,0,CURDATE(),CURDATE())&quot;&amp;IF(INDIRECT(ADDRESS(ROW([.A55])+1;1))&gt;0;&quot;,&quot;;&quot;;&quot;)" office:value-type="string" office:string-value="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6])-3" office:value-type="float" office:value="53" calcext:value-type="float">
            <text:p>53</text:p>
          </table:table-cell>
          <table:table-cell office:value-type="string" calcext:value-type="string">
            <text:p>Luca Mer 12 Febbraio, 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1GASL</text:p>
          </table:table-cell>
          <table:table-cell table:formula="of:=VLOOKUP([.F56];['file:///home/leega/workspace/goggles/db/seed_generators/training/Dati_Training.ods'#$exercises.$B$4:.$C$250];2;0)" office:value-type="string" office:string-value="Gambe SL forte" calcext:value-type="string">
            <text:p>Gambe SL forte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6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formula="of:=&quot;(select t.id from &quot;&amp;[.H$2]&amp;&quot; t where t.&quot;&amp;[.H$3]&amp;&quot; = '&quot;&amp;[.H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6]&amp;&quot;,&quot;&amp;[.C56]&amp;&quot;,&quot;&amp;IF(ISBLANK([.D56]);0;[.D56])&amp;&quot;,&quot;&amp;IF(ISBLANK([.E56]);0;[.E56])&amp;&quot;,&quot;&amp;[.I56]&amp;&quot;,&quot;&amp;[.J56]&amp;&quot;,&quot;&amp;[.K56]&amp;&quot;,&quot;&amp;[.L56]&amp;&quot;,&quot;&amp;[.M56]&amp;&quot;,&quot;&amp;[.N56]&amp;&quot;,&quot;&amp;[.S56]&amp;&quot;,&quot;&amp;[.T56]&amp;&quot;,&quot;&amp;[.U56]&amp;&quot;,&quot;&amp;[.V56]&amp;&quot;,&quot;&amp;[.W56]&amp;&quot;,&quot;&amp;[.X56]&amp;&quot;,&quot;&amp;[.Y56]&amp;&quot;,0,CURDATE(),CURDATE())&quot;&amp;IF(INDIRECT(ADDRESS(ROW([.A56])+1;1))&gt;0;&quot;,&quot;;&quot;;&quot;)" office:value-type="string" office:string-value="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7])-3" office:value-type="float" office:value="54" calcext:value-type="float">
            <text:p>54</text:p>
          </table:table-cell>
          <table:table-cell office:value-type="string" calcext:value-type="string">
            <text:p>Luca Mer 12 Febbraio, 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SLCM</text:p>
          </table:table-cell>
          <table:table-cell table:formula="of:=VLOOKUP([.F57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F$2]&amp;&quot; t where t.&quot;&amp;[.F$3]&amp;&quot; = '&quot;&amp;[.F5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7]&amp;&quot;,&quot;&amp;[.C57]&amp;&quot;,&quot;&amp;IF(ISBLANK([.D57]);0;[.D57])&amp;&quot;,&quot;&amp;IF(ISBLANK([.E57]);0;[.E57])&amp;&quot;,&quot;&amp;[.I57]&amp;&quot;,&quot;&amp;[.J57]&amp;&quot;,&quot;&amp;[.K57]&amp;&quot;,&quot;&amp;[.L57]&amp;&quot;,&quot;&amp;[.M57]&amp;&quot;,&quot;&amp;[.N57]&amp;&quot;,&quot;&amp;[.S57]&amp;&quot;,&quot;&amp;[.T57]&amp;&quot;,&quot;&amp;[.U57]&amp;&quot;,&quot;&amp;[.V57]&amp;&quot;,&quot;&amp;[.W57]&amp;&quot;,&quot;&amp;[.X57]&amp;&quot;,&quot;&amp;[.Y57]&amp;&quot;,0,CURDATE(),CURDATE())&quot;&amp;IF(INDIRECT(ADDRESS(ROW([.A57])+1;1))&gt;0;&quot;,&quot;;&quot;;&quot;)" office:value-type="string" office:string-value="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8])-3" office:value-type="float" office:value="55" calcext:value-type="float">
            <text:p>55</text:p>
          </table:table-cell>
          <table:table-cell office:value-type="string" calcext:value-type="string">
            <text:p>Aerobico liscio Gio 13 Febbraio, 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58];['file:///home/leega/workspace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5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5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8]&amp;&quot;,&quot;&amp;[.C58]&amp;&quot;,&quot;&amp;IF(ISBLANK([.D58]);0;[.D58])&amp;&quot;,&quot;&amp;IF(ISBLANK([.E58]);0;[.E58])&amp;&quot;,&quot;&amp;[.I58]&amp;&quot;,&quot;&amp;[.J58]&amp;&quot;,&quot;&amp;[.K58]&amp;&quot;,&quot;&amp;[.L58]&amp;&quot;,&quot;&amp;[.M58]&amp;&quot;,&quot;&amp;[.N58]&amp;&quot;,&quot;&amp;[.S58]&amp;&quot;,&quot;&amp;[.T58]&amp;&quot;,&quot;&amp;[.U58]&amp;&quot;,&quot;&amp;[.V58]&amp;&quot;,&quot;&amp;[.W58]&amp;&quot;,&quot;&amp;[.X58]&amp;&quot;,&quot;&amp;[.Y58]&amp;&quot;,0,CURDATE(),CURDATE())&quot;&amp;IF(INDIRECT(ADDRESS(ROW([.A58])+1;1))&gt;0;&quot;,&quot;;&quot;;&quot;)" office:value-type="string" office:string-value="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59])-3" office:value-type="float" office:value="56" calcext:value-type="float">
            <text:p>56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PG</text:p>
          </table:table-cell>
          <table:table-cell table:formula="of:=VLOOKUP([.F59];['file:///home/leega/workspace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5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59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H$2]&amp;&quot; t where t.&quot;&amp;[.H$3]&amp;&quot; = '&quot;&amp;[.H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59]&amp;&quot;,&quot;&amp;[.C59]&amp;&quot;,&quot;&amp;IF(ISBLANK([.D59]);0;[.D59])&amp;&quot;,&quot;&amp;IF(ISBLANK([.E59]);0;[.E59])&amp;&quot;,&quot;&amp;[.I59]&amp;&quot;,&quot;&amp;[.J59]&amp;&quot;,&quot;&amp;[.K59]&amp;&quot;,&quot;&amp;[.L59]&amp;&quot;,&quot;&amp;[.M59]&amp;&quot;,&quot;&amp;[.N59]&amp;&quot;,&quot;&amp;[.S59]&amp;&quot;,&quot;&amp;[.T59]&amp;&quot;,&quot;&amp;[.U59]&amp;&quot;,&quot;&amp;[.V59]&amp;&quot;,&quot;&amp;[.W59]&amp;&quot;,&quot;&amp;[.X59]&amp;&quot;,&quot;&amp;[.Y59]&amp;&quot;,0,CURDATE(),CURDATE())&quot;&amp;IF(INDIRECT(ADDRESS(ROW([.A59])+1;1))&gt;0;&quot;,&quot;;&quot;;&quot;)" office:value-type="string" office:string-value="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0])-3" office:value-type="float" office:value="57" calcext:value-type="float">
            <text:p>57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60];['file:///home/leega/workspace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0]&amp;&quot;,&quot;&amp;[.C60]&amp;&quot;,&quot;&amp;IF(ISBLANK([.D60]);0;[.D60])&amp;&quot;,&quot;&amp;IF(ISBLANK([.E60]);0;[.E60])&amp;&quot;,&quot;&amp;[.I60]&amp;&quot;,&quot;&amp;[.J60]&amp;&quot;,&quot;&amp;[.K60]&amp;&quot;,&quot;&amp;[.L60]&amp;&quot;,&quot;&amp;[.M60]&amp;&quot;,&quot;&amp;[.N60]&amp;&quot;,&quot;&amp;[.S60]&amp;&quot;,&quot;&amp;[.T60]&amp;&quot;,&quot;&amp;[.U60]&amp;&quot;,&quot;&amp;[.V60]&amp;&quot;,&quot;&amp;[.W60]&amp;&quot;,&quot;&amp;[.X60]&amp;&quot;,&quot;&amp;[.Y60]&amp;&quot;,0,CURDATE(),CURDATE())&quot;&amp;IF(INDIRECT(ADDRESS(ROW([.A60])+1;1))&gt;0;&quot;,&quot;;&quot;;&quot;)" office:value-type="string" office:string-value="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1])-3" office:value-type="float" office:value="58" calcext:value-type="float">
            <text:p>58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61];['file:///home/leega/workspace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6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1]&amp;&quot;,&quot;&amp;[.C61]&amp;&quot;,&quot;&amp;IF(ISBLANK([.D61]);0;[.D61])&amp;&quot;,&quot;&amp;IF(ISBLANK([.E61]);0;[.E61])&amp;&quot;,&quot;&amp;[.I61]&amp;&quot;,&quot;&amp;[.J61]&amp;&quot;,&quot;&amp;[.K61]&amp;&quot;,&quot;&amp;[.L61]&amp;&quot;,&quot;&amp;[.M61]&amp;&quot;,&quot;&amp;[.N61]&amp;&quot;,&quot;&amp;[.S61]&amp;&quot;,&quot;&amp;[.T61]&amp;&quot;,&quot;&amp;[.U61]&amp;&quot;,&quot;&amp;[.V61]&amp;&quot;,&quot;&amp;[.W61]&amp;&quot;,&quot;&amp;[.X61]&amp;&quot;,&quot;&amp;[.Y61]&amp;&quot;,0,CURDATE(),CURDATE())&quot;&amp;IF(INDIRECT(ADDRESS(ROW([.A61])+1;1))&gt;0;&quot;,&quot;;&quot;;&quot;)" office:value-type="string" office:string-value="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2])-3" office:value-type="float" office:value="59" calcext:value-type="float">
            <text:p>59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RASC</text:p>
          </table:table-cell>
          <table:table-cell table:formula="of:=VLOOKUP([.F62];['file:///home/leega/workspace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2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formula="of:=&quot;(select t.id from &quot;&amp;[.H$2]&amp;&quot; t where t.&quot;&amp;[.H$3]&amp;&quot; = '&quot;&amp;[.H6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2]&amp;&quot;,&quot;&amp;[.C62]&amp;&quot;,&quot;&amp;IF(ISBLANK([.D62]);0;[.D62])&amp;&quot;,&quot;&amp;IF(ISBLANK([.E62]);0;[.E62])&amp;&quot;,&quot;&amp;[.I62]&amp;&quot;,&quot;&amp;[.J62]&amp;&quot;,&quot;&amp;[.K62]&amp;&quot;,&quot;&amp;[.L62]&amp;&quot;,&quot;&amp;[.M62]&amp;&quot;,&quot;&amp;[.N62]&amp;&quot;,&quot;&amp;[.S62]&amp;&quot;,&quot;&amp;[.T62]&amp;&quot;,&quot;&amp;[.U62]&amp;&quot;,&quot;&amp;[.V62]&amp;&quot;,&quot;&amp;[.W62]&amp;&quot;,&quot;&amp;[.X62]&amp;&quot;,&quot;&amp;[.Y62]&amp;&quot;,0,CURDATE(),CURDATE())&quot;&amp;IF(INDIRECT(ADDRESS(ROW([.A62])+1;1))&gt;0;&quot;,&quot;;&quot;;&quot;)" office:value-type="string" office:string-value="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3])-3" office:value-type="float" office:value="60" calcext:value-type="float">
            <text:p>60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CP</text:p>
          </table:table-cell>
          <table:table-cell table:formula="of:=VLOOKUP([.F63];['file:///home/leega/workspace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office:value-type="string" calcext:value-type="string">
            <text:p>T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formula="of:=&quot;(select t.id from &quot;&amp;[.H$2]&amp;&quot; t where t.&quot;&amp;[.H$3]&amp;&quot; = '&quot;&amp;[.H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3]&amp;&quot;,&quot;&amp;[.C63]&amp;&quot;,&quot;&amp;IF(ISBLANK([.D63]);0;[.D63])&amp;&quot;,&quot;&amp;IF(ISBLANK([.E63]);0;[.E63])&amp;&quot;,&quot;&amp;[.I63]&amp;&quot;,&quot;&amp;[.J63]&amp;&quot;,&quot;&amp;[.K63]&amp;&quot;,&quot;&amp;[.L63]&amp;&quot;,&quot;&amp;[.M63]&amp;&quot;,&quot;&amp;[.N63]&amp;&quot;,&quot;&amp;[.S63]&amp;&quot;,&quot;&amp;[.T63]&amp;&quot;,&quot;&amp;[.U63]&amp;&quot;,&quot;&amp;[.V63]&amp;&quot;,&quot;&amp;[.W63]&amp;&quot;,&quot;&amp;[.X63]&amp;&quot;,&quot;&amp;[.Y63]&amp;&quot;,0,CURDATE(),CURDATE())&quot;&amp;IF(INDIRECT(ADDRESS(ROW([.A63])+1;1))&gt;0;&quot;,&quot;;&quot;;&quot;)" office:value-type="string" office:string-value="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4])-3" office:value-type="float" office:value="61" calcext:value-type="float">
            <text:p>61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RADA</text:p>
          </table:table-cell>
          <table:table-cell table:formula="of:=VLOOKUP([.F64];['file:///home/leega/workspace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formula="of:=&quot;(select t.id from &quot;&amp;[.H$2]&amp;&quot; t where t.&quot;&amp;[.H$3]&amp;&quot; = '&quot;&amp;[.H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4]&amp;&quot;,&quot;&amp;[.C64]&amp;&quot;,&quot;&amp;IF(ISBLANK([.D64]);0;[.D64])&amp;&quot;,&quot;&amp;IF(ISBLANK([.E64]);0;[.E64])&amp;&quot;,&quot;&amp;[.I64]&amp;&quot;,&quot;&amp;[.J64]&amp;&quot;,&quot;&amp;[.K64]&amp;&quot;,&quot;&amp;[.L64]&amp;&quot;,&quot;&amp;[.M64]&amp;&quot;,&quot;&amp;[.N64]&amp;&quot;,&quot;&amp;[.S64]&amp;&quot;,&quot;&amp;[.T64]&amp;&quot;,&quot;&amp;[.U64]&amp;&quot;,&quot;&amp;[.V64]&amp;&quot;,&quot;&amp;[.W64]&amp;&quot;,&quot;&amp;[.X64]&amp;&quot;,&quot;&amp;[.Y64]&amp;&quot;,0,CURDATE(),CURDATE())&quot;&amp;IF(INDIRECT(ADDRESS(ROW([.A64])+1;1))&gt;0;&quot;,&quot;;&quot;;&quot;)" office:value-type="string" office:string-value="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5])-3" office:value-type="float" office:value="62" calcext:value-type="float">
            <text:p>62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2SLCM</text:p>
          </table:table-cell>
          <table:table-cell table:formula="of:=VLOOKUP([.F65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5]&amp;&quot;,&quot;&amp;[.C65]&amp;&quot;,&quot;&amp;IF(ISBLANK([.D65]);0;[.D65])&amp;&quot;,&quot;&amp;IF(ISBLANK([.E65]);0;[.E65])&amp;&quot;,&quot;&amp;[.I65]&amp;&quot;,&quot;&amp;[.J65]&amp;&quot;,&quot;&amp;[.K65]&amp;&quot;,&quot;&amp;[.L65]&amp;&quot;,&quot;&amp;[.M65]&amp;&quot;,&quot;&amp;[.N65]&amp;&quot;,&quot;&amp;[.S65]&amp;&quot;,&quot;&amp;[.T65]&amp;&quot;,&quot;&amp;[.U65]&amp;&quot;,&quot;&amp;[.V65]&amp;&quot;,&quot;&amp;[.W65]&amp;&quot;,&quot;&amp;[.X65]&amp;&quot;,&quot;&amp;[.Y65]&amp;&quot;,0,CURDATE(),CURDATE())&quot;&amp;IF(INDIRECT(ADDRESS(ROW([.A65])+1;1))&gt;0;&quot;,&quot;;&quot;;&quot;)" office:value-type="string" office:string-value="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6])-3" office:value-type="float" office:value="63" calcext:value-type="float">
            <text:p>63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2SLCM</text:p>
          </table:table-cell>
          <table:table-cell table:formula="of:=VLOOKUP([.F66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formula="of:=&quot;(select t.id from &quot;&amp;[.B$2]&amp;&quot; t where t.&quot;&amp;[.B$3]&amp;&quot; = '&quot;&amp;[.B6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6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formula="of:=&quot;(select t.id from &quot;&amp;[.P$2]&amp;&quot; t where t.&quot;&amp;[.P$3]&amp;&quot; = '&quot;&amp;[.P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6]&amp;&quot;,&quot;&amp;[.C66]&amp;&quot;,&quot;&amp;IF(ISBLANK([.D66]);0;[.D66])&amp;&quot;,&quot;&amp;IF(ISBLANK([.E66]);0;[.E66])&amp;&quot;,&quot;&amp;[.I66]&amp;&quot;,&quot;&amp;[.J66]&amp;&quot;,&quot;&amp;[.K66]&amp;&quot;,&quot;&amp;[.L66]&amp;&quot;,&quot;&amp;[.M66]&amp;&quot;,&quot;&amp;[.N66]&amp;&quot;,&quot;&amp;[.S66]&amp;&quot;,&quot;&amp;[.T66]&amp;&quot;,&quot;&amp;[.U66]&amp;&quot;,&quot;&amp;[.V66]&amp;&quot;,&quot;&amp;[.W66]&amp;&quot;,&quot;&amp;[.X66]&amp;&quot;,&quot;&amp;[.Y66]&amp;&quot;,0,CURDATE(),CURDATE())&quot;&amp;IF(INDIRECT(ADDRESS(ROW([.A66])+1;1))&gt;0;&quot;,&quot;;&quot;;&quot;)" office:value-type="string" office:string-value="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7])-3" office:value-type="float" office:value="64" calcext:value-type="float">
            <text:p>6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2SLCM</text:p>
          </table:table-cell>
          <table:table-cell table:formula="of:=VLOOKUP([.F67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7]&amp;&quot;,&quot;&amp;[.C67]&amp;&quot;,&quot;&amp;IF(ISBLANK([.D67]);0;[.D67])&amp;&quot;,&quot;&amp;IF(ISBLANK([.E67]);0;[.E67])&amp;&quot;,&quot;&amp;[.I67]&amp;&quot;,&quot;&amp;[.J67]&amp;&quot;,&quot;&amp;[.K67]&amp;&quot;,&quot;&amp;[.L67]&amp;&quot;,&quot;&amp;[.M67]&amp;&quot;,&quot;&amp;[.N67]&amp;&quot;,&quot;&amp;[.S67]&amp;&quot;,&quot;&amp;[.T67]&amp;&quot;,&quot;&amp;[.U67]&amp;&quot;,&quot;&amp;[.V67]&amp;&quot;,&quot;&amp;[.W67]&amp;&quot;,&quot;&amp;[.X67]&amp;&quot;,&quot;&amp;[.Y67]&amp;&quot;,0,CURDATE(),CURDATE())&quot;&amp;IF(INDIRECT(ADDRESS(ROW([.A67])+1;1))&gt;0;&quot;,&quot;;&quot;;&quot;)" office:value-type="string" office:string-value="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8])-3" office:value-type="float" office:value="65" calcext:value-type="float">
            <text:p>65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1SLCM</text:p>
          </table:table-cell>
          <table:table-cell table:formula="of:=VLOOKUP([.F68];['file:///home/leega/workspace/goggles/db/seed_generators/training/Dati_Training.ods'#$exercises.$B$4:.$C$250];2;0)" office:value-type="string" office:string-value="SL forte" calcext:value-type="string">
            <text:p>SL forte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H$2]&amp;&quot; t where t.&quot;&amp;[.H$3]&amp;&quot; = '&quot;&amp;[.H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8]&amp;&quot;,&quot;&amp;[.C68]&amp;&quot;,&quot;&amp;IF(ISBLANK([.D68]);0;[.D68])&amp;&quot;,&quot;&amp;IF(ISBLANK([.E68]);0;[.E68])&amp;&quot;,&quot;&amp;[.I68]&amp;&quot;,&quot;&amp;[.J68]&amp;&quot;,&quot;&amp;[.K68]&amp;&quot;,&quot;&amp;[.L68]&amp;&quot;,&quot;&amp;[.M68]&amp;&quot;,&quot;&amp;[.N68]&amp;&quot;,&quot;&amp;[.S68]&amp;&quot;,&quot;&amp;[.T68]&amp;&quot;,&quot;&amp;[.U68]&amp;&quot;,&quot;&amp;[.V68]&amp;&quot;,&quot;&amp;[.W68]&amp;&quot;,&quot;&amp;[.X68]&amp;&quot;,&quot;&amp;[.Y68]&amp;&quot;,0,CURDATE(),CURDATE())&quot;&amp;IF(INDIRECT(ADDRESS(ROW([.A68])+1;1))&gt;0;&quot;,&quot;;&quot;;&quot;)" office:value-type="string" office:string-value="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69])-3" office:value-type="float" office:value="66" calcext:value-type="float">
            <text:p>66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69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6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6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69]&amp;&quot;,&quot;&amp;[.C69]&amp;&quot;,&quot;&amp;IF(ISBLANK([.D69]);0;[.D69])&amp;&quot;,&quot;&amp;IF(ISBLANK([.E69]);0;[.E69])&amp;&quot;,&quot;&amp;[.I69]&amp;&quot;,&quot;&amp;[.J69]&amp;&quot;,&quot;&amp;[.K69]&amp;&quot;,&quot;&amp;[.L69]&amp;&quot;,&quot;&amp;[.M69]&amp;&quot;,&quot;&amp;[.N69]&amp;&quot;,&quot;&amp;[.S69]&amp;&quot;,&quot;&amp;[.T69]&amp;&quot;,&quot;&amp;[.U69]&amp;&quot;,&quot;&amp;[.V69]&amp;&quot;,&quot;&amp;[.W69]&amp;&quot;,&quot;&amp;[.X69]&amp;&quot;,&quot;&amp;[.Y69]&amp;&quot;,0,CURDATE(),CURDATE())&quot;&amp;IF(INDIRECT(ADDRESS(ROW([.A69])+1;1))&gt;0;&quot;,&quot;;&quot;;&quot;)" office:value-type="string" office:string-value="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0])-3" office:value-type="float" office:value="67" calcext:value-type="float">
            <text:p>67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1SLCM</text:p>
          </table:table-cell>
          <table:table-cell table:formula="of:=VLOOKUP([.F70];['file:///home/leega/workspace/goggles/db/seed_generators/training/Dati_Training.ods'#$exercises.$B$4:.$C$250];2;0)" office:value-type="string" office:string-value="SL forte" calcext:value-type="string">
            <text:p>SL forte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0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H$2]&amp;&quot; t where t.&quot;&amp;[.H$3]&amp;&quot; = '&quot;&amp;[.H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0]&amp;&quot;,&quot;&amp;[.C70]&amp;&quot;,&quot;&amp;IF(ISBLANK([.D70]);0;[.D70])&amp;&quot;,&quot;&amp;IF(ISBLANK([.E70]);0;[.E70])&amp;&quot;,&quot;&amp;[.I70]&amp;&quot;,&quot;&amp;[.J70]&amp;&quot;,&quot;&amp;[.K70]&amp;&quot;,&quot;&amp;[.L70]&amp;&quot;,&quot;&amp;[.M70]&amp;&quot;,&quot;&amp;[.N70]&amp;&quot;,&quot;&amp;[.S70]&amp;&quot;,&quot;&amp;[.T70]&amp;&quot;,&quot;&amp;[.U70]&amp;&quot;,&quot;&amp;[.V70]&amp;&quot;,&quot;&amp;[.W70]&amp;&quot;,&quot;&amp;[.X70]&amp;&quot;,&quot;&amp;[.Y70]&amp;&quot;,0,CURDATE(),CURDATE())&quot;&amp;IF(INDIRECT(ADDRESS(ROW([.A70])+1;1))&gt;0;&quot;,&quot;;&quot;;&quot;)" office:value-type="string" office:string-value="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1])-3" office:value-type="float" office:value="68" calcext:value-type="float">
            <text:p>68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71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1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1]&amp;&quot;,&quot;&amp;[.C71]&amp;&quot;,&quot;&amp;IF(ISBLANK([.D71]);0;[.D71])&amp;&quot;,&quot;&amp;IF(ISBLANK([.E71]);0;[.E71])&amp;&quot;,&quot;&amp;[.I71]&amp;&quot;,&quot;&amp;[.J71]&amp;&quot;,&quot;&amp;[.K71]&amp;&quot;,&quot;&amp;[.L71]&amp;&quot;,&quot;&amp;[.M71]&amp;&quot;,&quot;&amp;[.N71]&amp;&quot;,&quot;&amp;[.S71]&amp;&quot;,&quot;&amp;[.T71]&amp;&quot;,&quot;&amp;[.U71]&amp;&quot;,&quot;&amp;[.V71]&amp;&quot;,&quot;&amp;[.W71]&amp;&quot;,&quot;&amp;[.X71]&amp;&quot;,&quot;&amp;[.Y71]&amp;&quot;,0,CURDATE(),CURDATE())&quot;&amp;IF(INDIRECT(ADDRESS(ROW([.A71])+1;1))&gt;0;&quot;,&quot;;&quot;;&quot;)" office:value-type="string" office:string-value="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2])-3" office:value-type="float" office:value="69" calcext:value-type="float">
            <text:p>69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1SLCM</text:p>
          </table:table-cell>
          <table:table-cell table:formula="of:=VLOOKUP([.F72];['file:///home/leega/workspace/goggles/db/seed_generators/training/Dati_Training.ods'#$exercises.$B$4:.$C$250];2;0)" office:value-type="string" office:string-value="SL forte" calcext:value-type="string">
            <text:p>SL forte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H$2]&amp;&quot; t where t.&quot;&amp;[.H$3]&amp;&quot; = '&quot;&amp;[.H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2]&amp;&quot;,&quot;&amp;[.C72]&amp;&quot;,&quot;&amp;IF(ISBLANK([.D72]);0;[.D72])&amp;&quot;,&quot;&amp;IF(ISBLANK([.E72]);0;[.E72])&amp;&quot;,&quot;&amp;[.I72]&amp;&quot;,&quot;&amp;[.J72]&amp;&quot;,&quot;&amp;[.K72]&amp;&quot;,&quot;&amp;[.L72]&amp;&quot;,&quot;&amp;[.M72]&amp;&quot;,&quot;&amp;[.N72]&amp;&quot;,&quot;&amp;[.S72]&amp;&quot;,&quot;&amp;[.T72]&amp;&quot;,&quot;&amp;[.U72]&amp;&quot;,&quot;&amp;[.V72]&amp;&quot;,&quot;&amp;[.W72]&amp;&quot;,&quot;&amp;[.X72]&amp;&quot;,&quot;&amp;[.Y72]&amp;&quot;,0,CURDATE(),CURDATE())&quot;&amp;IF(INDIRECT(ADDRESS(ROW([.A72])+1;1))&gt;0;&quot;,&quot;;&quot;;&quot;)" office:value-type="string" office:string-value="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3])-3" office:value-type="float" office:value="70" calcext:value-type="float">
            <text:p>70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2SLCM</text:p>
          </table:table-cell>
          <table:table-cell table:formula="of:=VLOOKUP([.F73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3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3]&amp;&quot;,&quot;&amp;[.C73]&amp;&quot;,&quot;&amp;IF(ISBLANK([.D73]);0;[.D73])&amp;&quot;,&quot;&amp;IF(ISBLANK([.E73]);0;[.E73])&amp;&quot;,&quot;&amp;[.I73]&amp;&quot;,&quot;&amp;[.J73]&amp;&quot;,&quot;&amp;[.K73]&amp;&quot;,&quot;&amp;[.L73]&amp;&quot;,&quot;&amp;[.M73]&amp;&quot;,&quot;&amp;[.N73]&amp;&quot;,&quot;&amp;[.S73]&amp;&quot;,&quot;&amp;[.T73]&amp;&quot;,&quot;&amp;[.U73]&amp;&quot;,&quot;&amp;[.V73]&amp;&quot;,&quot;&amp;[.W73]&amp;&quot;,&quot;&amp;[.X73]&amp;&quot;,&quot;&amp;[.Y73]&amp;&quot;,0,CURDATE(),CURDATE())&quot;&amp;IF(INDIRECT(ADDRESS(ROW([.A73])+1;1))&gt;0;&quot;,&quot;;&quot;;&quot;)" office:value-type="string" office:string-value="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4])-3" office:value-type="float" office:value="71" calcext:value-type="float">
            <text:p>71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1SLCM</text:p>
          </table:table-cell>
          <table:table-cell table:formula="of:=VLOOKUP([.F74];['file:///home/leega/workspace/goggles/db/seed_generators/training/Dati_Training.ods'#$exercises.$B$4:.$C$250];2;0)" office:value-type="string" office:string-value="SL forte" calcext:value-type="string">
            <text:p>SL forte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4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formula="of:=&quot;(select t.id from &quot;&amp;[.H$2]&amp;&quot; t where t.&quot;&amp;[.H$3]&amp;&quot; = '&quot;&amp;[.H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4]&amp;&quot;,&quot;&amp;[.C74]&amp;&quot;,&quot;&amp;IF(ISBLANK([.D74]);0;[.D74])&amp;&quot;,&quot;&amp;IF(ISBLANK([.E74]);0;[.E74])&amp;&quot;,&quot;&amp;[.I74]&amp;&quot;,&quot;&amp;[.J74]&amp;&quot;,&quot;&amp;[.K74]&amp;&quot;,&quot;&amp;[.L74]&amp;&quot;,&quot;&amp;[.M74]&amp;&quot;,&quot;&amp;[.N74]&amp;&quot;,&quot;&amp;[.S74]&amp;&quot;,&quot;&amp;[.T74]&amp;&quot;,&quot;&amp;[.U74]&amp;&quot;,&quot;&amp;[.V74]&amp;&quot;,&quot;&amp;[.W74]&amp;&quot;,&quot;&amp;[.X74]&amp;&quot;,&quot;&amp;[.Y74]&amp;&quot;,0,CURDATE(),CURDATE())&quot;&amp;IF(INDIRECT(ADDRESS(ROW([.A74])+1;1))&gt;0;&quot;,&quot;;&quot;;&quot;)" office:value-type="string" office:string-value="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5])-3" office:value-type="float" office:value="72" calcext:value-type="float">
            <text:p>72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2SLCM</text:p>
          </table:table-cell>
          <table:table-cell table:formula="of:=VLOOKUP([.F75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5]&amp;&quot;,&quot;&amp;[.C75]&amp;&quot;,&quot;&amp;IF(ISBLANK([.D75]);0;[.D75])&amp;&quot;,&quot;&amp;IF(ISBLANK([.E75]);0;[.E75])&amp;&quot;,&quot;&amp;[.I75]&amp;&quot;,&quot;&amp;[.J75]&amp;&quot;,&quot;&amp;[.K75]&amp;&quot;,&quot;&amp;[.L75]&amp;&quot;,&quot;&amp;[.M75]&amp;&quot;,&quot;&amp;[.N75]&amp;&quot;,&quot;&amp;[.S75]&amp;&quot;,&quot;&amp;[.T75]&amp;&quot;,&quot;&amp;[.U75]&amp;&quot;,&quot;&amp;[.V75]&amp;&quot;,&quot;&amp;[.W75]&amp;&quot;,&quot;&amp;[.X75]&amp;&quot;,&quot;&amp;[.Y75]&amp;&quot;,0,CURDATE(),CURDATE())&quot;&amp;IF(INDIRECT(ADDRESS(ROW([.A75])+1;1))&gt;0;&quot;,&quot;;&quot;;&quot;)" office:value-type="string" office:string-value="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6])-3" office:value-type="float" office:value="73" calcext:value-type="float">
            <text:p>73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GASL</text:p>
          </table:table-cell>
          <table:table-cell table:formula="of:=VLOOKUP([.F76];['file:///home/leega/workspace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7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6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H$2]&amp;&quot; t where t.&quot;&amp;[.H$3]&amp;&quot; = '&quot;&amp;[.H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7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6]&amp;&quot;,&quot;&amp;[.C76]&amp;&quot;,&quot;&amp;IF(ISBLANK([.D76]);0;[.D76])&amp;&quot;,&quot;&amp;IF(ISBLANK([.E76]);0;[.E76])&amp;&quot;,&quot;&amp;[.I76]&amp;&quot;,&quot;&amp;[.J76]&amp;&quot;,&quot;&amp;[.K76]&amp;&quot;,&quot;&amp;[.L76]&amp;&quot;,&quot;&amp;[.M76]&amp;&quot;,&quot;&amp;[.N76]&amp;&quot;,&quot;&amp;[.S76]&amp;&quot;,&quot;&amp;[.T76]&amp;&quot;,&quot;&amp;[.U76]&amp;&quot;,&quot;&amp;[.V76]&amp;&quot;,&quot;&amp;[.W76]&amp;&quot;,&quot;&amp;[.X76]&amp;&quot;,&quot;&amp;[.Y76]&amp;&quot;,0,CURDATE(),CURDATE())&quot;&amp;IF(INDIRECT(ADDRESS(ROW([.A76])+1;1))&gt;0;&quot;,&quot;;&quot;;&quot;)" office:value-type="string" office:string-value="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7])-3" office:value-type="float" office:value="74" calcext:value-type="float">
            <text:p>7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GSLRA</text:p>
          </table:table-cell>
          <table:table-cell table:formula="of:=VLOOKUP([.F77];['file:///home/leega/workspace/goggles/db/seed_generators/training/Dati_Training.ods'#$exercises.$B$4:.$C$250];2;0)" office:value-type="string" office:string-value="Gambe SL/RA" calcext:value-type="string">
            <text:p>Gambe SL/RA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F$2]&amp;&quot; t where t.&quot;&amp;[.F$3]&amp;&quot; = '&quot;&amp;[.F7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H$2]&amp;&quot; t where t.&quot;&amp;[.H$3]&amp;&quot; = '&quot;&amp;[.H7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7]&amp;&quot;,&quot;&amp;[.C77]&amp;&quot;,&quot;&amp;IF(ISBLANK([.D77]);0;[.D77])&amp;&quot;,&quot;&amp;IF(ISBLANK([.E77]);0;[.E77])&amp;&quot;,&quot;&amp;[.I77]&amp;&quot;,&quot;&amp;[.J77]&amp;&quot;,&quot;&amp;[.K77]&amp;&quot;,&quot;&amp;[.L77]&amp;&quot;,&quot;&amp;[.M77]&amp;&quot;,&quot;&amp;[.N77]&amp;&quot;,&quot;&amp;[.S77]&amp;&quot;,&quot;&amp;[.T77]&amp;&quot;,&quot;&amp;[.U77]&amp;&quot;,&quot;&amp;[.V77]&amp;&quot;,&quot;&amp;[.W77]&amp;&quot;,&quot;&amp;[.X77]&amp;&quot;,&quot;&amp;[.Y77]&amp;&quot;,0,CURDATE(),CURDATE())&quot;&amp;IF(INDIRECT(ADDRESS(ROW([.A77])+1;1))&gt;0;&quot;,&quot;;&quot;;&quot;)" office:value-type="string" office:string-value="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8])-3" office:value-type="float" office:value="75" calcext:value-type="float">
            <text:p>75</text:p>
          </table:table-cell>
          <table:table-cell office:value-type="string" calcext:value-type="string">
            <text:p>C3 Ven 14 Febbraio, 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78];['file:///home/leega/workspace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7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7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8]&amp;&quot;,&quot;&amp;[.C78]&amp;&quot;,&quot;&amp;IF(ISBLANK([.D78]);0;[.D78])&amp;&quot;,&quot;&amp;IF(ISBLANK([.E78]);0;[.E78])&amp;&quot;,&quot;&amp;[.I78]&amp;&quot;,&quot;&amp;[.J78]&amp;&quot;,&quot;&amp;[.K78]&amp;&quot;,&quot;&amp;[.L78]&amp;&quot;,&quot;&amp;[.M78]&amp;&quot;,&quot;&amp;[.N78]&amp;&quot;,&quot;&amp;[.S78]&amp;&quot;,&quot;&amp;[.T78]&amp;&quot;,&quot;&amp;[.U78]&amp;&quot;,&quot;&amp;[.V78]&amp;&quot;,&quot;&amp;[.W78]&amp;&quot;,&quot;&amp;[.X78]&amp;&quot;,&quot;&amp;[.Y78]&amp;&quot;,0,CURDATE(),CURDATE())&quot;&amp;IF(INDIRECT(ADDRESS(ROW([.A78])+1;1))&gt;0;&quot;,&quot;;&quot;;&quot;)" office:value-type="string" office:string-value="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79])-3" office:value-type="float" office:value="76" calcext:value-type="float">
            <text:p>76</text:p>
          </table:table-cell>
          <table:table-cell office:value-type="string" calcext:value-type="string">
            <text:p>C3 Ven 14 Febbraio, 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AA</text:p>
          </table:table-cell>
          <table:table-cell table:formula="of:=VLOOKUP([.F79];['file:///home/leega/workspace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7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79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H$2]&amp;&quot; t where t.&quot;&amp;[.H$3]&amp;&quot; = '&quot;&amp;[.H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79]&amp;&quot;,&quot;&amp;[.C79]&amp;&quot;,&quot;&amp;IF(ISBLANK([.D79]);0;[.D79])&amp;&quot;,&quot;&amp;IF(ISBLANK([.E79]);0;[.E79])&amp;&quot;,&quot;&amp;[.I79]&amp;&quot;,&quot;&amp;[.J79]&amp;&quot;,&quot;&amp;[.K79]&amp;&quot;,&quot;&amp;[.L79]&amp;&quot;,&quot;&amp;[.M79]&amp;&quot;,&quot;&amp;[.N79]&amp;&quot;,&quot;&amp;[.S79]&amp;&quot;,&quot;&amp;[.T79]&amp;&quot;,&quot;&amp;[.U79]&amp;&quot;,&quot;&amp;[.V79]&amp;&quot;,&quot;&amp;[.W79]&amp;&quot;,&quot;&amp;[.X79]&amp;&quot;,&quot;&amp;[.Y79]&amp;&quot;,0,CURDATE(),CURDATE())&quot;&amp;IF(INDIRECT(ADDRESS(ROW([.A79])+1;1))&gt;0;&quot;,&quot;;&quot;;&quot;)" office:value-type="string" office:string-value="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0])-3" office:value-type="float" office:value="77" calcext:value-type="float">
            <text:p>77</text:p>
          </table:table-cell>
          <table:table-cell office:value-type="string" calcext:value-type="string">
            <text:p>C3 Ven 14 Febbraio, 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80];['file:///home/leega/workspace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0]&amp;&quot;,&quot;&amp;[.C80]&amp;&quot;,&quot;&amp;IF(ISBLANK([.D80]);0;[.D80])&amp;&quot;,&quot;&amp;IF(ISBLANK([.E80]);0;[.E80])&amp;&quot;,&quot;&amp;[.I80]&amp;&quot;,&quot;&amp;[.J80]&amp;&quot;,&quot;&amp;[.K80]&amp;&quot;,&quot;&amp;[.L80]&amp;&quot;,&quot;&amp;[.M80]&amp;&quot;,&quot;&amp;[.N80]&amp;&quot;,&quot;&amp;[.S80]&amp;&quot;,&quot;&amp;[.T80]&amp;&quot;,&quot;&amp;[.U80]&amp;&quot;,&quot;&amp;[.V80]&amp;&quot;,&quot;&amp;[.W80]&amp;&quot;,&quot;&amp;[.X80]&amp;&quot;,&quot;&amp;[.Y80]&amp;&quot;,0,CURDATE(),CURDATE())&quot;&amp;IF(INDIRECT(ADDRESS(ROW([.A80])+1;1))&gt;0;&quot;,&quot;;&quot;;&quot;)" office:value-type="string" office:string-value="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1])-3" office:value-type="float" office:value="78" calcext:value-type="float">
            <text:p>78</text:p>
          </table:table-cell>
          <table:table-cell office:value-type="string" calcext:value-type="string">
            <text:p>C3 Ven 14 Febbraio, 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81];['file:///home/leega/workspace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1]&amp;&quot;,&quot;&amp;[.C81]&amp;&quot;,&quot;&amp;IF(ISBLANK([.D81]);0;[.D81])&amp;&quot;,&quot;&amp;IF(ISBLANK([.E81]);0;[.E81])&amp;&quot;,&quot;&amp;[.I81]&amp;&quot;,&quot;&amp;[.J81]&amp;&quot;,&quot;&amp;[.K81]&amp;&quot;,&quot;&amp;[.L81]&amp;&quot;,&quot;&amp;[.M81]&amp;&quot;,&quot;&amp;[.N81]&amp;&quot;,&quot;&amp;[.S81]&amp;&quot;,&quot;&amp;[.T81]&amp;&quot;,&quot;&amp;[.U81]&amp;&quot;,&quot;&amp;[.V81]&amp;&quot;,&quot;&amp;[.W81]&amp;&quot;,&quot;&amp;[.X81]&amp;&quot;,&quot;&amp;[.Y81]&amp;&quot;,0,CURDATE(),CURDATE())&quot;&amp;IF(INDIRECT(ADDRESS(ROW([.A81])+1;1))&gt;0;&quot;,&quot;;&quot;;&quot;)" office:value-type="string" office:string-value="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2])-3" office:value-type="float" office:value="79" calcext:value-type="float">
            <text:p>79</text:p>
          </table:table-cell>
          <table:table-cell office:value-type="string" calcext:value-type="string">
            <text:p>C3 Ven 14 Febbraio, 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DOPG</text:p>
          </table:table-cell>
          <table:table-cell table:formula="of:=VLOOKUP([.F82];['file:///home/leega/workspace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formula="of:=&quot;(select t.id from &quot;&amp;[.H$2]&amp;&quot; t where t.&quot;&amp;[.H$3]&amp;&quot; = '&quot;&amp;[.H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2]&amp;&quot;,&quot;&amp;[.C82]&amp;&quot;,&quot;&amp;IF(ISBLANK([.D82]);0;[.D82])&amp;&quot;,&quot;&amp;IF(ISBLANK([.E82]);0;[.E82])&amp;&quot;,&quot;&amp;[.I82]&amp;&quot;,&quot;&amp;[.J82]&amp;&quot;,&quot;&amp;[.K82]&amp;&quot;,&quot;&amp;[.L82]&amp;&quot;,&quot;&amp;[.M82]&amp;&quot;,&quot;&amp;[.N82]&amp;&quot;,&quot;&amp;[.S82]&amp;&quot;,&quot;&amp;[.T82]&amp;&quot;,&quot;&amp;[.U82]&amp;&quot;,&quot;&amp;[.V82]&amp;&quot;,&quot;&amp;[.W82]&amp;&quot;,&quot;&amp;[.X82]&amp;&quot;,&quot;&amp;[.Y82]&amp;&quot;,0,CURDATE(),CURDATE())&quot;&amp;IF(INDIRECT(ADDRESS(ROW([.A82])+1;1))&gt;0;&quot;,&quot;;&quot;;&quot;)" office:value-type="string" office:string-value="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3])-3" office:value-type="float" office:value="80" calcext:value-type="float">
            <text:p>80</text:p>
          </table:table-cell>
          <table:table-cell office:value-type="string" calcext:value-type="string">
            <text:p>C3 Ven 14 Febbraio, 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CP</text:p>
          </table:table-cell>
          <table:table-cell table:formula="of:=VLOOKUP([.F83];['file:///home/leega/workspace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formula="of:=&quot;(select t.id from &quot;&amp;[.H$2]&amp;&quot; t where t.&quot;&amp;[.H$3]&amp;&quot; = '&quot;&amp;[.H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3]&amp;&quot;,&quot;&amp;[.C83]&amp;&quot;,&quot;&amp;IF(ISBLANK([.D83]);0;[.D83])&amp;&quot;,&quot;&amp;IF(ISBLANK([.E83]);0;[.E83])&amp;&quot;,&quot;&amp;[.I83]&amp;&quot;,&quot;&amp;[.J83]&amp;&quot;,&quot;&amp;[.K83]&amp;&quot;,&quot;&amp;[.L83]&amp;&quot;,&quot;&amp;[.M83]&amp;&quot;,&quot;&amp;[.N83]&amp;&quot;,&quot;&amp;[.S83]&amp;&quot;,&quot;&amp;[.T83]&amp;&quot;,&quot;&amp;[.U83]&amp;&quot;,&quot;&amp;[.V83]&amp;&quot;,&quot;&amp;[.W83]&amp;&quot;,&quot;&amp;[.X83]&amp;&quot;,&quot;&amp;[.Y83]&amp;&quot;,0,CURDATE(),CURDATE())&quot;&amp;IF(INDIRECT(ADDRESS(ROW([.A83])+1;1))&gt;0;&quot;,&quot;;&quot;;&quot;)" office:value-type="string" office:string-value="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4])-3" office:value-type="float" office:value="81" calcext:value-type="float">
            <text:p>81</text:p>
          </table:table-cell>
          <table:table-cell office:value-type="string" calcext:value-type="string">
            <text:p>C3 Ven 14 Febbraio, 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DODA</text:p>
          </table:table-cell>
          <table:table-cell table:formula="of:=VLOOKUP([.F84];['file:///home/leega/workspace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4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formula="of:=&quot;(select t.id from &quot;&amp;[.H$2]&amp;&quot; t where t.&quot;&amp;[.H$3]&amp;&quot; = '&quot;&amp;[.H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4]&amp;&quot;,&quot;&amp;[.C84]&amp;&quot;,&quot;&amp;IF(ISBLANK([.D84]);0;[.D84])&amp;&quot;,&quot;&amp;IF(ISBLANK([.E84]);0;[.E84])&amp;&quot;,&quot;&amp;[.I84]&amp;&quot;,&quot;&amp;[.J84]&amp;&quot;,&quot;&amp;[.K84]&amp;&quot;,&quot;&amp;[.L84]&amp;&quot;,&quot;&amp;[.M84]&amp;&quot;,&quot;&amp;[.N84]&amp;&quot;,&quot;&amp;[.S84]&amp;&quot;,&quot;&amp;[.T84]&amp;&quot;,&quot;&amp;[.U84]&amp;&quot;,&quot;&amp;[.V84]&amp;&quot;,&quot;&amp;[.W84]&amp;&quot;,&quot;&amp;[.X84]&amp;&quot;,&quot;&amp;[.Y84]&amp;&quot;,0,CURDATE(),CURDATE())&quot;&amp;IF(INDIRECT(ADDRESS(ROW([.A84])+1;1))&gt;0;&quot;,&quot;;&quot;;&quot;)" office:value-type="string" office:string-value="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5])-3" office:value-type="float" office:value="82" calcext:value-type="float">
            <text:p>82</text:p>
          </table:table-cell>
          <table:table-cell office:value-type="string" calcext:value-type="string">
            <text:p>C3 Ven 14 Febbraio, 5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FACM</text:p>
          </table:table-cell>
          <table:table-cell table:formula="of:=VLOOKUP([.F85];['file:///home/leega/workspace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5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H$2]&amp;&quot; t where t.&quot;&amp;[.H$3]&amp;&quot; = '&quot;&amp;[.H8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5]&amp;&quot;,&quot;&amp;[.C85]&amp;&quot;,&quot;&amp;IF(ISBLANK([.D85]);0;[.D85])&amp;&quot;,&quot;&amp;IF(ISBLANK([.E85]);0;[.E85])&amp;&quot;,&quot;&amp;[.I85]&amp;&quot;,&quot;&amp;[.J85]&amp;&quot;,&quot;&amp;[.K85]&amp;&quot;,&quot;&amp;[.L85]&amp;&quot;,&quot;&amp;[.M85]&amp;&quot;,&quot;&amp;[.N85]&amp;&quot;,&quot;&amp;[.S85]&amp;&quot;,&quot;&amp;[.T85]&amp;&quot;,&quot;&amp;[.U85]&amp;&quot;,&quot;&amp;[.V85]&amp;&quot;,&quot;&amp;[.W85]&amp;&quot;,&quot;&amp;[.X85]&amp;&quot;,&quot;&amp;[.Y85]&amp;&quot;,0,CURDATE(),CURDATE())&quot;&amp;IF(INDIRECT(ADDRESS(ROW([.A85])+1;1))&gt;0;&quot;,&quot;;&quot;;&quot;)" office:value-type="string" office:string-value="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6])-3" office:value-type="float" office:value="83" calcext:value-type="float">
            <text:p>83</text:p>
          </table:table-cell>
          <table:table-cell office:value-type="string" calcext:value-type="string">
            <text:p>C3 Ven 14 Febbraio, 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FACM</text:p>
          </table:table-cell>
          <table:table-cell table:formula="of:=VLOOKUP([.F86];['file:///home/leega/workspace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formula="of:=&quot;(select t.id from &quot;&amp;[.B$2]&amp;&quot; t where t.&quot;&amp;[.B$3]&amp;&quot; = '&quot;&amp;[.B86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6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H$2]&amp;&quot; t where t.&quot;&amp;[.H$3]&amp;&quot; = '&quot;&amp;[.H8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6]&amp;&quot;,&quot;&amp;[.C86]&amp;&quot;,&quot;&amp;IF(ISBLANK([.D86]);0;[.D86])&amp;&quot;,&quot;&amp;IF(ISBLANK([.E86]);0;[.E86])&amp;&quot;,&quot;&amp;[.I86]&amp;&quot;,&quot;&amp;[.J86]&amp;&quot;,&quot;&amp;[.K86]&amp;&quot;,&quot;&amp;[.L86]&amp;&quot;,&quot;&amp;[.M86]&amp;&quot;,&quot;&amp;[.N86]&amp;&quot;,&quot;&amp;[.S86]&amp;&quot;,&quot;&amp;[.T86]&amp;&quot;,&quot;&amp;[.U86]&amp;&quot;,&quot;&amp;[.V86]&amp;&quot;,&quot;&amp;[.W86]&amp;&quot;,&quot;&amp;[.X86]&amp;&quot;,&quot;&amp;[.Y86]&amp;&quot;,0,CURDATE(),CURDATE())&quot;&amp;IF(INDIRECT(ADDRESS(ROW([.A86])+1;1))&gt;0;&quot;,&quot;;&quot;;&quot;)" office:value-type="string" office:string-value="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7])-3" office:value-type="float" office:value="84" calcext:value-type="float">
            <text:p>84</text:p>
          </table:table-cell>
          <table:table-cell office:value-type="string" calcext:value-type="string">
            <text:p>C3 Ven 14 Febbraio, 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SLFP</text:p>
          </table:table-cell>
          <table:table-cell table:formula="of:=VLOOKUP([.F87];['file:///home/leega/workspace/goggles/db/seed_generators/training/Dati_Training.ods'#$exercises.$B$4:.$C$250];2;0)" office:value-type="string" office:string-value="SL forte/piano" calcext:value-type="string">
            <text:p>SL forte/piano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7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7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formula="of:=&quot;(select t.id from &quot;&amp;[.H$2]&amp;&quot; t where t.&quot;&amp;[.H$3]&amp;&quot; = '&quot;&amp;[.H8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7]&amp;&quot;,&quot;&amp;[.C87]&amp;&quot;,&quot;&amp;IF(ISBLANK([.D87]);0;[.D87])&amp;&quot;,&quot;&amp;IF(ISBLANK([.E87]);0;[.E87])&amp;&quot;,&quot;&amp;[.I87]&amp;&quot;,&quot;&amp;[.J87]&amp;&quot;,&quot;&amp;[.K87]&amp;&quot;,&quot;&amp;[.L87]&amp;&quot;,&quot;&amp;[.M87]&amp;&quot;,&quot;&amp;[.N87]&amp;&quot;,&quot;&amp;[.S87]&amp;&quot;,&quot;&amp;[.T87]&amp;&quot;,&quot;&amp;[.U87]&amp;&quot;,&quot;&amp;[.V87]&amp;&quot;,&quot;&amp;[.W87]&amp;&quot;,&quot;&amp;[.X87]&amp;&quot;,&quot;&amp;[.Y87]&amp;&quot;,0,CURDATE(),CURDATE())&quot;&amp;IF(INDIRECT(ADDRESS(ROW([.A87])+1;1))&gt;0;&quot;,&quot;;&quot;;&quot;)" office:value-type="string" office:string-value="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8])-3" office:value-type="float" office:value="85" calcext:value-type="float">
            <text:p>85</text:p>
          </table:table-cell>
          <table:table-cell office:value-type="string" calcext:value-type="string">
            <text:p>C3 Ven 14 Febbraio, 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88];['file:///home/leega/workspace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8]&amp;&quot;,&quot;&amp;[.C88]&amp;&quot;,&quot;&amp;IF(ISBLANK([.D88]);0;[.D88])&amp;&quot;,&quot;&amp;IF(ISBLANK([.E88]);0;[.E88])&amp;&quot;,&quot;&amp;[.I88]&amp;&quot;,&quot;&amp;[.J88]&amp;&quot;,&quot;&amp;[.K88]&amp;&quot;,&quot;&amp;[.L88]&amp;&quot;,&quot;&amp;[.M88]&amp;&quot;,&quot;&amp;[.N88]&amp;&quot;,&quot;&amp;[.S88]&amp;&quot;,&quot;&amp;[.T88]&amp;&quot;,&quot;&amp;[.U88]&amp;&quot;,&quot;&amp;[.V88]&amp;&quot;,&quot;&amp;[.W88]&amp;&quot;,&quot;&amp;[.X88]&amp;&quot;,&quot;&amp;[.Y88]&amp;&quot;,0,CURDATE(),CURDATE())&quot;&amp;IF(INDIRECT(ADDRESS(ROW([.A88])+1;1))&gt;0;&quot;,&quot;;&quot;;&quot;)" office:value-type="string" office:string-value="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89])-3" office:value-type="float" office:value="86" calcext:value-type="float">
            <text:p>86</text:p>
          </table:table-cell>
          <table:table-cell office:value-type="string" calcext:value-type="string">
            <text:p>C3 Ven 14 Febbraio, 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FAFP</text:p>
          </table:table-cell>
          <table:table-cell table:formula="of:=VLOOKUP([.F89];['file:///home/leega/workspace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8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89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formula="of:=&quot;(select t.id from &quot;&amp;[.H$2]&amp;&quot; t where t.&quot;&amp;[.H$3]&amp;&quot; = '&quot;&amp;[.H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89]&amp;&quot;,&quot;&amp;[.C89]&amp;&quot;,&quot;&amp;IF(ISBLANK([.D89]);0;[.D89])&amp;&quot;,&quot;&amp;IF(ISBLANK([.E89]);0;[.E89])&amp;&quot;,&quot;&amp;[.I89]&amp;&quot;,&quot;&amp;[.J89]&amp;&quot;,&quot;&amp;[.K89]&amp;&quot;,&quot;&amp;[.L89]&amp;&quot;,&quot;&amp;[.M89]&amp;&quot;,&quot;&amp;[.N89]&amp;&quot;,&quot;&amp;[.S89]&amp;&quot;,&quot;&amp;[.T89]&amp;&quot;,&quot;&amp;[.U89]&amp;&quot;,&quot;&amp;[.V89]&amp;&quot;,&quot;&amp;[.W89]&amp;&quot;,&quot;&amp;[.X89]&amp;&quot;,&quot;&amp;[.Y89]&amp;&quot;,0,CURDATE(),CURDATE())&quot;&amp;IF(INDIRECT(ADDRESS(ROW([.A89])+1;1))&gt;0;&quot;,&quot;;&quot;;&quot;)" office:value-type="string" office:string-value="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0])-3" office:value-type="float" office:value="87" calcext:value-type="float">
            <text:p>87</text:p>
          </table:table-cell>
          <table:table-cell office:value-type="string" calcext:value-type="string">
            <text:p>C3 Ven 14 Febbraio, 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90];['file:///home/leega/workspace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9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0]&amp;&quot;,&quot;&amp;[.C90]&amp;&quot;,&quot;&amp;IF(ISBLANK([.D90]);0;[.D90])&amp;&quot;,&quot;&amp;IF(ISBLANK([.E90]);0;[.E90])&amp;&quot;,&quot;&amp;[.I90]&amp;&quot;,&quot;&amp;[.J90]&amp;&quot;,&quot;&amp;[.K90]&amp;&quot;,&quot;&amp;[.L90]&amp;&quot;,&quot;&amp;[.M90]&amp;&quot;,&quot;&amp;[.N90]&amp;&quot;,&quot;&amp;[.S90]&amp;&quot;,&quot;&amp;[.T90]&amp;&quot;,&quot;&amp;[.U90]&amp;&quot;,&quot;&amp;[.V90]&amp;&quot;,&quot;&amp;[.W90]&amp;&quot;,&quot;&amp;[.X90]&amp;&quot;,&quot;&amp;[.Y90]&amp;&quot;,0,CURDATE(),CURDATE())&quot;&amp;IF(INDIRECT(ADDRESS(ROW([.A90])+1;1))&gt;0;&quot;,&quot;;&quot;;&quot;)" office:value-type="string" office:string-value="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1])-3" office:value-type="float" office:value="88" calcext:value-type="float">
            <text:p>88</text:p>
          </table:table-cell>
          <table:table-cell office:value-type="string" calcext:value-type="string">
            <text:p>C3 Ven 14 Febbraio, 5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FAFP</text:p>
          </table:table-cell>
          <table:table-cell table:formula="of:=VLOOKUP([.F91];['file:///home/leega/workspace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formula="of:=&quot;(select t.id from &quot;&amp;[.B$2]&amp;&quot; t where t.&quot;&amp;[.B$3]&amp;&quot; = '&quot;&amp;[.B9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91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formula="of:=&quot;(select t.id from &quot;&amp;[.H$2]&amp;&quot; t where t.&quot;&amp;[.H$3]&amp;&quot; = '&quot;&amp;[.H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1]&amp;&quot;,&quot;&amp;[.C91]&amp;&quot;,&quot;&amp;IF(ISBLANK([.D91]);0;[.D91])&amp;&quot;,&quot;&amp;IF(ISBLANK([.E91]);0;[.E91])&amp;&quot;,&quot;&amp;[.I91]&amp;&quot;,&quot;&amp;[.J91]&amp;&quot;,&quot;&amp;[.K91]&amp;&quot;,&quot;&amp;[.L91]&amp;&quot;,&quot;&amp;[.M91]&amp;&quot;,&quot;&amp;[.N91]&amp;&quot;,&quot;&amp;[.S91]&amp;&quot;,&quot;&amp;[.T91]&amp;&quot;,&quot;&amp;[.U91]&amp;&quot;,&quot;&amp;[.V91]&amp;&quot;,&quot;&amp;[.W91]&amp;&quot;,&quot;&amp;[.X91]&amp;&quot;,&quot;&amp;[.Y91]&amp;&quot;,0,CURDATE(),CURDATE())&quot;&amp;IF(INDIRECT(ADDRESS(ROW([.A91])+1;1))&gt;0;&quot;,&quot;;&quot;;&quot;)" office:value-type="string" office:string-value="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2])-3" office:value-type="float" office:value="89" calcext:value-type="float">
            <text:p>89</text:p>
          </table:table-cell>
          <table:table-cell office:value-type="string" calcext:value-type="string">
            <text:p>C3 Ven 14 Febbraio, 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92];['file:///home/leega/workspace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9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2]&amp;&quot;,&quot;&amp;[.C92]&amp;&quot;,&quot;&amp;IF(ISBLANK([.D92]);0;[.D92])&amp;&quot;,&quot;&amp;IF(ISBLANK([.E92]);0;[.E92])&amp;&quot;,&quot;&amp;[.I92]&amp;&quot;,&quot;&amp;[.J92]&amp;&quot;,&quot;&amp;[.K92]&amp;&quot;,&quot;&amp;[.L92]&amp;&quot;,&quot;&amp;[.M92]&amp;&quot;,&quot;&amp;[.N92]&amp;&quot;,&quot;&amp;[.S92]&amp;&quot;,&quot;&amp;[.T92]&amp;&quot;,&quot;&amp;[.U92]&amp;&quot;,&quot;&amp;[.V92]&amp;&quot;,&quot;&amp;[.W92]&amp;&quot;,&quot;&amp;[.X92]&amp;&quot;,&quot;&amp;[.Y92]&amp;&quot;,0,CURDATE(),CURDATE())&quot;&amp;IF(INDIRECT(ADDRESS(ROW([.A92])+1;1))&gt;0;&quot;,&quot;;&quot;;&quot;)" office:value-type="string" office:string-value="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3])-3" office:value-type="float" office:value="90" calcext:value-type="float">
            <text:p>90</text:p>
          </table:table-cell>
          <table:table-cell office:value-type="string" calcext:value-type="string">
            <text:p>C3 Ven 14 Febbraio, 5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GSLRA</text:p>
          </table:table-cell>
          <table:table-cell table:formula="of:=VLOOKUP([.F93];['file:///home/leega/workspace/goggles/db/seed_generators/training/Dati_Training.ods'#$exercises.$B$4:.$C$250];2;0)" office:value-type="string" office:string-value="Gambe SL/RA" calcext:value-type="string">
            <text:p>Gambe SL/RA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F$2]&amp;&quot; t where t.&quot;&amp;[.F$3]&amp;&quot; = '&quot;&amp;[.F9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H$2]&amp;&quot; t where t.&quot;&amp;[.H$3]&amp;&quot; = '&quot;&amp;[.H9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3]&amp;&quot;,&quot;&amp;[.C93]&amp;&quot;,&quot;&amp;IF(ISBLANK([.D93]);0;[.D93])&amp;&quot;,&quot;&amp;IF(ISBLANK([.E93]);0;[.E93])&amp;&quot;,&quot;&amp;[.I93]&amp;&quot;,&quot;&amp;[.J93]&amp;&quot;,&quot;&amp;[.K93]&amp;&quot;,&quot;&amp;[.L93]&amp;&quot;,&quot;&amp;[.M93]&amp;&quot;,&quot;&amp;[.N93]&amp;&quot;,&quot;&amp;[.S93]&amp;&quot;,&quot;&amp;[.T93]&amp;&quot;,&quot;&amp;[.U93]&amp;&quot;,&quot;&amp;[.V93]&amp;&quot;,&quot;&amp;[.W93]&amp;&quot;,&quot;&amp;[.X93]&amp;&quot;,&quot;&amp;[.Y93]&amp;&quot;,0,CURDATE(),CURDATE())&quot;&amp;IF(INDIRECT(ADDRESS(ROW([.A93])+1;1))&gt;0;&quot;,&quot;;&quot;;&quot;)" office:value-type="string" office:string-value="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4])-3" office:value-type="float" office:value="91" calcext:value-type="float">
            <text:p>91</text:p>
          </table:table-cell>
          <table:table-cell office:value-type="string" calcext:value-type="string">
            <text:p>Aerobico frizzante Lun 17 Febbraio, 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94];['file:///home/leega/workspace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9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9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4]&amp;&quot;,&quot;&amp;[.C94]&amp;&quot;,&quot;&amp;IF(ISBLANK([.D94]);0;[.D94])&amp;&quot;,&quot;&amp;IF(ISBLANK([.E94]);0;[.E94])&amp;&quot;,&quot;&amp;[.I94]&amp;&quot;,&quot;&amp;[.J94]&amp;&quot;,&quot;&amp;[.K94]&amp;&quot;,&quot;&amp;[.L94]&amp;&quot;,&quot;&amp;[.M94]&amp;&quot;,&quot;&amp;[.N94]&amp;&quot;,&quot;&amp;[.S94]&amp;&quot;,&quot;&amp;[.T94]&amp;&quot;,&quot;&amp;[.U94]&amp;&quot;,&quot;&amp;[.V94]&amp;&quot;,&quot;&amp;[.W94]&amp;&quot;,&quot;&amp;[.X94]&amp;&quot;,&quot;&amp;[.Y94]&amp;&quot;,0,CURDATE(),CURDATE())&quot;&amp;IF(INDIRECT(ADDRESS(ROW([.A94])+1;1))&gt;0;&quot;,&quot;;&quot;;&quot;)" office:value-type="string" office:string-value="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5])-3" office:value-type="float" office:value="92" calcext:value-type="float">
            <text:p>92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AA</text:p>
          </table:table-cell>
          <table:table-cell table:formula="of:=VLOOKUP([.F95];['file:///home/leega/workspace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9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H$2]&amp;&quot; t where t.&quot;&amp;[.H$3]&amp;&quot; = '&quot;&amp;[.H9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5]&amp;&quot;,&quot;&amp;[.C95]&amp;&quot;,&quot;&amp;IF(ISBLANK([.D95]);0;[.D95])&amp;&quot;,&quot;&amp;IF(ISBLANK([.E95]);0;[.E95])&amp;&quot;,&quot;&amp;[.I95]&amp;&quot;,&quot;&amp;[.J95]&amp;&quot;,&quot;&amp;[.K95]&amp;&quot;,&quot;&amp;[.L95]&amp;&quot;,&quot;&amp;[.M95]&amp;&quot;,&quot;&amp;[.N95]&amp;&quot;,&quot;&amp;[.S95]&amp;&quot;,&quot;&amp;[.T95]&amp;&quot;,&quot;&amp;[.U95]&amp;&quot;,&quot;&amp;[.V95]&amp;&quot;,&quot;&amp;[.W95]&amp;&quot;,&quot;&amp;[.X95]&amp;&quot;,&quot;&amp;[.Y95]&amp;&quot;,0,CURDATE(),CURDATE())&quot;&amp;IF(INDIRECT(ADDRESS(ROW([.A95])+1;1))&gt;0;&quot;,&quot;;&quot;;&quot;)" office:value-type="string" office:string-value="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6])-3" office:value-type="float" office:value="93" calcext:value-type="float">
            <text:p>93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96];['file:///home/leega/workspace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9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9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6]&amp;&quot;,&quot;&amp;[.C96]&amp;&quot;,&quot;&amp;IF(ISBLANK([.D96]);0;[.D96])&amp;&quot;,&quot;&amp;IF(ISBLANK([.E96]);0;[.E96])&amp;&quot;,&quot;&amp;[.I96]&amp;&quot;,&quot;&amp;[.J96]&amp;&quot;,&quot;&amp;[.K96]&amp;&quot;,&quot;&amp;[.L96]&amp;&quot;,&quot;&amp;[.M96]&amp;&quot;,&quot;&amp;[.N96]&amp;&quot;,&quot;&amp;[.S96]&amp;&quot;,&quot;&amp;[.T96]&amp;&quot;,&quot;&amp;[.U96]&amp;&quot;,&quot;&amp;[.V96]&amp;&quot;,&quot;&amp;[.W96]&amp;&quot;,&quot;&amp;[.X96]&amp;&quot;,&quot;&amp;[.Y96]&amp;&quot;,0,CURDATE(),CURDATE())&quot;&amp;IF(INDIRECT(ADDRESS(ROW([.A96])+1;1))&gt;0;&quot;,&quot;;&quot;;&quot;)" office:value-type="string" office:string-value="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7])-3" office:value-type="float" office:value="94" calcext:value-type="float">
            <text:p>94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97];['file:///home/leega/workspace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7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9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9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7]&amp;&quot;,&quot;&amp;[.C97]&amp;&quot;,&quot;&amp;IF(ISBLANK([.D97]);0;[.D97])&amp;&quot;,&quot;&amp;IF(ISBLANK([.E97]);0;[.E97])&amp;&quot;,&quot;&amp;[.I97]&amp;&quot;,&quot;&amp;[.J97]&amp;&quot;,&quot;&amp;[.K97]&amp;&quot;,&quot;&amp;[.L97]&amp;&quot;,&quot;&amp;[.M97]&amp;&quot;,&quot;&amp;[.N97]&amp;&quot;,&quot;&amp;[.S97]&amp;&quot;,&quot;&amp;[.T97]&amp;&quot;,&quot;&amp;[.U97]&amp;&quot;,&quot;&amp;[.V97]&amp;&quot;,&quot;&amp;[.W97]&amp;&quot;,&quot;&amp;[.X97]&amp;&quot;,&quot;&amp;[.Y97]&amp;&quot;,0,CURDATE(),CURDATE())&quot;&amp;IF(INDIRECT(ADDRESS(ROW([.A97])+1;1))&gt;0;&quot;,&quot;;&quot;;&quot;)" office:value-type="string" office:string-value="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8])-3" office:value-type="float" office:value="95" calcext:value-type="float">
            <text:p>95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SB</text:p>
          </table:table-cell>
          <table:table-cell table:formula="of:=VLOOKUP([.F98];['file:///home/leega/workspace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8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98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formula="of:=&quot;(select t.id from &quot;&amp;[.H$2]&amp;&quot; t where t.&quot;&amp;[.H$3]&amp;&quot; = '&quot;&amp;[.H9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8]&amp;&quot;,&quot;&amp;[.C98]&amp;&quot;,&quot;&amp;IF(ISBLANK([.D98]);0;[.D98])&amp;&quot;,&quot;&amp;IF(ISBLANK([.E98]);0;[.E98])&amp;&quot;,&quot;&amp;[.I98]&amp;&quot;,&quot;&amp;[.J98]&amp;&quot;,&quot;&amp;[.K98]&amp;&quot;,&quot;&amp;[.L98]&amp;&quot;,&quot;&amp;[.M98]&amp;&quot;,&quot;&amp;[.N98]&amp;&quot;,&quot;&amp;[.S98]&amp;&quot;,&quot;&amp;[.T98]&amp;&quot;,&quot;&amp;[.U98]&amp;&quot;,&quot;&amp;[.V98]&amp;&quot;,&quot;&amp;[.W98]&amp;&quot;,&quot;&amp;[.X98]&amp;&quot;,&quot;&amp;[.Y98]&amp;&quot;,0,CURDATE(),CURDATE())&quot;&amp;IF(INDIRECT(ADDRESS(ROW([.A98])+1;1))&gt;0;&quot;,&quot;;&quot;;&quot;)" office:value-type="string" office:string-value="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99])-3" office:value-type="float" office:value="96" calcext:value-type="float">
            <text:p>96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CP</text:p>
          </table:table-cell>
          <table:table-cell table:formula="of:=VLOOKUP([.F99];['file:///home/leega/workspace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9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9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H$2]&amp;&quot; t where t.&quot;&amp;[.H$3]&amp;&quot; = '&quot;&amp;[.H9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99]&amp;&quot;,&quot;&amp;[.C99]&amp;&quot;,&quot;&amp;IF(ISBLANK([.D99]);0;[.D99])&amp;&quot;,&quot;&amp;IF(ISBLANK([.E99]);0;[.E99])&amp;&quot;,&quot;&amp;[.I99]&amp;&quot;,&quot;&amp;[.J99]&amp;&quot;,&quot;&amp;[.K99]&amp;&quot;,&quot;&amp;[.L99]&amp;&quot;,&quot;&amp;[.M99]&amp;&quot;,&quot;&amp;[.N99]&amp;&quot;,&quot;&amp;[.S99]&amp;&quot;,&quot;&amp;[.T99]&amp;&quot;,&quot;&amp;[.U99]&amp;&quot;,&quot;&amp;[.V99]&amp;&quot;,&quot;&amp;[.W99]&amp;&quot;,&quot;&amp;[.X99]&amp;&quot;,&quot;&amp;[.Y99]&amp;&quot;,0,CURDATE(),CURDATE())&quot;&amp;IF(INDIRECT(ADDRESS(ROW([.A99])+1;1))&gt;0;&quot;,&quot;;&quot;;&quot;)" office:value-type="string" office:string-value="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0])-3" office:value-type="float" office:value="97" calcext:value-type="float">
            <text:p>97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DA</text:p>
          </table:table-cell>
          <table:table-cell table:formula="of:=VLOOKUP([.F100];['file:///home/leega/workspace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0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10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H$2]&amp;&quot; t where t.&quot;&amp;[.H$3]&amp;&quot; = '&quot;&amp;[.H10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0]&amp;&quot;,&quot;&amp;[.C100]&amp;&quot;,&quot;&amp;IF(ISBLANK([.D100]);0;[.D100])&amp;&quot;,&quot;&amp;IF(ISBLANK([.E100]);0;[.E100])&amp;&quot;,&quot;&amp;[.I100]&amp;&quot;,&quot;&amp;[.J100]&amp;&quot;,&quot;&amp;[.K100]&amp;&quot;,&quot;&amp;[.L100]&amp;&quot;,&quot;&amp;[.M100]&amp;&quot;,&quot;&amp;[.N100]&amp;&quot;,&quot;&amp;[.S100]&amp;&quot;,&quot;&amp;[.T100]&amp;&quot;,&quot;&amp;[.U100]&amp;&quot;,&quot;&amp;[.V100]&amp;&quot;,&quot;&amp;[.W100]&amp;&quot;,&quot;&amp;[.X100]&amp;&quot;,&quot;&amp;[.Y100]&amp;&quot;,0,CURDATE(),CURDATE())&quot;&amp;IF(INDIRECT(ADDRESS(ROW([.A100])+1;1))&gt;0;&quot;,&quot;;&quot;;&quot;)" office:value-type="string" office:string-value="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1])-3" office:value-type="float" office:value="98" calcext:value-type="float">
            <text:p>98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FACM</text:p>
          </table:table-cell>
          <table:table-cell table:formula="of:=VLOOKUP([.F101];['file:///home/leega/workspace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1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10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formula="of:=&quot;(select t.id from &quot;&amp;[.H$2]&amp;&quot; t where t.&quot;&amp;[.H$3]&amp;&quot; = '&quot;&amp;[.H1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1]&amp;&quot;,&quot;&amp;[.C101]&amp;&quot;,&quot;&amp;IF(ISBLANK([.D101]);0;[.D101])&amp;&quot;,&quot;&amp;IF(ISBLANK([.E101]);0;[.E101])&amp;&quot;,&quot;&amp;[.I101]&amp;&quot;,&quot;&amp;[.J101]&amp;&quot;,&quot;&amp;[.K101]&amp;&quot;,&quot;&amp;[.L101]&amp;&quot;,&quot;&amp;[.M101]&amp;&quot;,&quot;&amp;[.N101]&amp;&quot;,&quot;&amp;[.S101]&amp;&quot;,&quot;&amp;[.T101]&amp;&quot;,&quot;&amp;[.U101]&amp;&quot;,&quot;&amp;[.V101]&amp;&quot;,&quot;&amp;[.W101]&amp;&quot;,&quot;&amp;[.X101]&amp;&quot;,&quot;&amp;[.Y101]&amp;&quot;,0,CURDATE(),CURDATE())&quot;&amp;IF(INDIRECT(ADDRESS(ROW([.A101])+1;1))&gt;0;&quot;,&quot;;&quot;;&quot;)" office:value-type="string" office:string-value="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2])-3" office:value-type="float" office:value="99" calcext:value-type="float">
            <text:p>99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DOCM</text:p>
          </table:table-cell>
          <table:table-cell table:formula="of:=VLOOKUP([.F102];['file:///home/leega/workspace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2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102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formula="of:=&quot;(select t.id from &quot;&amp;[.H$2]&amp;&quot; t where t.&quot;&amp;[.H$3]&amp;&quot; = '&quot;&amp;[.H1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2]&amp;&quot;,&quot;&amp;[.C102]&amp;&quot;,&quot;&amp;IF(ISBLANK([.D102]);0;[.D102])&amp;&quot;,&quot;&amp;IF(ISBLANK([.E102]);0;[.E102])&amp;&quot;,&quot;&amp;[.I102]&amp;&quot;,&quot;&amp;[.J102]&amp;&quot;,&quot;&amp;[.K102]&amp;&quot;,&quot;&amp;[.L102]&amp;&quot;,&quot;&amp;[.M102]&amp;&quot;,&quot;&amp;[.N102]&amp;&quot;,&quot;&amp;[.S102]&amp;&quot;,&quot;&amp;[.T102]&amp;&quot;,&quot;&amp;[.U102]&amp;&quot;,&quot;&amp;[.V102]&amp;&quot;,&quot;&amp;[.W102]&amp;&quot;,&quot;&amp;[.X102]&amp;&quot;,&quot;&amp;[.Y102]&amp;&quot;,0,CURDATE(),CURDATE())&quot;&amp;IF(INDIRECT(ADDRESS(ROW([.A102])+1;1))&gt;0;&quot;,&quot;;&quot;;&quot;)" office:value-type="string" office:string-value="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3])-3" office:value-type="float" office:value="100" calcext:value-type="float">
            <text:p>100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RACM</text:p>
          </table:table-cell>
          <table:table-cell table:formula="of:=VLOOKUP([.F103];['file:///home/leega/workspace/goggles/db/seed_generators/training/Dati_Training.ods'#$exercises.$B$4:.$C$250];2;0)" office:value-type="string" office:string-value="RA completo resistenza" calcext:value-type="string">
            <text:p>RA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3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103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formula="of:=&quot;(select t.id from &quot;&amp;[.H$2]&amp;&quot; t where t.&quot;&amp;[.H$3]&amp;&quot; = '&quot;&amp;[.H1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3]&amp;&quot;,&quot;&amp;[.C103]&amp;&quot;,&quot;&amp;IF(ISBLANK([.D103]);0;[.D103])&amp;&quot;,&quot;&amp;IF(ISBLANK([.E103]);0;[.E103])&amp;&quot;,&quot;&amp;[.I103]&amp;&quot;,&quot;&amp;[.J103]&amp;&quot;,&quot;&amp;[.K103]&amp;&quot;,&quot;&amp;[.L103]&amp;&quot;,&quot;&amp;[.M103]&amp;&quot;,&quot;&amp;[.N103]&amp;&quot;,&quot;&amp;[.S103]&amp;&quot;,&quot;&amp;[.T103]&amp;&quot;,&quot;&amp;[.U103]&amp;&quot;,&quot;&amp;[.V103]&amp;&quot;,&quot;&amp;[.W103]&amp;&quot;,&quot;&amp;[.X103]&amp;&quot;,&quot;&amp;[.Y103]&amp;&quot;,0,CURDATE(),CURDATE())&quot;&amp;IF(INDIRECT(ADDRESS(ROW([.A103])+1;1))&gt;0;&quot;,&quot;;&quot;;&quot;)" office:value-type="string" office:string-value="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4])-3" office:value-type="float" office:value="101" calcext:value-type="float">
            <text:p>101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SLCM</text:p>
          </table:table-cell>
          <table:table-cell table:formula="of:=VLOOKUP([.F104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1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4]&amp;&quot;,&quot;&amp;[.C104]&amp;&quot;,&quot;&amp;IF(ISBLANK([.D104]);0;[.D104])&amp;&quot;,&quot;&amp;IF(ISBLANK([.E104]);0;[.E104])&amp;&quot;,&quot;&amp;[.I104]&amp;&quot;,&quot;&amp;[.J104]&amp;&quot;,&quot;&amp;[.K104]&amp;&quot;,&quot;&amp;[.L104]&amp;&quot;,&quot;&amp;[.M104]&amp;&quot;,&quot;&amp;[.N104]&amp;&quot;,&quot;&amp;[.S104]&amp;&quot;,&quot;&amp;[.T104]&amp;&quot;,&quot;&amp;[.U104]&amp;&quot;,&quot;&amp;[.V104]&amp;&quot;,&quot;&amp;[.W104]&amp;&quot;,&quot;&amp;[.X104]&amp;&quot;,&quot;&amp;[.Y104]&amp;&quot;,0,CURDATE(),CURDATE())&quot;&amp;IF(INDIRECT(ADDRESS(ROW([.A104])+1;1))&gt;0;&quot;,&quot;;&quot;;&quot;)" office:value-type="string" office:string-value="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5])-3" office:value-type="float" office:value="102" calcext:value-type="float">
            <text:p>102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GSLRA</text:p>
          </table:table-cell>
          <table:table-cell table:formula="of:=VLOOKUP([.F105];['file:///home/leega/workspace/goggles/db/seed_generators/training/Dati_Training.ods'#$exercises.$B$4:.$C$250];2;0)" office:value-type="string" office:string-value="Gambe SL/RA" calcext:value-type="string">
            <text:p>Gambe SL/R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10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formula="of:=&quot;(select t.id from &quot;&amp;[.H$2]&amp;&quot; t where t.&quot;&amp;[.H$3]&amp;&quot; = '&quot;&amp;[.H1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5]&amp;&quot;,&quot;&amp;[.C105]&amp;&quot;,&quot;&amp;IF(ISBLANK([.D105]);0;[.D105])&amp;&quot;,&quot;&amp;IF(ISBLANK([.E105]);0;[.E105])&amp;&quot;,&quot;&amp;[.I105]&amp;&quot;,&quot;&amp;[.J105]&amp;&quot;,&quot;&amp;[.K105]&amp;&quot;,&quot;&amp;[.L105]&amp;&quot;,&quot;&amp;[.M105]&amp;&quot;,&quot;&amp;[.N105]&amp;&quot;,&quot;&amp;[.S105]&amp;&quot;,&quot;&amp;[.T105]&amp;&quot;,&quot;&amp;[.U105]&amp;&quot;,&quot;&amp;[.V105]&amp;&quot;,&quot;&amp;[.W105]&amp;&quot;,&quot;&amp;[.X105]&amp;&quot;,&quot;&amp;[.Y105]&amp;&quot;,0,CURDATE(),CURDATE())&quot;&amp;IF(INDIRECT(ADDRESS(ROW([.A105])+1;1))&gt;0;&quot;,&quot;;&quot;;&quot;)" office:value-type="string" office:string-value="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6])-3" office:value-type="float" office:value="103" calcext:value-type="float">
            <text:p>103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1PIAC</text:p>
          </table:table-cell>
          <table:table-cell table:formula="of:=VLOOKUP([.F106];['file:///home/leega/workspace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D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F$2]&amp;&quot; t where t.&quot;&amp;[.F$3]&amp;&quot; = '&quot;&amp;[.F1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0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1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6]&amp;&quot;,&quot;&amp;[.C106]&amp;&quot;,&quot;&amp;IF(ISBLANK([.D106]);0;[.D106])&amp;&quot;,&quot;&amp;IF(ISBLANK([.E106]);0;[.E106])&amp;&quot;,&quot;&amp;[.I106]&amp;&quot;,&quot;&amp;[.J106]&amp;&quot;,&quot;&amp;[.K106]&amp;&quot;,&quot;&amp;[.L106]&amp;&quot;,&quot;&amp;[.M106]&amp;&quot;,&quot;&amp;[.N106]&amp;&quot;,&quot;&amp;[.S106]&amp;&quot;,&quot;&amp;[.T106]&amp;&quot;,&quot;&amp;[.U106]&amp;&quot;,&quot;&amp;[.V106]&amp;&quot;,&quot;&amp;[.W106]&amp;&quot;,&quot;&amp;[.X106]&amp;&quot;,&quot;&amp;[.Y106]&amp;&quot;,0,CURDATE(),CURDATE())&quot;&amp;IF(INDIRECT(ADDRESS(ROW([.A106])+1;1))&gt;0;&quot;,&quot;;&quot;;&quot;)" office:value-type="string" office:string-value="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7])-3" office:value-type="float" office:value="104" calcext:value-type="float">
            <text:p>104</text:p>
          </table:table-cell>
          <table:table-cell office:value-type="string" calcext:value-type="string">
            <text:p>VO2Max con partenze Mar 18 Febbraio, 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107];['file:///home/leega/workspace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0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0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1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7]&amp;&quot;,&quot;&amp;[.C107]&amp;&quot;,&quot;&amp;IF(ISBLANK([.D107]);0;[.D107])&amp;&quot;,&quot;&amp;IF(ISBLANK([.E107]);0;[.E107])&amp;&quot;,&quot;&amp;[.I107]&amp;&quot;,&quot;&amp;[.J107]&amp;&quot;,&quot;&amp;[.K107]&amp;&quot;,&quot;&amp;[.L107]&amp;&quot;,&quot;&amp;[.M107]&amp;&quot;,&quot;&amp;[.N107]&amp;&quot;,&quot;&amp;[.S107]&amp;&quot;,&quot;&amp;[.T107]&amp;&quot;,&quot;&amp;[.U107]&amp;&quot;,&quot;&amp;[.V107]&amp;&quot;,&quot;&amp;[.W107]&amp;&quot;,&quot;&amp;[.X107]&amp;&quot;,&quot;&amp;[.Y107]&amp;&quot;,0,CURDATE(),CURDATE())&quot;&amp;IF(INDIRECT(ADDRESS(ROW([.A107])+1;1))&gt;0;&quot;,&quot;;&quot;;&quot;)" office:value-type="string" office:string-value="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8])-3" office:value-type="float" office:value="105" calcext:value-type="float">
            <text:p>105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PG</text:p>
          </table:table-cell>
          <table:table-cell table:formula="of:=VLOOKUP([.F108];['file:///home/leega/workspace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08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formula="of:=&quot;(select t.id from &quot;&amp;[.H$2]&amp;&quot; t where t.&quot;&amp;[.H$3]&amp;&quot; = '&quot;&amp;[.H1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8]&amp;&quot;,&quot;&amp;[.C108]&amp;&quot;,&quot;&amp;IF(ISBLANK([.D108]);0;[.D108])&amp;&quot;,&quot;&amp;IF(ISBLANK([.E108]);0;[.E108])&amp;&quot;,&quot;&amp;[.I108]&amp;&quot;,&quot;&amp;[.J108]&amp;&quot;,&quot;&amp;[.K108]&amp;&quot;,&quot;&amp;[.L108]&amp;&quot;,&quot;&amp;[.M108]&amp;&quot;,&quot;&amp;[.N108]&amp;&quot;,&quot;&amp;[.S108]&amp;&quot;,&quot;&amp;[.T108]&amp;&quot;,&quot;&amp;[.U108]&amp;&quot;,&quot;&amp;[.V108]&amp;&quot;,&quot;&amp;[.W108]&amp;&quot;,&quot;&amp;[.X108]&amp;&quot;,&quot;&amp;[.Y108]&amp;&quot;,0,CURDATE(),CURDATE())&quot;&amp;IF(INDIRECT(ADDRESS(ROW([.A108])+1;1))&gt;0;&quot;,&quot;;&quot;;&quot;)" office:value-type="string" office:string-value="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09])-3" office:value-type="float" office:value="106" calcext:value-type="float">
            <text:p>106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109];['file:///home/leega/workspace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0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0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1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09]&amp;&quot;,&quot;&amp;[.C109]&amp;&quot;,&quot;&amp;IF(ISBLANK([.D109]);0;[.D109])&amp;&quot;,&quot;&amp;IF(ISBLANK([.E109]);0;[.E109])&amp;&quot;,&quot;&amp;[.I109]&amp;&quot;,&quot;&amp;[.J109]&amp;&quot;,&quot;&amp;[.K109]&amp;&quot;,&quot;&amp;[.L109]&amp;&quot;,&quot;&amp;[.M109]&amp;&quot;,&quot;&amp;[.N109]&amp;&quot;,&quot;&amp;[.S109]&amp;&quot;,&quot;&amp;[.T109]&amp;&quot;,&quot;&amp;[.U109]&amp;&quot;,&quot;&amp;[.V109]&amp;&quot;,&quot;&amp;[.W109]&amp;&quot;,&quot;&amp;[.X109]&amp;&quot;,&quot;&amp;[.Y109]&amp;&quot;,0,CURDATE(),CURDATE())&quot;&amp;IF(INDIRECT(ADDRESS(ROW([.A109])+1;1))&gt;0;&quot;,&quot;;&quot;;&quot;)" office:value-type="string" office:string-value="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0])-3" office:value-type="float" office:value="107" calcext:value-type="float">
            <text:p>10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110];['file:///home/leega/workspace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1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0]&amp;&quot;,&quot;&amp;[.C110]&amp;&quot;,&quot;&amp;IF(ISBLANK([.D110]);0;[.D110])&amp;&quot;,&quot;&amp;IF(ISBLANK([.E110]);0;[.E110])&amp;&quot;,&quot;&amp;[.I110]&amp;&quot;,&quot;&amp;[.J110]&amp;&quot;,&quot;&amp;[.K110]&amp;&quot;,&quot;&amp;[.L110]&amp;&quot;,&quot;&amp;[.M110]&amp;&quot;,&quot;&amp;[.N110]&amp;&quot;,&quot;&amp;[.S110]&amp;&quot;,&quot;&amp;[.T110]&amp;&quot;,&quot;&amp;[.U110]&amp;&quot;,&quot;&amp;[.V110]&amp;&quot;,&quot;&amp;[.W110]&amp;&quot;,&quot;&amp;[.X110]&amp;&quot;,&quot;&amp;[.Y110]&amp;&quot;,0,CURDATE(),CURDATE())&quot;&amp;IF(INDIRECT(ADDRESS(ROW([.A110])+1;1))&gt;0;&quot;,&quot;;&quot;;&quot;)" office:value-type="string" office:string-value="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1])-3" office:value-type="float" office:value="108" calcext:value-type="float">
            <text:p>108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SB</text:p>
          </table:table-cell>
          <table:table-cell table:formula="of:=VLOOKUP([.F111];['file:///home/leega/workspace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1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formula="of:=&quot;(select t.id from &quot;&amp;[.H$2]&amp;&quot; t where t.&quot;&amp;[.H$3]&amp;&quot; = '&quot;&amp;[.H1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1]&amp;&quot;,&quot;&amp;[.C111]&amp;&quot;,&quot;&amp;IF(ISBLANK([.D111]);0;[.D111])&amp;&quot;,&quot;&amp;IF(ISBLANK([.E111]);0;[.E111])&amp;&quot;,&quot;&amp;[.I111]&amp;&quot;,&quot;&amp;[.J111]&amp;&quot;,&quot;&amp;[.K111]&amp;&quot;,&quot;&amp;[.L111]&amp;&quot;,&quot;&amp;[.M111]&amp;&quot;,&quot;&amp;[.N111]&amp;&quot;,&quot;&amp;[.S111]&amp;&quot;,&quot;&amp;[.T111]&amp;&quot;,&quot;&amp;[.U111]&amp;&quot;,&quot;&amp;[.V111]&amp;&quot;,&quot;&amp;[.W111]&amp;&quot;,&quot;&amp;[.X111]&amp;&quot;,&quot;&amp;[.Y111]&amp;&quot;,0,CURDATE(),CURDATE())&quot;&amp;IF(INDIRECT(ADDRESS(ROW([.A111])+1;1))&gt;0;&quot;,&quot;;&quot;;&quot;)" office:value-type="string" office:string-value="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2])-3" office:value-type="float" office:value="109" calcext:value-type="float">
            <text:p>109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CP</text:p>
          </table:table-cell>
          <table:table-cell table:formula="of:=VLOOKUP([.F112];['file:///home/leega/workspace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H$2]&amp;&quot; t where t.&quot;&amp;[.H$3]&amp;&quot; = '&quot;&amp;[.H1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2]&amp;&quot;,&quot;&amp;[.C112]&amp;&quot;,&quot;&amp;IF(ISBLANK([.D112]);0;[.D112])&amp;&quot;,&quot;&amp;IF(ISBLANK([.E112]);0;[.E112])&amp;&quot;,&quot;&amp;[.I112]&amp;&quot;,&quot;&amp;[.J112]&amp;&quot;,&quot;&amp;[.K112]&amp;&quot;,&quot;&amp;[.L112]&amp;&quot;,&quot;&amp;[.M112]&amp;&quot;,&quot;&amp;[.N112]&amp;&quot;,&quot;&amp;[.S112]&amp;&quot;,&quot;&amp;[.T112]&amp;&quot;,&quot;&amp;[.U112]&amp;&quot;,&quot;&amp;[.V112]&amp;&quot;,&quot;&amp;[.W112]&amp;&quot;,&quot;&amp;[.X112]&amp;&quot;,&quot;&amp;[.Y112]&amp;&quot;,0,CURDATE(),CURDATE())&quot;&amp;IF(INDIRECT(ADDRESS(ROW([.A112])+1;1))&gt;0;&quot;,&quot;;&quot;;&quot;)" office:value-type="string" office:string-value="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3])-3" office:value-type="float" office:value="110" calcext:value-type="float">
            <text:p>110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DA</text:p>
          </table:table-cell>
          <table:table-cell table:formula="of:=VLOOKUP([.F113];['file:///home/leega/workspace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H$2]&amp;&quot; t where t.&quot;&amp;[.H$3]&amp;&quot; = '&quot;&amp;[.H1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3]&amp;&quot;,&quot;&amp;[.C113]&amp;&quot;,&quot;&amp;IF(ISBLANK([.D113]);0;[.D113])&amp;&quot;,&quot;&amp;IF(ISBLANK([.E113]);0;[.E113])&amp;&quot;,&quot;&amp;[.I113]&amp;&quot;,&quot;&amp;[.J113]&amp;&quot;,&quot;&amp;[.K113]&amp;&quot;,&quot;&amp;[.L113]&amp;&quot;,&quot;&amp;[.M113]&amp;&quot;,&quot;&amp;[.N113]&amp;&quot;,&quot;&amp;[.S113]&amp;&quot;,&quot;&amp;[.T113]&amp;&quot;,&quot;&amp;[.U113]&amp;&quot;,&quot;&amp;[.V113]&amp;&quot;,&quot;&amp;[.W113]&amp;&quot;,&quot;&amp;[.X113]&amp;&quot;,&quot;&amp;[.Y113]&amp;&quot;,0,CURDATE(),CURDATE())&quot;&amp;IF(INDIRECT(ADDRESS(ROW([.A113])+1;1))&gt;0;&quot;,&quot;;&quot;;&quot;)" office:value-type="string" office:string-value="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4])-3" office:value-type="float" office:value="111" calcext:value-type="float">
            <text:p>111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SLFA</text:p>
          </table:table-cell>
          <table:table-cell table:formula="of:=VLOOKUP([.F114];['file:///home/leega/workspace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4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formula="of:=&quot;(select t.id from &quot;&amp;[.H$2]&amp;&quot; t where t.&quot;&amp;[.H$3]&amp;&quot; = '&quot;&amp;[.H11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1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4]&amp;&quot;,&quot;&amp;[.C114]&amp;&quot;,&quot;&amp;IF(ISBLANK([.D114]);0;[.D114])&amp;&quot;,&quot;&amp;IF(ISBLANK([.E114]);0;[.E114])&amp;&quot;,&quot;&amp;[.I114]&amp;&quot;,&quot;&amp;[.J114]&amp;&quot;,&quot;&amp;[.K114]&amp;&quot;,&quot;&amp;[.L114]&amp;&quot;,&quot;&amp;[.M114]&amp;&quot;,&quot;&amp;[.N114]&amp;&quot;,&quot;&amp;[.S114]&amp;&quot;,&quot;&amp;[.T114]&amp;&quot;,&quot;&amp;[.U114]&amp;&quot;,&quot;&amp;[.V114]&amp;&quot;,&quot;&amp;[.W114]&amp;&quot;,&quot;&amp;[.X114]&amp;&quot;,&quot;&amp;[.Y114]&amp;&quot;,0,CURDATE(),CURDATE())&quot;&amp;IF(INDIRECT(ADDRESS(ROW([.A114])+1;1))&gt;0;&quot;,&quot;;&quot;;&quot;)" office:value-type="string" office:string-value="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5])-3" office:value-type="float" office:value="112" calcext:value-type="float">
            <text:p>112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RAPF</text:p>
          </table:table-cell>
          <table:table-cell table:formula="of:=VLOOKUP([.F115];['file:///home/leega/workspace/goggles/db/seed_generators/training/Dati_Training.ods'#$exercises.$B$4:.$C$250];2;0)" office:value-type="string" office:string-value="SL piano/RA forte" calcext:value-type="string">
            <text:p>SL piano/RA forte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5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formula="of:=&quot;(select t.id from &quot;&amp;[.H$2]&amp;&quot; t where t.&quot;&amp;[.H$3]&amp;&quot; = '&quot;&amp;[.H11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1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5]&amp;&quot;,&quot;&amp;[.C115]&amp;&quot;,&quot;&amp;IF(ISBLANK([.D115]);0;[.D115])&amp;&quot;,&quot;&amp;IF(ISBLANK([.E115]);0;[.E115])&amp;&quot;,&quot;&amp;[.I115]&amp;&quot;,&quot;&amp;[.J115]&amp;&quot;,&quot;&amp;[.K115]&amp;&quot;,&quot;&amp;[.L115]&amp;&quot;,&quot;&amp;[.M115]&amp;&quot;,&quot;&amp;[.N115]&amp;&quot;,&quot;&amp;[.S115]&amp;&quot;,&quot;&amp;[.T115]&amp;&quot;,&quot;&amp;[.U115]&amp;&quot;,&quot;&amp;[.V115]&amp;&quot;,&quot;&amp;[.W115]&amp;&quot;,&quot;&amp;[.X115]&amp;&quot;,&quot;&amp;[.Y115]&amp;&quot;,0,CURDATE(),CURDATE())&quot;&amp;IF(INDIRECT(ADDRESS(ROW([.A115])+1;1))&gt;0;&quot;,&quot;;&quot;;&quot;)" office:value-type="string" office:string-value="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6])-3" office:value-type="float" office:value="113" calcext:value-type="float">
            <text:p>113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116];['file:///home/leega/workspace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1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1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6]&amp;&quot;,&quot;&amp;[.C116]&amp;&quot;,&quot;&amp;IF(ISBLANK([.D116]);0;[.D116])&amp;&quot;,&quot;&amp;IF(ISBLANK([.E116]);0;[.E116])&amp;&quot;,&quot;&amp;[.I116]&amp;&quot;,&quot;&amp;[.J116]&amp;&quot;,&quot;&amp;[.K116]&amp;&quot;,&quot;&amp;[.L116]&amp;&quot;,&quot;&amp;[.M116]&amp;&quot;,&quot;&amp;[.N116]&amp;&quot;,&quot;&amp;[.S116]&amp;&quot;,&quot;&amp;[.T116]&amp;&quot;,&quot;&amp;[.U116]&amp;&quot;,&quot;&amp;[.V116]&amp;&quot;,&quot;&amp;[.W116]&amp;&quot;,&quot;&amp;[.X116]&amp;&quot;,&quot;&amp;[.Y116]&amp;&quot;,0,CURDATE(),CURDATE())&quot;&amp;IF(INDIRECT(ADDRESS(ROW([.A116])+1;1))&gt;0;&quot;,&quot;;&quot;;&quot;)" office:value-type="string" office:string-value="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7])-3" office:value-type="float" office:value="114" calcext:value-type="float">
            <text:p>114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SLCT</text:p>
          </table:table-cell>
          <table:table-cell table:formula="of:=VLOOKUP([.F117];['file:///home/leega/workspace/goggles/db/seed_generators/training/Dati_Training.ods'#$exercises.$B$4:.$C$250];2;0)" office:value-type="string" office:string-value="SL forte con partenza" calcext:value-type="string">
            <text:p>SL forte con partenz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formula="of:=&quot;(select t.id from &quot;&amp;[.H$2]&amp;&quot; t where t.&quot;&amp;[.H$3]&amp;&quot; = '&quot;&amp;[.H1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7]&amp;&quot;,&quot;&amp;[.C117]&amp;&quot;,&quot;&amp;IF(ISBLANK([.D117]);0;[.D117])&amp;&quot;,&quot;&amp;IF(ISBLANK([.E117]);0;[.E117])&amp;&quot;,&quot;&amp;[.I117]&amp;&quot;,&quot;&amp;[.J117]&amp;&quot;,&quot;&amp;[.K117]&amp;&quot;,&quot;&amp;[.L117]&amp;&quot;,&quot;&amp;[.M117]&amp;&quot;,&quot;&amp;[.N117]&amp;&quot;,&quot;&amp;[.S117]&amp;&quot;,&quot;&amp;[.T117]&amp;&quot;,&quot;&amp;[.U117]&amp;&quot;,&quot;&amp;[.V117]&amp;&quot;,&quot;&amp;[.W117]&amp;&quot;,&quot;&amp;[.X117]&amp;&quot;,&quot;&amp;[.Y117]&amp;&quot;,0,CURDATE(),CURDATE())&quot;&amp;IF(INDIRECT(ADDRESS(ROW([.A117])+1;1))&gt;0;&quot;,&quot;;&quot;;&quot;)" office:value-type="string" office:string-value="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8])-3" office:value-type="float" office:value="115" calcext:value-type="float">
            <text:p>115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2SLCM</text:p>
          </table:table-cell>
          <table:table-cell table:formula="of:=VLOOKUP([.F118];['file:///home/leega/workspace/goggles/db/seed_generators/training/Dati_Training.ods'#$exercises.$B$4:.$C$250];2;0)" office:value-type="string" office:string-value="SL VO2Max" calcext:value-type="string">
            <text:p>SL VO2Max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8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H$2]&amp;&quot; t where t.&quot;&amp;[.H$3]&amp;&quot; = '&quot;&amp;[.H1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8]&amp;&quot;,&quot;&amp;[.C118]&amp;&quot;,&quot;&amp;IF(ISBLANK([.D118]);0;[.D118])&amp;&quot;,&quot;&amp;IF(ISBLANK([.E118]);0;[.E118])&amp;&quot;,&quot;&amp;[.I118]&amp;&quot;,&quot;&amp;[.J118]&amp;&quot;,&quot;&amp;[.K118]&amp;&quot;,&quot;&amp;[.L118]&amp;&quot;,&quot;&amp;[.M118]&amp;&quot;,&quot;&amp;[.N118]&amp;&quot;,&quot;&amp;[.S118]&amp;&quot;,&quot;&amp;[.T118]&amp;&quot;,&quot;&amp;[.U118]&amp;&quot;,&quot;&amp;[.V118]&amp;&quot;,&quot;&amp;[.W118]&amp;&quot;,&quot;&amp;[.X118]&amp;&quot;,&quot;&amp;[.Y118]&amp;&quot;,0,CURDATE(),CURDATE())&quot;&amp;IF(INDIRECT(ADDRESS(ROW([.A118])+1;1))&gt;0;&quot;,&quot;;&quot;;&quot;)" office:value-type="string" office:string-value="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19])-3" office:value-type="float" office:value="116" calcext:value-type="float">
            <text:p>116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119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1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1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19]&amp;&quot;,&quot;&amp;[.C119]&amp;&quot;,&quot;&amp;IF(ISBLANK([.D119]);0;[.D119])&amp;&quot;,&quot;&amp;IF(ISBLANK([.E119]);0;[.E119])&amp;&quot;,&quot;&amp;[.I119]&amp;&quot;,&quot;&amp;[.J119]&amp;&quot;,&quot;&amp;[.K119]&amp;&quot;,&quot;&amp;[.L119]&amp;&quot;,&quot;&amp;[.M119]&amp;&quot;,&quot;&amp;[.N119]&amp;&quot;,&quot;&amp;[.S119]&amp;&quot;,&quot;&amp;[.T119]&amp;&quot;,&quot;&amp;[.U119]&amp;&quot;,&quot;&amp;[.V119]&amp;&quot;,&quot;&amp;[.W119]&amp;&quot;,&quot;&amp;[.X119]&amp;&quot;,&quot;&amp;[.Y119]&amp;&quot;,0,CURDATE(),CURDATE())&quot;&amp;IF(INDIRECT(ADDRESS(ROW([.A119])+1;1))&gt;0;&quot;,&quot;;&quot;;&quot;)" office:value-type="string" office:string-value="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20])-3" office:value-type="float" office:value="117" calcext:value-type="float">
            <text:p>11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120];['file:///home/leega/workspace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2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20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1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0]&amp;&quot;,&quot;&amp;[.C120]&amp;&quot;,&quot;&amp;IF(ISBLANK([.D120]);0;[.D120])&amp;&quot;,&quot;&amp;IF(ISBLANK([.E120]);0;[.E120])&amp;&quot;,&quot;&amp;[.I120]&amp;&quot;,&quot;&amp;[.J120]&amp;&quot;,&quot;&amp;[.K120]&amp;&quot;,&quot;&amp;[.L120]&amp;&quot;,&quot;&amp;[.M120]&amp;&quot;,&quot;&amp;[.N120]&amp;&quot;,&quot;&amp;[.S120]&amp;&quot;,&quot;&amp;[.T120]&amp;&quot;,&quot;&amp;[.U120]&amp;&quot;,&quot;&amp;[.V120]&amp;&quot;,&quot;&amp;[.W120]&amp;&quot;,&quot;&amp;[.X120]&amp;&quot;,&quot;&amp;[.Y120]&amp;&quot;,0,CURDATE(),CURDATE())&quot;&amp;IF(INDIRECT(ADDRESS(ROW([.A120])+1;1))&gt;0;&quot;,&quot;;&quot;;&quot;)" office:value-type="string" office:string-value="(117,14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7,14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21])-3" office:value-type="float" office:value="118" calcext:value-type="float">
            <text:p>118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2SLCM</text:p>
          </table:table-cell>
          <table:table-cell table:formula="of:=VLOOKUP([.F121];['file:///home/leega/workspace/goggles/db/seed_generators/training/Dati_Training.ods'#$exercises.$B$4:.$C$250];2;0)" office:value-type="string" office:string-value="SL VO2Max" calcext:value-type="string">
            <text:p>SL VO2Max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2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formula="of:=&quot;(select t.id from &quot;&amp;[.H$2]&amp;&quot; t where t.&quot;&amp;[.H$3]&amp;&quot; = '&quot;&amp;[.H1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1]&amp;&quot;,&quot;&amp;[.C121]&amp;&quot;,&quot;&amp;IF(ISBLANK([.D121]);0;[.D121])&amp;&quot;,&quot;&amp;IF(ISBLANK([.E121]);0;[.E121])&amp;&quot;,&quot;&amp;[.I121]&amp;&quot;,&quot;&amp;[.J121]&amp;&quot;,&quot;&amp;[.K121]&amp;&quot;,&quot;&amp;[.L121]&amp;&quot;,&quot;&amp;[.M121]&amp;&quot;,&quot;&amp;[.N121]&amp;&quot;,&quot;&amp;[.S121]&amp;&quot;,&quot;&amp;[.T121]&amp;&quot;,&quot;&amp;[.U121]&amp;&quot;,&quot;&amp;[.V121]&amp;&quot;,&quot;&amp;[.W121]&amp;&quot;,&quot;&amp;[.X121]&amp;&quot;,&quot;&amp;[.Y121]&amp;&quot;,0,CURDATE(),CURDATE())&quot;&amp;IF(INDIRECT(ADDRESS(ROW([.A121])+1;1))&gt;0;&quot;,&quot;;&quot;;&quot;)" office:value-type="string" office:string-value="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22])-3" office:value-type="float" office:value="119" calcext:value-type="float">
            <text:p>119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122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2]&amp;&quot;,&quot;&amp;[.C122]&amp;&quot;,&quot;&amp;IF(ISBLANK([.D122]);0;[.D122])&amp;&quot;,&quot;&amp;IF(ISBLANK([.E122]);0;[.E122])&amp;&quot;,&quot;&amp;[.I122]&amp;&quot;,&quot;&amp;[.J122]&amp;&quot;,&quot;&amp;[.K122]&amp;&quot;,&quot;&amp;[.L122]&amp;&quot;,&quot;&amp;[.M122]&amp;&quot;,&quot;&amp;[.N122]&amp;&quot;,&quot;&amp;[.S122]&amp;&quot;,&quot;&amp;[.T122]&amp;&quot;,&quot;&amp;[.U122]&amp;&quot;,&quot;&amp;[.V122]&amp;&quot;,&quot;&amp;[.W122]&amp;&quot;,&quot;&amp;[.X122]&amp;&quot;,&quot;&amp;[.Y122]&amp;&quot;,0,CURDATE(),CURDATE())&quot;&amp;IF(INDIRECT(ADDRESS(ROW([.A122])+1;1))&gt;0;&quot;,&quot;;&quot;;&quot;)" office:value-type="string" office:string-value="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23])-3" office:value-type="float" office:value="120" calcext:value-type="float">
            <text:p>120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1PIAC</text:p>
          </table:table-cell>
          <table:table-cell table:formula="of:=VLOOKUP([.F123];['file:///home/leega/workspace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2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2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formula="of:=&quot;(select t.id from &quot;&amp;[.O$2]&amp;&quot; t where t.&quot;&amp;[.O$3]&amp;&quot; = '&quot;&amp;[.O1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3]&amp;&quot;,&quot;&amp;[.C123]&amp;&quot;,&quot;&amp;IF(ISBLANK([.D123]);0;[.D123])&amp;&quot;,&quot;&amp;IF(ISBLANK([.E123]);0;[.E123])&amp;&quot;,&quot;&amp;[.I123]&amp;&quot;,&quot;&amp;[.J123]&amp;&quot;,&quot;&amp;[.K123]&amp;&quot;,&quot;&amp;[.L123]&amp;&quot;,&quot;&amp;[.M123]&amp;&quot;,&quot;&amp;[.N123]&amp;&quot;,&quot;&amp;[.S123]&amp;&quot;,&quot;&amp;[.T123]&amp;&quot;,&quot;&amp;[.U123]&amp;&quot;,&quot;&amp;[.V123]&amp;&quot;,&quot;&amp;[.W123]&amp;&quot;,&quot;&amp;[.X123]&amp;&quot;,&quot;&amp;[.Y123]&amp;&quot;,0,CURDATE(),CURDATE())&quot;&amp;IF(INDIRECT(ADDRESS(ROW([.A123])+1;1))&gt;0;&quot;,&quot;;&quot;;&quot;)" office:value-type="string" office:string-value="(120,17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0,17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24])-3" office:value-type="float" office:value="121" calcext:value-type="float">
            <text:p>121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2GAFA</text:p>
          </table:table-cell>
          <table:table-cell table:formula="of:=VLOOKUP([.F124];['file:///home/leega/workspace/goggles/db/seed_generators/training/Dati_Training.ods'#$exercises.$B$4:.$C$250];2;0)" office:value-type="string" office:string-value="Gambe FA VO2Max" calcext:value-type="string">
            <text:p>Gambe FA VO2Max</text:p>
          </table:table-cell>
          <table:table-cell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formula="of:=&quot;(select t.id from &quot;&amp;[.B$2]&amp;&quot; t where t.&quot;&amp;[.B$3]&amp;&quot; = '&quot;&amp;[.B12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24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formula="of:=&quot;(select t.id from &quot;&amp;[.H$2]&amp;&quot; t where t.&quot;&amp;[.H$3]&amp;&quot; = '&quot;&amp;[.H1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4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formula="of:=&quot;(select t.id from &quot;&amp;[.Q$2]&amp;&quot; t where t.&quot;&amp;[.Q$3]&amp;&quot; = '&quot;&amp;[.Q1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4]&amp;&quot;,&quot;&amp;[.C124]&amp;&quot;,&quot;&amp;IF(ISBLANK([.D124]);0;[.D124])&amp;&quot;,&quot;&amp;IF(ISBLANK([.E124]);0;[.E124])&amp;&quot;,&quot;&amp;[.I124]&amp;&quot;,&quot;&amp;[.J124]&amp;&quot;,&quot;&amp;[.K124]&amp;&quot;,&quot;&amp;[.L124]&amp;&quot;,&quot;&amp;[.M124]&amp;&quot;,&quot;&amp;[.N124]&amp;&quot;,&quot;&amp;[.S124]&amp;&quot;,&quot;&amp;[.T124]&amp;&quot;,&quot;&amp;[.U124]&amp;&quot;,&quot;&amp;[.V124]&amp;&quot;,&quot;&amp;[.W124]&amp;&quot;,&quot;&amp;[.X124]&amp;&quot;,&quot;&amp;[.Y124]&amp;&quot;,0,CURDATE(),CURDATE())&quot;&amp;IF(INDIRECT(ADDRESS(ROW([.A124])+1;1))&gt;0;&quot;,&quot;;&quot;;&quot;)" office:value-type="string" office:string-value="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3">
          <table:table-cell table:formula="of:=ROW([.A125])-3" office:value-type="float" office:value="122" calcext:value-type="float">
            <text:p>122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1SLCM</text:p>
          </table:table-cell>
          <table:table-cell table:formula="of:=VLOOKUP([.F125];['file:///home/leega/workspace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&quot;(select t.id from &quot;&amp;[.B$2]&amp;&quot; t where t.&quot;&amp;[.B$3]&amp;&quot; = '&quot;&amp;[.B12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2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formula="of:=&quot;(select t.id from &quot;&amp;[.H$2]&amp;&quot; t where t.&quot;&amp;[.H$3]&amp;&quot; = '&quot;&amp;[.H12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1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5]&amp;&quot;,&quot;&amp;[.C125]&amp;&quot;,&quot;&amp;IF(ISBLANK([.D125]);0;[.D125])&amp;&quot;,&quot;&amp;IF(ISBLANK([.E125]);0;[.E125])&amp;&quot;,&quot;&amp;[.I125]&amp;&quot;,&quot;&amp;[.J125]&amp;&quot;,&quot;&amp;[.K125]&amp;&quot;,&quot;&amp;[.L125]&amp;&quot;,&quot;&amp;[.M125]&amp;&quot;,&quot;&amp;[.N125]&amp;&quot;,&quot;&amp;[.S125]&amp;&quot;,&quot;&amp;[.T125]&amp;&quot;,&quot;&amp;[.U125]&amp;&quot;,&quot;&amp;[.V125]&amp;&quot;,&quot;&amp;[.W125]&amp;&quot;,&quot;&amp;[.X125]&amp;&quot;,&quot;&amp;[.Y125]&amp;&quot;,0,CURDATE(),CURDATE())&quot;&amp;IF(INDIRECT(ADDRESS(ROW([.A125])+1;1))&gt;0;&quot;,&quot;;&quot;;&quot;)" office:value-type="string" office:string-value="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26])-3" office:value-type="float" office:value="123" calcext:value-type="float">
            <text:p>123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1DOCM</text:p>
          </table:table-cell>
          <table:table-cell table:formula="of:=VLOOKUP([.F126];['file:///home/leega/workspace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&quot;(select t.id from &quot;&amp;[.B$2]&amp;&quot; t where t.&quot;&amp;[.B$3]&amp;&quot; = '&quot;&amp;[.B12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F$2]&amp;&quot; t where t.&quot;&amp;[.F$3]&amp;&quot; = '&quot;&amp;[.F12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formula="of:=&quot;(select t.id from &quot;&amp;[.H$2]&amp;&quot; t where t.&quot;&amp;[.H$3]&amp;&quot; = '&quot;&amp;[.H12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1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6]&amp;&quot;,&quot;&amp;[.C126]&amp;&quot;,&quot;&amp;IF(ISBLANK([.D126]);0;[.D126])&amp;&quot;,&quot;&amp;IF(ISBLANK([.E126]);0;[.E126])&amp;&quot;,&quot;&amp;[.I126]&amp;&quot;,&quot;&amp;[.J126]&amp;&quot;,&quot;&amp;[.K126]&amp;&quot;,&quot;&amp;[.L126]&amp;&quot;,&quot;&amp;[.M126]&amp;&quot;,&quot;&amp;[.N126]&amp;&quot;,&quot;&amp;[.S126]&amp;&quot;,&quot;&amp;[.T126]&amp;&quot;,&quot;&amp;[.U126]&amp;&quot;,&quot;&amp;[.V126]&amp;&quot;,&quot;&amp;[.W126]&amp;&quot;,&quot;&amp;[.X126]&amp;&quot;,&quot;&amp;[.Y126]&amp;&quot;,0,CURDATE(),CURDATE())&quot;&amp;IF(INDIRECT(ADDRESS(ROW([.A126])+1;1))&gt;0;&quot;,&quot;;&quot;;&quot;)" office:value-type="string" office:string-value="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27])-3" office:value-type="float" office:value="124" calcext:value-type="float">
            <text:p>124</text:p>
          </table:table-cell>
          <table:table-cell office:value-type="string" calcext:value-type="string">
            <text:p>Ripresa 2014.1: aerobico molte gam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1PIAC</text:p>
          </table:table-cell>
          <table:table-cell table:formula="of:=VLOOKUP([.F127];['file:///home/leega/workspace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7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2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formula="of:=&quot;(select t.id from &quot;&amp;[.H$2]&amp;&quot; t where t.&quot;&amp;[.H$3]&amp;&quot; = '&quot;&amp;[.H12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formula="of:=&quot;(select t.id from &quot;&amp;[.O$2]&amp;&quot; t where t.&quot;&amp;[.O$3]&amp;&quot; = '&quot;&amp;[.O1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7]&amp;&quot;,&quot;&amp;[.C127]&amp;&quot;,&quot;&amp;IF(ISBLANK([.D127]);0;[.D127])&amp;&quot;,&quot;&amp;IF(ISBLANK([.E127]);0;[.E127])&amp;&quot;,&quot;&amp;[.I127]&amp;&quot;,&quot;&amp;[.J127]&amp;&quot;,&quot;&amp;[.K127]&amp;&quot;,&quot;&amp;[.L127]&amp;&quot;,&quot;&amp;[.M127]&amp;&quot;,&quot;&amp;[.N127]&amp;&quot;,&quot;&amp;[.S127]&amp;&quot;,&quot;&amp;[.T127]&amp;&quot;,&quot;&amp;[.U127]&amp;&quot;,&quot;&amp;[.V127]&amp;&quot;,&quot;&amp;[.W127]&amp;&quot;,&quot;&amp;[.X127]&amp;&quot;,&quot;&amp;[.Y127]&amp;&quot;,0,CURDATE(),CURDATE())&quot;&amp;IF(INDIRECT(ADDRESS(ROW([.A127])+1;1))&gt;0;&quot;,&quot;;&quot;;&quot;)" office:value-type="string" office:string-value="(124,1,1,300,0,0,0,0,0,0,(select t.id from user_trainings t where t.description = 'Ripresa 2014.1: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4,1,1,300,0,0,0,0,0,0,(select t.id from user_trainings t where t.description = 'Ripresa 2014.1: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28])-3" office:value-type="float" office:value="125" calcext:value-type="float">
            <text:p>125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SLAA</text:p>
          </table:table-cell>
          <table:table-cell table:formula="of:=VLOOKUP([.F128];['file:///home/leega/workspace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8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28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formula="of:=&quot;(select t.id from &quot;&amp;[.H$2]&amp;&quot; t where t.&quot;&amp;[.H$3]&amp;&quot; = '&quot;&amp;[.H1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8]&amp;&quot;,&quot;&amp;[.C128]&amp;&quot;,&quot;&amp;IF(ISBLANK([.D128]);0;[.D128])&amp;&quot;,&quot;&amp;IF(ISBLANK([.E128]);0;[.E128])&amp;&quot;,&quot;&amp;[.I128]&amp;&quot;,&quot;&amp;[.J128]&amp;&quot;,&quot;&amp;[.K128]&amp;&quot;,&quot;&amp;[.L128]&amp;&quot;,&quot;&amp;[.M128]&amp;&quot;,&quot;&amp;[.N128]&amp;&quot;,&quot;&amp;[.S128]&amp;&quot;,&quot;&amp;[.T128]&amp;&quot;,&quot;&amp;[.U128]&amp;&quot;,&quot;&amp;[.V128]&amp;&quot;,&quot;&amp;[.W128]&amp;&quot;,&quot;&amp;[.X128]&amp;&quot;,&quot;&amp;[.Y128]&amp;&quot;,0,CURDATE(),CURDATE())&quot;&amp;IF(INDIRECT(ADDRESS(ROW([.A128])+1;1))&gt;0;&quot;,&quot;;&quot;;&quot;)" office:value-type="string" office:string-value="(125,2,4,50,60,0,0,0,0,0,(select t.id from user_trainings t where t.description = 'Ripresa 2014.1: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5,2,4,50,60,0,0,0,0,0,(select t.id from user_trainings t where t.description = 'Ripresa 2014.1: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29])-3" office:value-type="float" office:value="126" calcext:value-type="float">
            <text:p>126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CP</text:p>
          </table:table-cell>
          <table:table-cell table:formula="of:=VLOOKUP([.F129];['file:///home/leega/workspace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29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2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formula="of:=&quot;(select t.id from &quot;&amp;[.H$2]&amp;&quot; t where t.&quot;&amp;[.H$3]&amp;&quot; = '&quot;&amp;[.H1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29]&amp;&quot;,&quot;&amp;[.C129]&amp;&quot;,&quot;&amp;IF(ISBLANK([.D129]);0;[.D129])&amp;&quot;,&quot;&amp;IF(ISBLANK([.E129]);0;[.E129])&amp;&quot;,&quot;&amp;[.I129]&amp;&quot;,&quot;&amp;[.J129]&amp;&quot;,&quot;&amp;[.K129]&amp;&quot;,&quot;&amp;[.L129]&amp;&quot;,&quot;&amp;[.M129]&amp;&quot;,&quot;&amp;[.N129]&amp;&quot;,&quot;&amp;[.S129]&amp;&quot;,&quot;&amp;[.T129]&amp;&quot;,&quot;&amp;[.U129]&amp;&quot;,&quot;&amp;[.V129]&amp;&quot;,&quot;&amp;[.W129]&amp;&quot;,&quot;&amp;[.X129]&amp;&quot;,&quot;&amp;[.Y129]&amp;&quot;,0,CURDATE(),CURDATE())&quot;&amp;IF(INDIRECT(ADDRESS(ROW([.A129])+1;1))&gt;0;&quot;,&quot;;&quot;;&quot;)" office:value-type="string" office:string-value="(126,3,2,50,60,0,0,0,0,0,(select t.id from user_trainings t where t.description = 'Ripresa 2014.1: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6,3,2,50,60,0,0,0,0,0,(select t.id from user_trainings t where t.description = 'Ripresa 2014.1: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30])-3" office:value-type="float" office:value="127" calcext:value-type="float">
            <text:p>127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SLDA</text:p>
          </table:table-cell>
          <table:table-cell table:formula="of:=VLOOKUP([.F130];['file:///home/leega/workspace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0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3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formula="of:=&quot;(select t.id from &quot;&amp;[.H$2]&amp;&quot; t where t.&quot;&amp;[.H$3]&amp;&quot; = '&quot;&amp;[.H1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0]&amp;&quot;,&quot;&amp;[.C130]&amp;&quot;,&quot;&amp;IF(ISBLANK([.D130]);0;[.D130])&amp;&quot;,&quot;&amp;IF(ISBLANK([.E130]);0;[.E130])&amp;&quot;,&quot;&amp;[.I130]&amp;&quot;,&quot;&amp;[.J130]&amp;&quot;,&quot;&amp;[.K130]&amp;&quot;,&quot;&amp;[.L130]&amp;&quot;,&quot;&amp;[.M130]&amp;&quot;,&quot;&amp;[.N130]&amp;&quot;,&quot;&amp;[.S130]&amp;&quot;,&quot;&amp;[.T130]&amp;&quot;,&quot;&amp;[.U130]&amp;&quot;,&quot;&amp;[.V130]&amp;&quot;,&quot;&amp;[.W130]&amp;&quot;,&quot;&amp;[.X130]&amp;&quot;,&quot;&amp;[.Y130]&amp;&quot;,0,CURDATE(),CURDATE())&quot;&amp;IF(INDIRECT(ADDRESS(ROW([.A130])+1;1))&gt;0;&quot;,&quot;;&quot;;&quot;)" office:value-type="string" office:string-value="(127,4,2,50,0,0,0,0,0,0,(select t.id from user_trainings t where t.description = 'Ripresa 2014.1: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7,4,2,50,0,0,0,0,0,0,(select t.id from user_trainings t where t.description = 'Ripresa 2014.1: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31])-3" office:value-type="float" office:value="128" calcext:value-type="float">
            <text:p>128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CFABS</text:p>
          </table:table-cell>
          <table:table-cell table:formula="of:=VLOOKUP([.F131];['file:///home/leega/workspace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1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31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formula="of:=&quot;(select t.id from &quot;&amp;[.H$2]&amp;&quot; t where t.&quot;&amp;[.H$3]&amp;&quot; = '&quot;&amp;[.H1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1]&amp;&quot;,&quot;&amp;[.C131]&amp;&quot;,&quot;&amp;IF(ISBLANK([.D131]);0;[.D131])&amp;&quot;,&quot;&amp;IF(ISBLANK([.E131]);0;[.E131])&amp;&quot;,&quot;&amp;[.I131]&amp;&quot;,&quot;&amp;[.J131]&amp;&quot;,&quot;&amp;[.K131]&amp;&quot;,&quot;&amp;[.L131]&amp;&quot;,&quot;&amp;[.M131]&amp;&quot;,&quot;&amp;[.N131]&amp;&quot;,&quot;&amp;[.S131]&amp;&quot;,&quot;&amp;[.T131]&amp;&quot;,&quot;&amp;[.U131]&amp;&quot;,&quot;&amp;[.V131]&amp;&quot;,&quot;&amp;[.W131]&amp;&quot;,&quot;&amp;[.X131]&amp;&quot;,&quot;&amp;[.Y131]&amp;&quot;,0,CURDATE(),CURDATE())&quot;&amp;IF(INDIRECT(ADDRESS(ROW([.A131])+1;1))&gt;0;&quot;,&quot;;&quot;;&quot;)" office:value-type="string" office:string-value="(128,5,4,50,65,0,0,0,0,0,(select t.id from user_trainings t where t.description = 'Ripresa 2014.1: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8,5,4,50,65,0,0,0,0,0,(select t.id from user_trainings t where t.description = 'Ripresa 2014.1: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32])-3" office:value-type="float" office:value="129" calcext:value-type="float">
            <text:p>129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CP</text:p>
          </table:table-cell>
          <table:table-cell table:formula="of:=VLOOKUP([.F132];['file:///home/leega/workspace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office:value-type="string" calcext:value-type="string">
            <text:p>T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2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3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formula="of:=&quot;(select t.id from &quot;&amp;[.H$2]&amp;&quot; t where t.&quot;&amp;[.H$3]&amp;&quot; = '&quot;&amp;[.H1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2]&amp;&quot;,&quot;&amp;[.C132]&amp;&quot;,&quot;&amp;IF(ISBLANK([.D132]);0;[.D132])&amp;&quot;,&quot;&amp;IF(ISBLANK([.E132]);0;[.E132])&amp;&quot;,&quot;&amp;[.I132]&amp;&quot;,&quot;&amp;[.J132]&amp;&quot;,&quot;&amp;[.K132]&amp;&quot;,&quot;&amp;[.L132]&amp;&quot;,&quot;&amp;[.M132]&amp;&quot;,&quot;&amp;[.N132]&amp;&quot;,&quot;&amp;[.S132]&amp;&quot;,&quot;&amp;[.T132]&amp;&quot;,&quot;&amp;[.U132]&amp;&quot;,&quot;&amp;[.V132]&amp;&quot;,&quot;&amp;[.W132]&amp;&quot;,&quot;&amp;[.X132]&amp;&quot;,&quot;&amp;[.Y132]&amp;&quot;,0,CURDATE(),CURDATE())&quot;&amp;IF(INDIRECT(ADDRESS(ROW([.A132])+1;1))&gt;0;&quot;,&quot;;&quot;;&quot;)" office:value-type="string" office:string-value="(129,6,2,50,65,0,0,0,0,0,(select t.id from user_trainings t where t.description = 'Ripresa 2014.1: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9,6,2,50,65,0,0,0,0,0,(select t.id from user_trainings t where t.description = 'Ripresa 2014.1: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33])-3" office:value-type="float" office:value="130" calcext:value-type="float">
            <text:p>130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FADA</text:p>
          </table:table-cell>
          <table:table-cell table:formula="of:=VLOOKUP([.F133];['file:///home/leega/workspace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3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formula="of:=&quot;(select t.id from &quot;&amp;[.H$2]&amp;&quot; t where t.&quot;&amp;[.H$3]&amp;&quot; = '&quot;&amp;[.H1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formula="of:=&quot;(select t.id from &quot;&amp;[.O$2]&amp;&quot; t where t.&quot;&amp;[.O$3]&amp;&quot; = '&quot;&amp;[.O1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3]&amp;&quot;,&quot;&amp;[.C133]&amp;&quot;,&quot;&amp;IF(ISBLANK([.D133]);0;[.D133])&amp;&quot;,&quot;&amp;IF(ISBLANK([.E133]);0;[.E133])&amp;&quot;,&quot;&amp;[.I133]&amp;&quot;,&quot;&amp;[.J133]&amp;&quot;,&quot;&amp;[.K133]&amp;&quot;,&quot;&amp;[.L133]&amp;&quot;,&quot;&amp;[.M133]&amp;&quot;,&quot;&amp;[.N133]&amp;&quot;,&quot;&amp;[.S133]&amp;&quot;,&quot;&amp;[.T133]&amp;&quot;,&quot;&amp;[.U133]&amp;&quot;,&quot;&amp;[.V133]&amp;&quot;,&quot;&amp;[.W133]&amp;&quot;,&quot;&amp;[.X133]&amp;&quot;,&quot;&amp;[.Y133]&amp;&quot;,0,CURDATE(),CURDATE())&quot;&amp;IF(INDIRECT(ADDRESS(ROW([.A133])+1;1))&gt;0;&quot;,&quot;;&quot;;&quot;)" office:value-type="string" office:string-value="(130,7,2,50,0,0,0,0,0,0,(select t.id from user_trainings t where t.description = 'Ripresa 2014.1: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0,7,2,50,0,0,0,0,0,0,(select t.id from user_trainings t where t.description = 'Ripresa 2014.1: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34])-3" office:value-type="float" office:value="131" calcext:value-type="float">
            <text:p>131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SLCM</text:p>
          </table:table-cell>
          <table:table-cell table:formula="of:=VLOOKUP([.F134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4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3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4]&amp;&quot;,&quot;&amp;[.C134]&amp;&quot;,&quot;&amp;IF(ISBLANK([.D134]);0;[.D134])&amp;&quot;,&quot;&amp;IF(ISBLANK([.E134]);0;[.E134])&amp;&quot;,&quot;&amp;[.I134]&amp;&quot;,&quot;&amp;[.J134]&amp;&quot;,&quot;&amp;[.K134]&amp;&quot;,&quot;&amp;[.L134]&amp;&quot;,&quot;&amp;[.M134]&amp;&quot;,&quot;&amp;[.N134]&amp;&quot;,&quot;&amp;[.S134]&amp;&quot;,&quot;&amp;[.T134]&amp;&quot;,&quot;&amp;[.U134]&amp;&quot;,&quot;&amp;[.V134]&amp;&quot;,&quot;&amp;[.W134]&amp;&quot;,&quot;&amp;[.X134]&amp;&quot;,&quot;&amp;[.Y134]&amp;&quot;,0,CURDATE(),CURDATE())&quot;&amp;IF(INDIRECT(ADDRESS(ROW([.A134])+1;1))&gt;0;&quot;,&quot;;&quot;;&quot;)" office:value-type="string" office:string-value="(131,8,1,200,0,10,0,0,0,0,(select t.id from user_trainings t where t.description = 'Ripresa 2014.1: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1,8,1,200,0,10,0,0,0,0,(select t.id from user_trainings t where t.description = 'Ripresa 2014.1: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35])-3" office:value-type="float" office:value="132" calcext:value-type="float">
            <text:p>132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DOCM</text:p>
          </table:table-cell>
          <table:table-cell table:formula="of:=VLOOKUP([.F135];['file:///home/leega/workspace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5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3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formula="of:=&quot;(select t.id from &quot;&amp;[.H$2]&amp;&quot; t where t.&quot;&amp;[.H$3]&amp;&quot; = '&quot;&amp;[.H1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5]&amp;&quot;,&quot;&amp;[.C135]&amp;&quot;,&quot;&amp;IF(ISBLANK([.D135]);0;[.D135])&amp;&quot;,&quot;&amp;IF(ISBLANK([.E135]);0;[.E135])&amp;&quot;,&quot;&amp;[.I135]&amp;&quot;,&quot;&amp;[.J135]&amp;&quot;,&quot;&amp;[.K135]&amp;&quot;,&quot;&amp;[.L135]&amp;&quot;,&quot;&amp;[.M135]&amp;&quot;,&quot;&amp;[.N135]&amp;&quot;,&quot;&amp;[.S135]&amp;&quot;,&quot;&amp;[.T135]&amp;&quot;,&quot;&amp;[.U135]&amp;&quot;,&quot;&amp;[.V135]&amp;&quot;,&quot;&amp;[.W135]&amp;&quot;,&quot;&amp;[.X135]&amp;&quot;,&quot;&amp;[.Y135]&amp;&quot;,0,CURDATE(),CURDATE())&quot;&amp;IF(INDIRECT(ADDRESS(ROW([.A135])+1;1))&gt;0;&quot;,&quot;;&quot;;&quot;)" office:value-type="string" office:string-value="(132,9,1,200,0,10,0,0,0,0,(select t.id from user_trainings t where t.description = 'Ripresa 2014.1: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2,9,1,200,0,10,0,0,0,0,(select t.id from user_trainings t where t.description = 'Ripresa 2014.1: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36])-3" office:value-type="float" office:value="133" calcext:value-type="float">
            <text:p>133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MICM</text:p>
          </table:table-cell>
          <table:table-cell table:formula="of:=VLOOKUP([.F136];['file:///home/leega/workspace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6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3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formula="of:=&quot;(select t.id from &quot;&amp;[.H$2]&amp;&quot; t where t.&quot;&amp;[.H$3]&amp;&quot; = '&quot;&amp;[.H1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6]&amp;&quot;,&quot;&amp;[.C136]&amp;&quot;,&quot;&amp;IF(ISBLANK([.D136]);0;[.D136])&amp;&quot;,&quot;&amp;IF(ISBLANK([.E136]);0;[.E136])&amp;&quot;,&quot;&amp;[.I136]&amp;&quot;,&quot;&amp;[.J136]&amp;&quot;,&quot;&amp;[.K136]&amp;&quot;,&quot;&amp;[.L136]&amp;&quot;,&quot;&amp;[.M136]&amp;&quot;,&quot;&amp;[.N136]&amp;&quot;,&quot;&amp;[.S136]&amp;&quot;,&quot;&amp;[.T136]&amp;&quot;,&quot;&amp;[.U136]&amp;&quot;,&quot;&amp;[.V136]&amp;&quot;,&quot;&amp;[.W136]&amp;&quot;,&quot;&amp;[.X136]&amp;&quot;,&quot;&amp;[.Y136]&amp;&quot;,0,CURDATE(),CURDATE())&quot;&amp;IF(INDIRECT(ADDRESS(ROW([.A136])+1;1))&gt;0;&quot;,&quot;;&quot;;&quot;)" office:value-type="string" office:string-value="(133,10,1,200,0,10,0,0,0,0,(select t.id from user_trainings t where t.description = 'Ripresa 2014.1: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3,10,1,200,0,10,0,0,0,0,(select t.id from user_trainings t where t.description = 'Ripresa 2014.1: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37])-3" office:value-type="float" office:value="134" calcext:value-type="float">
            <text:p>134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DOCM</text:p>
          </table:table-cell>
          <table:table-cell table:formula="of:=VLOOKUP([.F137];['file:///home/leega/workspace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7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3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formula="of:=&quot;(select t.id from &quot;&amp;[.H$2]&amp;&quot; t where t.&quot;&amp;[.H$3]&amp;&quot; = '&quot;&amp;[.H1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7]&amp;&quot;,&quot;&amp;[.C137]&amp;&quot;,&quot;&amp;IF(ISBLANK([.D137]);0;[.D137])&amp;&quot;,&quot;&amp;IF(ISBLANK([.E137]);0;[.E137])&amp;&quot;,&quot;&amp;[.I137]&amp;&quot;,&quot;&amp;[.J137]&amp;&quot;,&quot;&amp;[.K137]&amp;&quot;,&quot;&amp;[.L137]&amp;&quot;,&quot;&amp;[.M137]&amp;&quot;,&quot;&amp;[.N137]&amp;&quot;,&quot;&amp;[.S137]&amp;&quot;,&quot;&amp;[.T137]&amp;&quot;,&quot;&amp;[.U137]&amp;&quot;,&quot;&amp;[.V137]&amp;&quot;,&quot;&amp;[.W137]&amp;&quot;,&quot;&amp;[.X137]&amp;&quot;,&quot;&amp;[.Y137]&amp;&quot;,0,CURDATE(),CURDATE())&quot;&amp;IF(INDIRECT(ADDRESS(ROW([.A137])+1;1))&gt;0;&quot;,&quot;;&quot;;&quot;)" office:value-type="string" office:string-value="(134,11,1,200,0,10,0,0,0,0,(select t.id from user_trainings t where t.description = 'Ripresa 2014.1: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4,11,1,200,0,10,0,0,0,0,(select t.id from user_trainings t where t.description = 'Ripresa 2014.1: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38])-3" office:value-type="float" office:value="135" calcext:value-type="float">
            <text:p>135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2SLCM</text:p>
          </table:table-cell>
          <table:table-cell table:formula="of:=VLOOKUP([.F138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38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8]&amp;&quot;,&quot;&amp;[.C138]&amp;&quot;,&quot;&amp;IF(ISBLANK([.D138]);0;[.D138])&amp;&quot;,&quot;&amp;IF(ISBLANK([.E138]);0;[.E138])&amp;&quot;,&quot;&amp;[.I138]&amp;&quot;,&quot;&amp;[.J138]&amp;&quot;,&quot;&amp;[.K138]&amp;&quot;,&quot;&amp;[.L138]&amp;&quot;,&quot;&amp;[.M138]&amp;&quot;,&quot;&amp;[.N138]&amp;&quot;,&quot;&amp;[.S138]&amp;&quot;,&quot;&amp;[.T138]&amp;&quot;,&quot;&amp;[.U138]&amp;&quot;,&quot;&amp;[.V138]&amp;&quot;,&quot;&amp;[.W138]&amp;&quot;,&quot;&amp;[.X138]&amp;&quot;,&quot;&amp;[.Y138]&amp;&quot;,0,CURDATE(),CURDATE())&quot;&amp;IF(INDIRECT(ADDRESS(ROW([.A138])+1;1))&gt;0;&quot;,&quot;;&quot;;&quot;)" office:value-type="string" office:string-value="(135,12,1,200,0,10,0,0,0,0,(select t.id from user_trainings t where t.description = 'Ripresa 2014.1: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5,12,1,200,0,10,0,0,0,0,(select t.id from user_trainings t where t.description = 'Ripresa 2014.1: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39])-3" office:value-type="float" office:value="136" calcext:value-type="float">
            <text:p>136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3SFPR</text:p>
          </table:table-cell>
          <table:table-cell table:formula="of:=VLOOKUP([.F139];['file:///home/leega/workspace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39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39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H$2]&amp;&quot; t where t.&quot;&amp;[.H$3]&amp;&quot; = '&quot;&amp;[.H1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39]&amp;&quot;,&quot;&amp;[.C139]&amp;&quot;,&quot;&amp;IF(ISBLANK([.D139]);0;[.D139])&amp;&quot;,&quot;&amp;IF(ISBLANK([.E139]);0;[.E139])&amp;&quot;,&quot;&amp;[.I139]&amp;&quot;,&quot;&amp;[.J139]&amp;&quot;,&quot;&amp;[.K139]&amp;&quot;,&quot;&amp;[.L139]&amp;&quot;,&quot;&amp;[.M139]&amp;&quot;,&quot;&amp;[.N139]&amp;&quot;,&quot;&amp;[.S139]&amp;&quot;,&quot;&amp;[.T139]&amp;&quot;,&quot;&amp;[.U139]&amp;&quot;,&quot;&amp;[.V139]&amp;&quot;,&quot;&amp;[.W139]&amp;&quot;,&quot;&amp;[.X139]&amp;&quot;,&quot;&amp;[.Y139]&amp;&quot;,0,CURDATE(),CURDATE())&quot;&amp;IF(INDIRECT(ADDRESS(ROW([.A139])+1;1))&gt;0;&quot;,&quot;;&quot;;&quot;)" office:value-type="string" office:string-value="(136,13,4,50,75,0,0,0,0,0,(select t.id from user_trainings t where t.description = 'Ripresa 2014.1: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6,13,4,50,75,0,0,0,0,0,(select t.id from user_trainings t where t.description = 'Ripresa 2014.1: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40])-3" office:value-type="float" office:value="137" calcext:value-type="float">
            <text:p>137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2GASL</text:p>
          </table:table-cell>
          <table:table-cell table:formula="of:=VLOOKUP([.F140];['file:///home/leega/workspace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40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4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H$2]&amp;&quot; t where t.&quot;&amp;[.H$3]&amp;&quot; = '&quot;&amp;[.H1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0]&amp;&quot;,&quot;&amp;[.C140]&amp;&quot;,&quot;&amp;IF(ISBLANK([.D140]);0;[.D140])&amp;&quot;,&quot;&amp;IF(ISBLANK([.E140]);0;[.E140])&amp;&quot;,&quot;&amp;[.I140]&amp;&quot;,&quot;&amp;[.J140]&amp;&quot;,&quot;&amp;[.K140]&amp;&quot;,&quot;&amp;[.L140]&amp;&quot;,&quot;&amp;[.M140]&amp;&quot;,&quot;&amp;[.N140]&amp;&quot;,&quot;&amp;[.S140]&amp;&quot;,&quot;&amp;[.T140]&amp;&quot;,&quot;&amp;[.U140]&amp;&quot;,&quot;&amp;[.V140]&amp;&quot;,&quot;&amp;[.W140]&amp;&quot;,&quot;&amp;[.X140]&amp;&quot;,&quot;&amp;[.Y140]&amp;&quot;,0,CURDATE(),CURDATE())&quot;&amp;IF(INDIRECT(ADDRESS(ROW([.A140])+1;1))&gt;0;&quot;,&quot;;&quot;;&quot;)" office:value-type="string" office:string-value="(137,14,1,75,0,0,1,2,150,0,(select t.id from user_trainings t where t.description = 'Ripresa 2014.1: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7,14,1,75,0,0,1,2,150,0,(select t.id from user_trainings t where t.description = 'Ripresa 2014.1: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41])-3" office:value-type="float" office:value="138" calcext:value-type="float">
            <text:p>138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GARA</text:p>
          </table:table-cell>
          <table:table-cell table:formula="of:=VLOOKUP([.F141];['file:///home/leega/workspace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41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41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formula="of:=&quot;(select t.id from &quot;&amp;[.H$2]&amp;&quot; t where t.&quot;&amp;[.H$3]&amp;&quot; = '&quot;&amp;[.H1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1]&amp;&quot;,&quot;&amp;[.C141]&amp;&quot;,&quot;&amp;IF(ISBLANK([.D141]);0;[.D141])&amp;&quot;,&quot;&amp;IF(ISBLANK([.E141]);0;[.E141])&amp;&quot;,&quot;&amp;[.I141]&amp;&quot;,&quot;&amp;[.J141]&amp;&quot;,&quot;&amp;[.K141]&amp;&quot;,&quot;&amp;[.L141]&amp;&quot;,&quot;&amp;[.M141]&amp;&quot;,&quot;&amp;[.N141]&amp;&quot;,&quot;&amp;[.S141]&amp;&quot;,&quot;&amp;[.T141]&amp;&quot;,&quot;&amp;[.U141]&amp;&quot;,&quot;&amp;[.V141]&amp;&quot;,&quot;&amp;[.W141]&amp;&quot;,&quot;&amp;[.X141]&amp;&quot;,&quot;&amp;[.Y141]&amp;&quot;,0,CURDATE(),CURDATE())&quot;&amp;IF(INDIRECT(ADDRESS(ROW([.A141])+1;1))&gt;0;&quot;,&quot;;&quot;;&quot;)" office:value-type="string" office:string-value="(138,15,1,25,0,0,1,2,150,0,(select t.id from user_trainings t where t.description = 'Ripresa 2014.1: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8,15,1,25,0,0,1,2,150,0,(select t.id from user_trainings t where t.description = 'Ripresa 2014.1: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42])-3" office:value-type="float" office:value="139" calcext:value-type="float">
            <text:p>139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2GASL</text:p>
          </table:table-cell>
          <table:table-cell table:formula="of:=VLOOKUP([.F142];['file:///home/leega/workspace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office:value-type="string" calcext:value-type="string">
            <text:p>C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42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42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H$2]&amp;&quot; t where t.&quot;&amp;[.H$3]&amp;&quot; = '&quot;&amp;[.H1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2]&amp;&quot;,&quot;&amp;[.C142]&amp;&quot;,&quot;&amp;IF(ISBLANK([.D142]);0;[.D142])&amp;&quot;,&quot;&amp;IF(ISBLANK([.E142]);0;[.E142])&amp;&quot;,&quot;&amp;[.I142]&amp;&quot;,&quot;&amp;[.J142]&amp;&quot;,&quot;&amp;[.K142]&amp;&quot;,&quot;&amp;[.L142]&amp;&quot;,&quot;&amp;[.M142]&amp;&quot;,&quot;&amp;[.N142]&amp;&quot;,&quot;&amp;[.S142]&amp;&quot;,&quot;&amp;[.T142]&amp;&quot;,&quot;&amp;[.U142]&amp;&quot;,&quot;&amp;[.V142]&amp;&quot;,&quot;&amp;[.W142]&amp;&quot;,&quot;&amp;[.X142]&amp;&quot;,&quot;&amp;[.Y142]&amp;&quot;,0,CURDATE(),CURDATE())&quot;&amp;IF(INDIRECT(ADDRESS(ROW([.A142])+1;1))&gt;0;&quot;,&quot;;&quot;;&quot;)" office:value-type="string" office:string-value="(139,16,2,100,150,0,0,0,0,0,(select t.id from user_trainings t where t.description = 'Ripresa 2014.1: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9,16,2,100,150,0,0,0,0,0,(select t.id from user_trainings t where t.description = 'Ripresa 2014.1: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43])-3" office:value-type="float" office:value="140" calcext:value-type="float">
            <text:p>140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2GASL</text:p>
          </table:table-cell>
          <table:table-cell table:formula="of:=VLOOKUP([.F143];['file:///home/leega/workspace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43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4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formula="of:=&quot;(select t.id from &quot;&amp;[.H$2]&amp;&quot; t where t.&quot;&amp;[.H$3]&amp;&quot; = '&quot;&amp;[.H1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3]&amp;&quot;,&quot;&amp;[.C143]&amp;&quot;,&quot;&amp;IF(ISBLANK([.D143]);0;[.D143])&amp;&quot;,&quot;&amp;IF(ISBLANK([.E143]);0;[.E143])&amp;&quot;,&quot;&amp;[.I143]&amp;&quot;,&quot;&amp;[.J143]&amp;&quot;,&quot;&amp;[.K143]&amp;&quot;,&quot;&amp;[.L143]&amp;&quot;,&quot;&amp;[.M143]&amp;&quot;,&quot;&amp;[.N143]&amp;&quot;,&quot;&amp;[.S143]&amp;&quot;,&quot;&amp;[.T143]&amp;&quot;,&quot;&amp;[.U143]&amp;&quot;,&quot;&amp;[.V143]&amp;&quot;,&quot;&amp;[.W143]&amp;&quot;,&quot;&amp;[.X143]&amp;&quot;,&quot;&amp;[.Y143]&amp;&quot;,0,CURDATE(),CURDATE())&quot;&amp;IF(INDIRECT(ADDRESS(ROW([.A143])+1;1))&gt;0;&quot;,&quot;;&quot;;&quot;)" office:value-type="string" office:string-value="(140,17,1,75,0,0,2,2,150,0,(select t.id from user_trainings t where t.description = 'Ripresa 2014.1: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0,17,1,75,0,0,2,2,150,0,(select t.id from user_trainings t where t.description = 'Ripresa 2014.1: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44])-3" office:value-type="float" office:value="141" calcext:value-type="float">
            <text:p>141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GARA</text:p>
          </table:table-cell>
          <table:table-cell table:formula="of:=VLOOKUP([.F144];['file:///home/leega/workspace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44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44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formula="of:=&quot;(select t.id from &quot;&amp;[.H$2]&amp;&quot; t where t.&quot;&amp;[.H$3]&amp;&quot; = '&quot;&amp;[.H1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4]&amp;&quot;,&quot;&amp;[.C144]&amp;&quot;,&quot;&amp;IF(ISBLANK([.D144]);0;[.D144])&amp;&quot;,&quot;&amp;IF(ISBLANK([.E144]);0;[.E144])&amp;&quot;,&quot;&amp;[.I144]&amp;&quot;,&quot;&amp;[.J144]&amp;&quot;,&quot;&amp;[.K144]&amp;&quot;,&quot;&amp;[.L144]&amp;&quot;,&quot;&amp;[.M144]&amp;&quot;,&quot;&amp;[.N144]&amp;&quot;,&quot;&amp;[.S144]&amp;&quot;,&quot;&amp;[.T144]&amp;&quot;,&quot;&amp;[.U144]&amp;&quot;,&quot;&amp;[.V144]&amp;&quot;,&quot;&amp;[.W144]&amp;&quot;,&quot;&amp;[.X144]&amp;&quot;,&quot;&amp;[.Y144]&amp;&quot;,0,CURDATE(),CURDATE())&quot;&amp;IF(INDIRECT(ADDRESS(ROW([.A144])+1;1))&gt;0;&quot;,&quot;;&quot;;&quot;)" office:value-type="string" office:string-value="(141,18,1,25,0,0,2,2,150,0,(select t.id from user_trainings t where t.description = 'Ripresa 2014.1: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1,18,1,25,0,0,2,2,150,0,(select t.id from user_trainings t where t.description = 'Ripresa 2014.1: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45])-3" office:value-type="float" office:value="142" calcext:value-type="float">
            <text:p>142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3SFPR</text:p>
          </table:table-cell>
          <table:table-cell table:formula="of:=VLOOKUP([.F145];['file:///home/leega/workspace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formula="of:=&quot;(select t.id from &quot;&amp;[.B$2]&amp;&quot; t where t.&quot;&amp;[.B$3]&amp;&quot; = '&quot;&amp;[.B145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45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formula="of:=&quot;(select t.id from &quot;&amp;[.H$2]&amp;&quot; t where t.&quot;&amp;[.H$3]&amp;&quot; = '&quot;&amp;[.H1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formula="of:=&quot;(select t.id from &quot;&amp;[.O$2]&amp;&quot; t where t.&quot;&amp;[.O$3]&amp;&quot; = '&quot;&amp;[.O1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formula="of:=&quot;(select t.id from &quot;&amp;[.R$2]&amp;&quot; t where t.&quot;&amp;[.R$3]&amp;&quot; = '&quot;&amp;[.R1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5]&amp;&quot;,&quot;&amp;[.C145]&amp;&quot;,&quot;&amp;IF(ISBLANK([.D145]);0;[.D145])&amp;&quot;,&quot;&amp;IF(ISBLANK([.E145]);0;[.E145])&amp;&quot;,&quot;&amp;[.I145]&amp;&quot;,&quot;&amp;[.J145]&amp;&quot;,&quot;&amp;[.K145]&amp;&quot;,&quot;&amp;[.L145]&amp;&quot;,&quot;&amp;[.M145]&amp;&quot;,&quot;&amp;[.N145]&amp;&quot;,&quot;&amp;[.S145]&amp;&quot;,&quot;&amp;[.T145]&amp;&quot;,&quot;&amp;[.U145]&amp;&quot;,&quot;&amp;[.V145]&amp;&quot;,&quot;&amp;[.W145]&amp;&quot;,&quot;&amp;[.X145]&amp;&quot;,&quot;&amp;[.Y145]&amp;&quot;,0,CURDATE(),CURDATE())&quot;&amp;IF(INDIRECT(ADDRESS(ROW([.A145])+1;1))&gt;0;&quot;,&quot;;&quot;;&quot;)" office:value-type="string" office:string-value="(142,19,4,50,75,0,0,0,0,0,(select t.id from user_trainings t where t.description = 'Ripresa 2014.1: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2,19,4,50,75,0,0,0,0,0,(select t.id from user_trainings t where t.description = 'Ripresa 2014.1: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46])-3" office:value-type="float" office:value="143" calcext:value-type="float">
            <text:p>143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SLCM</text:p>
          </table:table-cell>
          <table:table-cell table:formula="of:=VLOOKUP([.F146];['file:///home/leega/workspace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46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4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formula="of:=&quot;(select t.id from &quot;&amp;[.H$2]&amp;&quot; t where t.&quot;&amp;[.H$3]&amp;&quot; = '&quot;&amp;[.H14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1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6]&amp;&quot;,&quot;&amp;[.C146]&amp;&quot;,&quot;&amp;IF(ISBLANK([.D146]);0;[.D146])&amp;&quot;,&quot;&amp;IF(ISBLANK([.E146]);0;[.E146])&amp;&quot;,&quot;&amp;[.I146]&amp;&quot;,&quot;&amp;[.J146]&amp;&quot;,&quot;&amp;[.K146]&amp;&quot;,&quot;&amp;[.L146]&amp;&quot;,&quot;&amp;[.M146]&amp;&quot;,&quot;&amp;[.N146]&amp;&quot;,&quot;&amp;[.S146]&amp;&quot;,&quot;&amp;[.T146]&amp;&quot;,&quot;&amp;[.U146]&amp;&quot;,&quot;&amp;[.V146]&amp;&quot;,&quot;&amp;[.W146]&amp;&quot;,&quot;&amp;[.X146]&amp;&quot;,&quot;&amp;[.Y146]&amp;&quot;,0,CURDATE(),CURDATE())&quot;&amp;IF(INDIRECT(ADDRESS(ROW([.A146])+1;1))&gt;0;&quot;,&quot;;&quot;;&quot;)" office:value-type="string" office:string-value="(143,20,1,50,0,0,3,2,110,0,(select t.id from user_trainings t where t.description = 'Ripresa 2014.1: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3,20,1,50,0,0,3,2,110,0,(select t.id from user_trainings t where t.description = 'Ripresa 2014.1: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4">
          <table:table-cell table:formula="of:=ROW([.A147])-3" office:value-type="float" office:value="144" calcext:value-type="float">
            <text:p>144</text:p>
          </table:table-cell>
          <table:table-cell office:value-type="string" calcext:value-type="string">
            <text:p>Ripresa 2014.1: aerobico molte gamb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2DOCM</text:p>
          </table:table-cell>
          <table:table-cell table:formula="of:=VLOOKUP([.F147];['file:///home/leega/workspace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&quot;(select t.id from &quot;&amp;[.B$2]&amp;&quot; t where t.&quot;&amp;[.B$3]&amp;&quot; = '&quot;&amp;[.B147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F$2]&amp;&quot; t where t.&quot;&amp;[.F$3]&amp;&quot; = '&quot;&amp;[.F14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formula="of:=&quot;(select t.id from &quot;&amp;[.H$2]&amp;&quot; t where t.&quot;&amp;[.H$3]&amp;&quot; = '&quot;&amp;[.H14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formula="of:=&quot;(select t.id from &quot;&amp;[.O$2]&amp;&quot; t where t.&quot;&amp;[.O$3]&amp;&quot; = '&quot;&amp;[.O1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formula="of:=&quot;(select t.id from &quot;&amp;[.P$2]&amp;&quot; t where t.&quot;&amp;[.P$3]&amp;&quot; = '&quot;&amp;[.P1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formula="of:=&quot;(select t.id from &quot;&amp;[.Q$2]&amp;&quot; t where t.&quot;&amp;[.Q$3]&amp;&quot; = '&quot;&amp;[.Q1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formula="of:=&quot;(select t.id from &quot;&amp;[.R$2]&amp;&quot; t where t.&quot;&amp;[.R$3]&amp;&quot; = '&quot;&amp;[.R1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/>
          <table:table-cell table:formula="of:=&quot;(&quot;&amp;[.A147]&amp;&quot;,&quot;&amp;[.C147]&amp;&quot;,&quot;&amp;IF(ISBLANK([.D147]);0;[.D147])&amp;&quot;,&quot;&amp;IF(ISBLANK([.E147]);0;[.E147])&amp;&quot;,&quot;&amp;[.I147]&amp;&quot;,&quot;&amp;[.J147]&amp;&quot;,&quot;&amp;[.K147]&amp;&quot;,&quot;&amp;[.L147]&amp;&quot;,&quot;&amp;[.M147]&amp;&quot;,&quot;&amp;[.N147]&amp;&quot;,&quot;&amp;[.S147]&amp;&quot;,&quot;&amp;[.T147]&amp;&quot;,&quot;&amp;[.U147]&amp;&quot;,&quot;&amp;[.V147]&amp;&quot;,&quot;&amp;[.W147]&amp;&quot;,&quot;&amp;[.X147]&amp;&quot;,&quot;&amp;[.Y147]&amp;&quot;,0,CURDATE(),CURDATE())&quot;&amp;IF(INDIRECT(ADDRESS(ROW([.A147])+1;1))&gt;0;&quot;,&quot;;&quot;;&quot;)" office:value-type="string" office:string-value="(144,21,1,50,0,0,3,2,110,0,(select t.id from user_trainings t where t.description = 'Ripresa 2014.1: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" calcext:value-type="string">
            <text:p>(144,21,1,50,0,0,3,2,110,0,(select t.id from user_trainings t where t.description = 'Ripresa 2014.1: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ser_training_stories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20" table:default-cell-style-name="ce10"/>
        <table:table-column table:style-name="co21" table:default-cell-style-name="ce12"/>
        <table:table-column table:style-name="co22" table:default-cell-style-name="ce12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8" table:default-cell-style-name="Default"/>
        <table:table-row table:style-name="ro6">
          <table:table-cell table:style-name="ce2" office:value-type="string" calcext:value-type="string">
            <text:p>user_training_stories</text:p>
          </table:table-cell>
          <table:table-cell table:number-columns-repeated="13"/>
          <table:table-cell table:style-name="ce3" office:value-type="string" calcext:value-type="string">
            <text:p>SQL</text:p>
          </table:table-cell>
          <table:table-cell table:number-columns-repeated="998"/>
        </table:table-row>
        <table:table-row table:style-name="ro7">
          <table:table-cell/>
          <table:table-cell table:style-name="ce7" office:value-type="string" calcext:value-type="string">
            <text:p>user_trainings</text:p>
          </table:table-cell>
          <table:table-cell table:number-columns-repeated="6"/>
          <table:table-cell table:style-name="ce7" office:value-type="string" calcext:value-type="string">
            <text:p>swimming_pools</text:p>
          </table:table-cell>
          <table:table-cell table:style-name="ce7" office:value-type="string" calcext:value-type="string">
            <text:p>swimmer_level_types</text:p>
          </table:table-cell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stories&#13;&#10;-- " calcext:value-type="string">
            <text:p>--<text:line-break/>-- Dump dei dati per la tabella user_training_stories<text:line-break/>-- </text:p>
          </table:table-cell>
          <table:table-cell table:number-columns-repeated="998"/>
        </table:table-row>
        <table:table-row table:style-name="ro4">
          <table:table-cell table:style-name="ce3" office:value-type="string" calcext:value-type="string">
            <text:p>id</text:p>
          </table:table-cell>
          <table:table-cell table:style-name="ce7" office:value-type="string" calcext:value-type="string">
            <text:p>description</text:p>
          </table:table-cell>
          <table:table-cell table:style-name="ce11" office:value-type="string" calcext:value-type="string">
            <text:p>swam_date</text:p>
          </table:table-cell>
          <table:table-cell table:style-name="ce13" office:value-type="string" calcext:value-type="string">
            <text:p>ore</text:p>
          </table:table-cell>
          <table:table-cell table:style-name="ce13" office:value-type="string" calcext:value-type="string">
            <text:p>minuti</text:p>
          </table:table-cell>
          <table:table-cell table:style-name="ce3" office:value-type="string" calcext:value-type="string">
            <text:p>total_training_time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user_id</text:p>
          </table:table-cell>
          <table:table-cell table:style-name="ce7" office:value-type="string" calcext:value-type="string">
            <text:p>nick_name</text:p>
          </table:table-cell>
          <table:table-cell table:style-name="ce7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swimming_pool_id</text:p>
          </table:table-cell>
          <table:table-cell table:style-name="ce3" office:value-type="string" calcext:value-type="string">
            <text:p>swimmer_level_type_id</text:p>
          </table:table-cell>
          <table:table-cell table:style-name="ce3"/>
          <table:table-cell table:formula="of:=&quot;INSERT INTO &quot;&amp;[.$A$1]&amp;&quot; (&quot;&amp;[.$A$3]&amp;&quot;,&quot;&amp;[.$C$3]&amp;&quot;,&quot;&amp;[.$F$3]&amp;&quot;,&quot;&amp;[.$G$3]&amp;&quot;,&quot;&amp;[.$H$3]&amp;&quot;,&quot;&amp;[.$K$3]&amp;&quot;,&quot;&amp;[.$L$3]&amp;&quot;,&quot;&amp;[.$M$3]&amp;&quot;,lock_version,created_at,updated_at) VALUES &quot;" office:value-type="string" office:string-value="INSERT INTO user_training_stories (id,swam_date,total_training_time,notes,user_id,user_training_id,swimming_pool_id,swimmer_level_type_id,lock_version,created_at,updated_at) VALUES " calcext:value-type="string">
            <text:p>INSERT INTO user_training_stories (id,swam_date,total_training_time,notes,user_id,user_training_id,swimming_pool_id,swimmer_level_type_id,lock_version,created_at,updated_at) VALUES </text:p>
          </table:table-cell>
          <table:table-cell table:style-name="ce3" table:number-columns-repeated="998"/>
        </table:table-row>
        <table:table-row table:style-name="ro4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4]*60 + [.D4]*3600" office:value-type="float" office:value="5400" calcext:value-type="float">
            <text:p>5400</text:p>
          </table:table-cell>
          <table:table-cell office:value-type="string" calcext:value-type="string">
            <text:p>Fatic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4]&amp;&quot;,'&quot;&amp;[.C4]&amp;&quot;',&quot;&amp;[.F4]&amp;&quot;,'&quot;&amp;SUBSTITUTE([.G4];&quot;'&quot;;&quot;''&quot;)&amp;&quot;',&quot;&amp;[.H4]&amp;&quot;,&quot;&amp;[.K4]&amp;&quot;,&quot;&amp;[.L4]&amp;&quot;,&quot;&amp;[.M4]&amp;&quot;,0,CURDATE(),CURDATE())&quot;&amp;IF(INDIRECT(ADDRESS(ROW([.A4])+1;1))&gt;0;&quot;,&quot;;&quot;;&quot;)" office:value-type="string" office:string-value="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" calcext:value-type="string">
            <text:p>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string" calcext:value-type="string">
            <text:p>2014-02-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formula="of:=[.E5]*60 + [.D5]*3600" office:value-type="float" office:value="5520" calcext:value-type="float">
            <text:p>5520</text:p>
          </table:table-cell>
          <table:table-cell office:value-type="string" calcext:value-type="string">
            <text:p>Vasca in sal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5]&amp;&quot;,'&quot;&amp;[.C5]&amp;&quot;',&quot;&amp;[.F5]&amp;&quot;,'&quot;&amp;SUBSTITUTE([.G5];&quot;'&quot;;&quot;''&quot;)&amp;&quot;',&quot;&amp;[.H5]&amp;&quot;,&quot;&amp;[.K5]&amp;&quot;,&quot;&amp;[.L5]&amp;&quot;,&quot;&amp;[.M5]&amp;&quot;,0,CURDATE(),CURDATE())&quot;&amp;IF(INDIRECT(ADDRESS(ROW([.A5])+1;1))&gt;0;&quot;,&quot;;&quot;;&quot;)" office:value-type="string" office:string-value="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" calcext:value-type="string">
            <text:p>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string" calcext:value-type="string">
            <text:p>2014-02-12</text:p>
          </table:table-cell>
          <table:table-cell/>
          <table:table-cell office:value-type="string" calcext:value-type="string">
            <text:p>50</text:p>
          </table:table-cell>
          <table:table-cell table:formula="of:=[.E6]*60 + [.D6]*3600" office:value-type="float" office:value="3000" calcext:value-type="float">
            <text:p>3000</text:p>
          </table:table-cell>
          <table:table-cell office:value-type="string" calcext:value-type="string">
            <text:p>Fatto non bene, Simone non tirava i 100 MX e finivo per fare la seconda parte aerob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6]&amp;&quot;,'&quot;&amp;[.C6]&amp;&quot;',&quot;&amp;[.F6]&amp;&quot;,'&quot;&amp;SUBSTITUTE([.G6];&quot;'&quot;;&quot;''&quot;)&amp;&quot;',&quot;&amp;[.H6]&amp;&quot;,&quot;&amp;[.K6]&amp;&quot;,&quot;&amp;[.L6]&amp;&quot;,&quot;&amp;[.M6]&amp;&quot;,0,CURDATE(),CURDATE())&quot;&amp;IF(INDIRECT(ADDRESS(ROW([.A6])+1;1))&gt;0;&quot;,&quot;;&quot;;&quot;)" office:value-type="string" office:string-value="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" calcext:value-type="string">
            <text:p>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string" calcext:value-type="string">
            <text:p>2014-02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7]*60 + [.D7]*3600" office:value-type="float" office:value="5400" calcext:value-type="float">
            <text:p>5400</text:p>
          </table:table-cell>
          <table:table-cell office:value-type="string" calcext:value-type="string">
            <text:p>Oggi non ne ave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7]&amp;&quot;,'&quot;&amp;[.C7]&amp;&quot;',&quot;&amp;[.F7]&amp;&quot;,'&quot;&amp;SUBSTITUTE([.G7];&quot;'&quot;;&quot;''&quot;)&amp;&quot;',&quot;&amp;[.H7]&amp;&quot;,&quot;&amp;[.K7]&amp;&quot;,&quot;&amp;[.L7]&amp;&quot;,&quot;&amp;[.M7]&amp;&quot;,0,CURDATE(),CURDATE())&quot;&amp;IF(INDIRECT(ADDRESS(ROW([.A7])+1;1))&gt;0;&quot;,&quot;;&quot;;&quot;)" office:value-type="string" office:string-value="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" calcext:value-type="string">
            <text:p>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string" calcext:value-type="string">
            <text:p>2014-02-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8]*60 + [.D8]*3600" office:value-type="float" office:value="5280" calcext:value-type="float">
            <text:p>5280</text:p>
          </table:table-cell>
          <table:table-cell office:value-type="string" calcext:value-type="string">
            <text:p>Faticoso, nonostante tu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8]&amp;&quot;,'&quot;&amp;[.C8]&amp;&quot;',&quot;&amp;[.F8]&amp;&quot;,'&quot;&amp;SUBSTITUTE([.G8];&quot;'&quot;;&quot;''&quot;)&amp;&quot;',&quot;&amp;[.H8]&amp;&quot;,&quot;&amp;[.K8]&amp;&quot;,&quot;&amp;[.L8]&amp;&quot;,&quot;&amp;[.M8]&amp;&quot;,0,CURDATE(),CURDATE())&quot;&amp;IF(INDIRECT(ADDRESS(ROW([.A8])+1;1))&gt;0;&quot;,&quot;;&quot;;&quot;)" office:value-type="string" office:string-value="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" calcext:value-type="string">
            <text:p>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9]*60 + [.D9]*3600" office:value-type="float" office:value="5280" calcext:value-type="float">
            <text:p>5280</text:p>
          </table:table-cell>
          <table:table-cell office:value-type="string" calcext:value-type="string">
            <text:p>Legg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9]&amp;&quot;,'&quot;&amp;[.C9]&amp;&quot;',&quot;&amp;[.F9]&amp;&quot;,'&quot;&amp;SUBSTITUTE([.G9];&quot;'&quot;;&quot;''&quot;)&amp;&quot;',&quot;&amp;[.H9]&amp;&quot;,&quot;&amp;[.K9]&amp;&quot;,&quot;&amp;[.L9]&amp;&quot;,&quot;&amp;[.M9]&amp;&quot;,0,CURDATE(),CURDATE())&quot;&amp;IF(INDIRECT(ADDRESS(ROW([.A9])+1;1))&gt;0;&quot;,&quot;;&quot;;&quot;)" office:value-type="string" office:string-value="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" calcext:value-type="string">
            <text:p>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string" calcext:value-type="string">
            <text:p>2014-02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0]*60 + [.D10]*3600" office:value-type="float" office:value="5400" calcext:value-type="float">
            <text:p>5400</text:p>
          </table:table-cell>
          <table:table-cell office:value-type="string" calcext:value-type="string">
            <text:p>Decisamente dura la parte con parte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modorubiera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wimming_pools t where t.nick_name = 'komodorubiera')" calcext:value-type="string">
            <text:p>(select t.id from swimming_pools t where t.nick_name = 'komodorubiera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0]&amp;&quot;,'&quot;&amp;[.C10]&amp;&quot;',&quot;&amp;[.F10]&amp;&quot;,'&quot;&amp;SUBSTITUTE([.G10];&quot;'&quot;;&quot;''&quot;)&amp;&quot;',&quot;&amp;[.H10]&amp;&quot;,&quot;&amp;[.K10]&amp;&quot;,&quot;&amp;[.L10]&amp;&quot;,&quot;&amp;[.M10]&amp;&quot;,0,CURDATE(),CURDATE())&quot;&amp;IF(INDIRECT(ADDRESS(ROW([.A10])+1;1))&gt;0;&quot;,&quot;;&quot;;&quot;)" office:value-type="string" office:string-value="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" calcext:value-type="string">
            <text:p>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 2014.1: aerobico molte gambe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1]*60 + [.D11]*3600" office:value-type="float" office:value="5400" calcext:value-type="float">
            <text:p>5400</text:p>
          </table:table-cell>
          <table:table-cell office:value-type="string" calcext:value-type="string">
            <text:p>Uno spererebbe sempre anche megli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user_trainings t where t.description = 'Ripresa 2014.1: aerobico molte gambe')" calcext:value-type="string">
            <text:p>(select t.id from user_trainings t where t.description = 'Ripresa 2014.1: aerobico molte gambe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1]&amp;&quot;,'&quot;&amp;[.C11]&amp;&quot;',&quot;&amp;[.F11]&amp;&quot;,'&quot;&amp;SUBSTITUTE([.G11];&quot;'&quot;;&quot;''&quot;)&amp;&quot;',&quot;&amp;[.H11]&amp;&quot;,&quot;&amp;[.K11]&amp;&quot;,&quot;&amp;[.L11]&amp;&quot;,&quot;&amp;[.M11]&amp;&quot;,0,CURDATE(),CURDATE())&quot;&amp;IF(INDIRECT(ADDRESS(ROW([.A11])+1;1))&gt;0;&quot;,&quot;;&quot;;&quot;)" office:value-type="string" office:string-value="(8,'2014-09-01',5400,'Uno spererebbe sempre anche meglio...',2,(select t.id from user_trainings t where t.description = 'Ripresa 2014.1: aerobico molte gambe'),(select t.id from swimming_pools t where t.nick_name = 'reggiocomunale50'),(select t.id from swimmer_level_types t where t.code = 'MX'),0,CURDATE(),CURDATE())," calcext:value-type="string">
            <text:p>(8,'2014-09-01',5400,'Uno spererebbe sempre anche meglio...',2,(select t.id from user_trainings t where t.description = 'Ripresa 2014.1: aerobico molte gamb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 2014.2: aerobico molte gambe</text:p>
          </table:table-cell>
          <table:table-cell office:value-type="string" calcext:value-type="string">
            <text:p>2014-09-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2]*60 + [.D12]*3600" office:value-type="float" office:value="5400" calcext:value-type="float">
            <text:p>5400</text:p>
          </table:table-cell>
          <table:table-cell office:value-type="string" calcext:value-type="string">
            <text:p>Uno spererebbe sempre anche megli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user_trainings t where t.description = 'Ripresa 2014.2: aerobico molte gambe')" calcext:value-type="string">
            <text:p>(select t.id from user_trainings t where t.description = 'Ripresa 2014.2: aerobico molte gambe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2]&amp;&quot;,'&quot;&amp;[.C12]&amp;&quot;',&quot;&amp;[.F12]&amp;&quot;,'&quot;&amp;SUBSTITUTE([.G12];&quot;'&quot;;&quot;''&quot;)&amp;&quot;',&quot;&amp;[.H12]&amp;&quot;,&quot;&amp;[.K12]&amp;&quot;,&quot;&amp;[.L12]&amp;&quot;,&quot;&amp;[.M12]&amp;&quot;,0,CURDATE(),CURDATE())&quot;&amp;IF(INDIRECT(ADDRESS(ROW([.A12])+1;1))&gt;0;&quot;,&quot;;&quot;;&quot;)" office:value-type="string" office:string-value="(9,'2014-09-02',5400,'Uno spererebbe sempre anche meglio...',2,(select t.id from user_trainings t where t.description = 'Ripresa 2014.2: aerobico molte gambe'),(select t.id from swimming_pools t where t.nick_name = 'reggiocomunale25'),(select t.id from swimmer_level_types t where t.code = 'MX'),0,CURDATE(),CURDATE())," calcext:value-type="string">
            <text:p>(9,'2014-09-02',5400,'Uno spererebbe sempre anche meglio...',2,(select t.id from user_trainings t where t.description = 'Ripresa 2014.2: aerobico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 2014.3: aerobico molte gambe</text:p>
          </table:table-cell>
          <table:table-cell office:value-type="string" calcext:value-type="string">
            <text:p>2014-09-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3]*60 + [.D13]*3600" office:value-type="float" office:value="5400" calcext:value-type="float">
            <text:p>5400</text:p>
          </table:table-cell>
          <table:table-cell office:value-type="string" calcext:value-type="string">
            <text:p>Uno spererebbe sempre anche megli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user_trainings t where t.description = 'Ripresa 2014.3: aerobico molte gambe')" calcext:value-type="string">
            <text:p>(select t.id from user_trainings t where t.description = 'Ripresa 2014.3: aerobico molte gambe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3]&amp;&quot;,'&quot;&amp;[.C13]&amp;&quot;',&quot;&amp;[.F13]&amp;&quot;,'&quot;&amp;SUBSTITUTE([.G13];&quot;'&quot;;&quot;''&quot;)&amp;&quot;',&quot;&amp;[.H13]&amp;&quot;,&quot;&amp;[.K13]&amp;&quot;,&quot;&amp;[.L13]&amp;&quot;,&quot;&amp;[.M13]&amp;&quot;,0,CURDATE(),CURDATE())&quot;&amp;IF(INDIRECT(ADDRESS(ROW([.A13])+1;1))&gt;0;&quot;,&quot;;&quot;;&quot;)" office:value-type="string" office:string-value="(10,'2014-09-03',5400,'Uno spererebbe sempre anche meglio...',2,(select t.id from user_trainings t where t.description = 'Ripresa 2014.3: aerobico molte gambe'),(select t.id from swimming_pools t where t.nick_name = 'reggiocomunale25'),(select t.id from swimmer_level_types t where t.code = 'MX'),0,CURDATE(),CURDATE())," calcext:value-type="string">
            <text:p>(10,'2014-09-03',5400,'Uno spererebbe sempre anche meglio...',2,(select t.id from user_trainings t where t.description = 'Ripresa 2014.3: aerobico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 2014.4: aerobico molte gambe</text:p>
          </table:table-cell>
          <table:table-cell office:value-type="string" calcext:value-type="string">
            <text:p>2014-09-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4]*60 + [.D14]*3600" office:value-type="float" office:value="5400" calcext:value-type="float">
            <text:p>5400</text:p>
          </table:table-cell>
          <table:table-cell office:value-type="string" calcext:value-type="string">
            <text:p>Uno spererebbe sempre anche megli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user_trainings t where t.description = 'Ripresa 2014.4: aerobico molte gambe')" calcext:value-type="string">
            <text:p>(select t.id from user_trainings t where t.description = 'Ripresa 2014.4: aerobico molte gambe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4]&amp;&quot;,'&quot;&amp;[.C14]&amp;&quot;',&quot;&amp;[.F14]&amp;&quot;,'&quot;&amp;SUBSTITUTE([.G14];&quot;'&quot;;&quot;''&quot;)&amp;&quot;',&quot;&amp;[.H14]&amp;&quot;,&quot;&amp;[.K14]&amp;&quot;,&quot;&amp;[.L14]&amp;&quot;,&quot;&amp;[.M14]&amp;&quot;,0,CURDATE(),CURDATE())&quot;&amp;IF(INDIRECT(ADDRESS(ROW([.A14])+1;1))&gt;0;&quot;,&quot;;&quot;;&quot;)" office:value-type="string" office:string-value="(11,'2014-09-04',5400,'Uno spererebbe sempre anche meglio...',2,(select t.id from user_trainings t where t.description = 'Ripresa 2014.4: aerobico molte gambe'),(select t.id from swimming_pools t where t.nick_name = 'reggiocomunale25'),(select t.id from swimmer_level_types t where t.code = 'MX'),0,CURDATE(),CURDATE());" calcext:value-type="string">
            <text:p>(11,'2014-09-04',5400,'Uno spererebbe sempre anche meglio...',2,(select t.id from user_trainings t where t.description = 'Ripresa 2014.4: aerobico molte gambe'),(select t.id from swimming_pools t where t.nick_name = 'reggiocomunale25'),(select t.id from swimmer_level_types t where t.code = 'MX'),0,CURDATE(),CURDATE());</text:p>
          </table:table-cell>
          <table:table-cell table:number-columns-repeated="998"/>
        </table:table-row>
        <table:table-row table:style-name="ro4" table:number-rows-repeated="50">
          <table:table-cell table:number-columns-repeated="1013"/>
        </table:table-row>
        <table:table-row table:style-name="ro4">
          <table:table-cell table:number-columns-repeated="5"/>
          <table:table-cell table:style-name="ce14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>
          <table:table-cell table:number-columns-repeated="5"/>
          <table:table-cell table:style-name="ce14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 table:number-rows-repeated="12">
          <table:table-cell table:number-columns-repeated="5"/>
          <table:table-cell table:style-name="ce14" table:number-columns-repeated="2"/>
          <table:table-cell table:number-columns-repeated="1006"/>
        </table:table-row>
        <table:table-row table:style-name="ro4" table:number-rows-repeated="1048487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'file:///home/leega/workspace/goggles/db/seed_generators/training/Dati_Training.ods'#exercises" table:print="false" table:style-name="ta_extref">
        <table:table-source xlink:type="simple" xlink:href="../Dati_Training.ods" table:table-name="exercises" table:filter-name="calc8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table:style-name="ce1" office:value-type="string">
            <text:p>A1PIAC</text:p>
          </table:table-cell>
          <table:table-cell table:style-name="ce1" office:value-type="string">
            <text:p>Sciolto a piacere</text:p>
          </table:table-cell>
        </table:table-row>
        <table:table-row>
          <table:table-cell/>
          <table:table-cell table:style-name="ce1" office:value-type="string">
            <text:p>A1SLCM</text:p>
          </table:table-cell>
          <table:table-cell table:style-name="ce1" office:value-type="string">
            <text:p>SL completo sciolto</text:p>
          </table:table-cell>
        </table:table-row>
        <table:table-row>
          <table:table-cell/>
          <table:table-cell table:style-name="ce1" office:value-type="string">
            <text:p>A1DOCM</text:p>
          </table:table-cell>
          <table:table-cell table:style-name="ce1" office:value-type="string">
            <text:p>DO completo sciolto</text:p>
          </table:table-cell>
        </table:table-row>
        <table:table-row>
          <table:table-cell/>
          <table:table-cell table:style-name="ce1" office:value-type="string">
            <text:p>A1SLDO</text:p>
          </table:table-cell>
          <table:table-cell table:style-name="ce1" office:value-type="string">
            <text:p>SL/DO sciolto</text:p>
          </table:table-cell>
        </table:table-row>
        <table:table-row>
          <table:table-cell/>
          <table:table-cell table:style-name="ce1" office:value-type="string">
            <text:p>A2SLCM</text:p>
          </table:table-cell>
          <table:table-cell table:style-name="ce1" office:value-type="string">
            <text:p>SL completo resistenza</text:p>
          </table:table-cell>
        </table:table-row>
        <table:table-row>
          <table:table-cell/>
          <table:table-cell table:style-name="ce1" office:value-type="string">
            <text:p>A2DOCM</text:p>
          </table:table-cell>
          <table:table-cell table:style-name="ce1" office:value-type="string">
            <text:p>DO completo resistenza</text:p>
          </table:table-cell>
        </table:table-row>
        <table:table-row>
          <table:table-cell/>
          <table:table-cell table:style-name="ce1" office:value-type="string">
            <text:p>A2FACM</text:p>
          </table:table-cell>
          <table:table-cell table:style-name="ce1" office:value-type="string">
            <text:p>FA completo resistenza</text:p>
          </table:table-cell>
        </table:table-row>
        <table:table-row>
          <table:table-cell/>
          <table:table-cell table:style-name="ce1" office:value-type="string">
            <text:p>A2RACM</text:p>
          </table:table-cell>
          <table:table-cell table:style-name="ce1" office:value-type="string">
            <text:p>RA completo resistenza</text:p>
          </table:table-cell>
        </table:table-row>
        <table:table-row>
          <table:table-cell/>
          <table:table-cell table:style-name="ce1" office:value-type="string">
            <text:p>A2MICM</text:p>
          </table:table-cell>
          <table:table-cell table:style-name="ce1" office:value-type="string">
            <text:p>MX completo resistenza</text:p>
          </table:table-cell>
        </table:table-row>
        <table:table-row>
          <table:table-cell/>
          <table:table-cell table:style-name="ce1" office:value-type="string">
            <text:p>A2MIIM</text:p>
          </table:table-cell>
          <table:table-cell table:style-name="ce1" office:value-type="string">
            <text:p>MX a rovescio resistenza</text:p>
          </table:table-cell>
        </table:table-row>
        <table:table-row>
          <table:table-cell/>
          <table:table-cell table:style-name="ce1" office:value-type="string">
            <text:p>ACSLPR</text:p>
          </table:table-cell>
          <table:table-cell table:style-name="ce1" office:value-type="string">
            <text:p>SL progressione interna</text:p>
          </table:table-cell>
        </table:table-row>
        <table:table-row>
          <table:table-cell/>
          <table:table-cell table:style-name="ce1" office:value-type="string">
            <text:p>ACDOPR</text:p>
          </table:table-cell>
          <table:table-cell table:style-name="ce1" office:value-type="string">
            <text:p>DO progressione interna</text:p>
          </table:table-cell>
        </table:table-row>
        <table:table-row>
          <table:table-cell/>
          <table:table-cell table:style-name="ce1" office:value-type="string">
            <text:p>ACFAPR</text:p>
          </table:table-cell>
          <table:table-cell table:style-name="ce1" office:value-type="string">
            <text:p>FA progressione interna</text:p>
          </table:table-cell>
        </table:table-row>
        <table:table-row>
          <table:table-cell/>
          <table:table-cell table:style-name="ce1" office:value-type="string">
            <text:p>ACRAPR</text:p>
          </table:table-cell>
          <table:table-cell table:style-name="ce1" office:value-type="string">
            <text:p>RA progressione interna</text:p>
          </table:table-cell>
        </table:table-row>
        <table:table-row>
          <table:table-cell/>
          <table:table-cell table:style-name="ce1" office:value-type="string">
            <text:p>ACMIPR</text:p>
          </table:table-cell>
          <table:table-cell table:style-name="ce1" office:value-type="string">
            <text:p>MX progressione interna</text:p>
          </table:table-cell>
        </table:table-row>
        <table:table-row>
          <table:table-cell/>
          <table:table-cell table:style-name="ce1" office:value-type="string">
            <text:p>ACSLCP</text:p>
          </table:table-cell>
          <table:table-cell table:style-name="ce1" office:value-type="string">
            <text:p>SL completo/progressione</text:p>
          </table:table-cell>
        </table:table-row>
        <table:table-row>
          <table:table-cell/>
          <table:table-cell table:style-name="ce1" office:value-type="string">
            <text:p>ACDOCP</text:p>
          </table:table-cell>
          <table:table-cell table:style-name="ce1" office:value-type="string">
            <text:p>DO completo/progressione</text:p>
          </table:table-cell>
        </table:table-row>
        <table:table-row>
          <table:table-cell/>
          <table:table-cell table:style-name="ce1" office:value-type="string">
            <text:p>ACFACP</text:p>
          </table:table-cell>
          <table:table-cell table:style-name="ce1" office:value-type="string">
            <text:p>FA completo/progressione</text:p>
          </table:table-cell>
        </table:table-row>
        <table:table-row>
          <table:table-cell/>
          <table:table-cell table:style-name="ce1" office:value-type="string">
            <text:p>ACRACP</text:p>
          </table:table-cell>
          <table:table-cell table:style-name="ce1" office:value-type="string">
            <text:p>RA completo/progressione</text:p>
          </table:table-cell>
        </table:table-row>
        <table:table-row>
          <table:table-cell/>
          <table:table-cell table:style-name="ce1" office:value-type="string">
            <text:p>ACSLDA</text:p>
          </table:table-cell>
          <table:table-cell table:style-name="ce1" office:value-type="string">
            <text:p>SL decelerazione/accelerazione</text:p>
          </table:table-cell>
        </table:table-row>
        <table:table-row>
          <table:table-cell/>
          <table:table-cell table:style-name="ce1" office:value-type="string">
            <text:p>ACDODA</text:p>
          </table:table-cell>
          <table:table-cell table:style-name="ce1" office:value-type="string">
            <text:p>DO decelerazione/accelerazione</text:p>
          </table:table-cell>
        </table:table-row>
        <table:table-row>
          <table:table-cell/>
          <table:table-cell table:style-name="ce1" office:value-type="string">
            <text:p>ACFADA</text:p>
          </table:table-cell>
          <table:table-cell table:style-name="ce1" office:value-type="string">
            <text:p>FA decelerazione/accelerazione</text:p>
          </table:table-cell>
        </table:table-row>
        <table:table-row>
          <table:table-cell/>
          <table:table-cell table:style-name="ce1" office:value-type="string">
            <text:p>ACRADA</text:p>
          </table:table-cell>
          <table:table-cell table:style-name="ce1" office:value-type="string">
            <text:p>RA decelerazione/accelerazione</text:p>
          </table:table-cell>
        </table:table-row>
        <table:table-row>
          <table:table-cell/>
          <table:table-cell table:style-name="ce1" office:value-type="string">
            <text:p>B1SLCM</text:p>
          </table:table-cell>
          <table:table-cell table:style-name="ce1" office:value-type="string">
            <text:p>SL soglia</text:p>
          </table:table-cell>
        </table:table-row>
        <table:table-row>
          <table:table-cell/>
          <table:table-cell table:style-name="ce1" office:value-type="string">
            <text:p>B1DOCM</text:p>
          </table:table-cell>
          <table:table-cell table:style-name="ce1" office:value-type="string">
            <text:p>DO soglia</text:p>
          </table:table-cell>
        </table:table-row>
        <table:table-row>
          <table:table-cell/>
          <table:table-cell table:style-name="ce1" office:value-type="string">
            <text:p>B1MICM</text:p>
          </table:table-cell>
          <table:table-cell table:style-name="ce1" office:value-type="string">
            <text:p>MI soglia</text:p>
          </table:table-cell>
        </table:table-row>
        <table:table-row>
          <table:table-cell/>
          <table:table-cell table:style-name="ce1" office:value-type="string">
            <text:p>B2SLCM</text:p>
          </table:table-cell>
          <table:table-cell table:style-name="ce1" office:value-type="string">
            <text:p>SL VO2Max</text:p>
          </table:table-cell>
        </table:table-row>
        <table:table-row>
          <table:table-cell/>
          <table:table-cell table:style-name="ce1" office:value-type="string">
            <text:p>B2DOCM</text:p>
          </table:table-cell>
          <table:table-cell table:style-name="ce1" office:value-type="string">
            <text:p>DO VO2Max</text:p>
          </table:table-cell>
        </table:table-row>
        <table:table-row>
          <table:table-cell/>
          <table:table-cell table:style-name="ce1" office:value-type="string">
            <text:p>B2MICM</text:p>
          </table:table-cell>
          <table:table-cell table:style-name="ce1" office:value-type="string">
            <text:p>MI VO2Max</text:p>
          </table:table-cell>
        </table:table-row>
        <table:table-row>
          <table:table-cell/>
          <table:table-cell table:style-name="ce1" office:value-type="string">
            <text:p>C1SLCM</text:p>
          </table:table-cell>
          <table:table-cell table:style-name="ce1" office:value-type="string">
            <text:p>SL forte</text:p>
          </table:table-cell>
        </table:table-row>
        <table:table-row>
          <table:table-cell/>
          <table:table-cell table:style-name="ce1" office:value-type="string">
            <text:p>C1DOCM</text:p>
          </table:table-cell>
          <table:table-cell table:style-name="ce1" office:value-type="string">
            <text:p>DO forte</text:p>
          </table:table-cell>
        </table:table-row>
        <table:table-row>
          <table:table-cell/>
          <table:table-cell table:style-name="ce1" office:value-type="string">
            <text:p>C1FACM</text:p>
          </table:table-cell>
          <table:table-cell table:style-name="ce1" office:value-type="string">
            <text:p>FA forte</text:p>
          </table:table-cell>
        </table:table-row>
        <table:table-row>
          <table:table-cell/>
          <table:table-cell table:style-name="ce1" office:value-type="string">
            <text:p>C1RACM</text:p>
          </table:table-cell>
          <table:table-cell table:style-name="ce1" office:value-type="string">
            <text:p>RA forte</text:p>
          </table:table-cell>
        </table:table-row>
        <table:table-row>
          <table:table-cell/>
          <table:table-cell table:style-name="ce1" office:value-type="string">
            <text:p>C1MICM</text:p>
          </table:table-cell>
          <table:table-cell table:style-name="ce1" office:value-type="string">
            <text:p>MX forte</text:p>
          </table:table-cell>
        </table:table-row>
        <table:table-row>
          <table:table-cell/>
          <table:table-cell table:style-name="ce1" office:value-type="string">
            <text:p>C1SLCT</text:p>
          </table:table-cell>
          <table:table-cell table:style-name="ce1" office:value-type="string">
            <text:p>SL forte con partenza</text:p>
          </table:table-cell>
        </table:table-row>
        <table:table-row>
          <table:table-cell/>
          <table:table-cell table:style-name="ce1" office:value-type="string">
            <text:p>C1DOCT</text:p>
          </table:table-cell>
          <table:table-cell table:style-name="ce1" office:value-type="string">
            <text:p>DO forte con partenza</text:p>
          </table:table-cell>
        </table:table-row>
        <table:table-row>
          <table:table-cell/>
          <table:table-cell table:style-name="ce1" office:value-type="string">
            <text:p>C1FACT</text:p>
          </table:table-cell>
          <table:table-cell table:style-name="ce1" office:value-type="string">
            <text:p>FA forte con partenza</text:p>
          </table:table-cell>
        </table:table-row>
        <table:table-row>
          <table:table-cell/>
          <table:table-cell table:style-name="ce1" office:value-type="string">
            <text:p>C1RACT</text:p>
          </table:table-cell>
          <table:table-cell table:style-name="ce1" office:value-type="string">
            <text:p>RA forte con partenza</text:p>
          </table:table-cell>
        </table:table-row>
        <table:table-row>
          <table:table-cell/>
          <table:table-cell table:style-name="ce1" office:value-type="string">
            <text:p>C1MICT</text:p>
          </table:table-cell>
          <table:table-cell table:style-name="ce1" office:value-type="string">
            <text:p>MX forte con partenza</text:p>
          </table:table-cell>
        </table:table-row>
        <table:table-row>
          <table:table-cell/>
          <table:table-cell table:style-name="ce1" office:value-type="string">
            <text:p>A2GAGE</text:p>
          </table:table-cell>
          <table:table-cell table:style-name="ce1" office:value-type="string">
            <text:p>Gambe a piacere</text:p>
          </table:table-cell>
        </table:table-row>
        <table:table-row>
          <table:table-cell/>
          <table:table-cell table:style-name="ce1" office:value-type="string">
            <text:p>A1GASL</text:p>
          </table:table-cell>
          <table:table-cell table:style-name="ce1" office:value-type="string">
            <text:p>Gambe SL sciolto</text:p>
          </table:table-cell>
        </table:table-row>
        <table:table-row>
          <table:table-cell/>
          <table:table-cell table:style-name="ce1" office:value-type="string">
            <text:p>A1GADO</text:p>
          </table:table-cell>
          <table:table-cell table:style-name="ce1" office:value-type="string">
            <text:p>Gambe DO sciolto</text:p>
          </table:table-cell>
        </table:table-row>
        <table:table-row>
          <table:table-cell/>
          <table:table-cell table:style-name="ce1" office:value-type="string">
            <text:p>A1GAFA</text:p>
          </table:table-cell>
          <table:table-cell table:style-name="ce1" office:value-type="string">
            <text:p>Gambe FA sciolto</text:p>
          </table:table-cell>
        </table:table-row>
        <table:table-row>
          <table:table-cell/>
          <table:table-cell table:style-name="ce1" office:value-type="string">
            <text:p>A1GARA</text:p>
          </table:table-cell>
          <table:table-cell table:style-name="ce1" office:value-type="string">
            <text:p>Gambe RA sciolto</text:p>
          </table:table-cell>
        </table:table-row>
        <table:table-row>
          <table:table-cell/>
          <table:table-cell table:style-name="ce1" office:value-type="string">
            <text:p>A2GASL</text:p>
          </table:table-cell>
          <table:table-cell table:style-name="ce1" office:value-type="string">
            <text:p>Gambe SL braccia su</text:p>
          </table:table-cell>
        </table:table-row>
        <table:table-row>
          <table:table-cell/>
          <table:table-cell table:style-name="ce1" office:value-type="string">
            <text:p>A2GADO</text:p>
          </table:table-cell>
          <table:table-cell table:style-name="ce1" office:value-type="string">
            <text:p>Gambe DO braccia su</text:p>
          </table:table-cell>
        </table:table-row>
        <table:table-row>
          <table:table-cell/>
          <table:table-cell table:style-name="ce1" office:value-type="string">
            <text:p>A2GAFA</text:p>
          </table:table-cell>
          <table:table-cell table:style-name="ce1" office:value-type="string">
            <text:p>Gambe FA braccia su</text:p>
          </table:table-cell>
        </table:table-row>
        <table:table-row>
          <table:table-cell/>
          <table:table-cell table:style-name="ce1" office:value-type="string">
            <text:p>A2GARA</text:p>
          </table:table-cell>
          <table:table-cell table:style-name="ce1" office:value-type="string">
            <text:p>Gambe RA braccia su</text:p>
          </table:table-cell>
        </table:table-row>
        <table:table-row>
          <table:table-cell/>
          <table:table-cell table:style-name="ce1" office:value-type="string">
            <text:p>A2GAMI</text:p>
          </table:table-cell>
          <table:table-cell table:style-name="ce1" office:value-type="string">
            <text:p>Gambe MI braccia su</text:p>
          </table:table-cell>
        </table:table-row>
        <table:table-row>
          <table:table-cell/>
          <table:table-cell table:style-name="ce1" office:value-type="string">
            <text:p>A2GGSL</text:p>
          </table:table-cell>
          <table:table-cell table:style-name="ce1" office:value-type="string">
            <text:p>Gambe SL braccia giù</text:p>
          </table:table-cell>
        </table:table-row>
        <table:table-row>
          <table:table-cell/>
          <table:table-cell table:style-name="ce1" office:value-type="string">
            <text:p>A2GGDO</text:p>
          </table:table-cell>
          <table:table-cell table:style-name="ce1" office:value-type="string">
            <text:p>Gambe DO braccia giù</text:p>
          </table:table-cell>
        </table:table-row>
        <table:table-row>
          <table:table-cell/>
          <table:table-cell table:style-name="ce1" office:value-type="string">
            <text:p>A2GGFA</text:p>
          </table:table-cell>
          <table:table-cell table:style-name="ce1" office:value-type="string">
            <text:p>Gambe FA braccia giù</text:p>
          </table:table-cell>
        </table:table-row>
        <table:table-row>
          <table:table-cell/>
          <table:table-cell table:style-name="ce1" office:value-type="string">
            <text:p>A2GGRA</text:p>
          </table:table-cell>
          <table:table-cell table:style-name="ce1" office:value-type="string">
            <text:p>Gambe RA braccia giù</text:p>
          </table:table-cell>
        </table:table-row>
        <table:table-row>
          <table:table-cell/>
          <table:table-cell table:style-name="ce1" office:value-type="string">
            <text:p>A2GGMI</text:p>
          </table:table-cell>
          <table:table-cell table:style-name="ce1" office:value-type="string">
            <text:p>Gambe MI braccia giù</text:p>
          </table:table-cell>
        </table:table-row>
        <table:table-row>
          <table:table-cell/>
          <table:table-cell table:style-name="ce1" office:value-type="string">
            <text:p>A2GUSL</text:p>
          </table:table-cell>
          <table:table-cell table:style-name="ce1" office:value-type="string">
            <text:p>Gambe SL subacquea</text:p>
          </table:table-cell>
        </table:table-row>
        <table:table-row>
          <table:table-cell/>
          <table:table-cell table:style-name="ce1" office:value-type="string">
            <text:p>A2GUDO</text:p>
          </table:table-cell>
          <table:table-cell table:style-name="ce1" office:value-type="string">
            <text:p>Gambe DO subacquea</text:p>
          </table:table-cell>
        </table:table-row>
        <table:table-row>
          <table:table-cell/>
          <table:table-cell table:style-name="ce1" office:value-type="string">
            <text:p>A2GUFA</text:p>
          </table:table-cell>
          <table:table-cell table:style-name="ce1" office:value-type="string">
            <text:p>Gambe FA subacquea</text:p>
          </table:table-cell>
        </table:table-row>
        <table:table-row>
          <table:table-cell/>
          <table:table-cell table:style-name="ce1" office:value-type="string">
            <text:p>A2GURA</text:p>
          </table:table-cell>
          <table:table-cell table:style-name="ce1" office:value-type="string">
            <text:p>Gambe RA subacquea</text:p>
          </table:table-cell>
        </table:table-row>
        <table:table-row>
          <table:table-cell/>
          <table:table-cell table:style-name="ce1" office:value-type="string">
            <text:p>A2GFSL</text:p>
          </table:table-cell>
          <table:table-cell table:style-name="ce1" office:value-type="string">
            <text:p>Gambe SL sul fianco</text:p>
          </table:table-cell>
        </table:table-row>
        <table:table-row>
          <table:table-cell/>
          <table:table-cell table:style-name="ce1" office:value-type="string">
            <text:p>A2GFFA</text:p>
          </table:table-cell>
          <table:table-cell table:style-name="ce1" office:value-type="string">
            <text:p>Gambe FA sul fianco</text:p>
          </table:table-cell>
        </table:table-row>
        <table:table-row>
          <table:table-cell/>
          <table:table-cell table:style-name="ce1" office:value-type="string">
            <text:p>B1GASL</text:p>
          </table:table-cell>
          <table:table-cell table:style-name="ce1" office:value-type="string">
            <text:p>Gambe SL soglia</text:p>
          </table:table-cell>
        </table:table-row>
        <table:table-row>
          <table:table-cell/>
          <table:table-cell table:style-name="ce1" office:value-type="string">
            <text:p>B1GADO</text:p>
          </table:table-cell>
          <table:table-cell table:style-name="ce1" office:value-type="string">
            <text:p>Gambe DO soglia</text:p>
          </table:table-cell>
        </table:table-row>
        <table:table-row>
          <table:table-cell/>
          <table:table-cell table:style-name="ce1" office:value-type="string">
            <text:p>B1GAFA</text:p>
          </table:table-cell>
          <table:table-cell table:style-name="ce1" office:value-type="string">
            <text:p>Gambe FA soglia</text:p>
          </table:table-cell>
        </table:table-row>
        <table:table-row>
          <table:table-cell/>
          <table:table-cell table:style-name="ce1" office:value-type="string">
            <text:p>B1GARA</text:p>
          </table:table-cell>
          <table:table-cell table:style-name="ce1" office:value-type="string">
            <text:p>Gambe RA soglia</text:p>
          </table:table-cell>
        </table:table-row>
        <table:table-row>
          <table:table-cell/>
          <table:table-cell table:style-name="ce1" office:value-type="string">
            <text:p>B2GASL</text:p>
          </table:table-cell>
          <table:table-cell table:style-name="ce1" office:value-type="string">
            <text:p>Gambe SL VO2Max</text:p>
          </table:table-cell>
        </table:table-row>
        <table:table-row>
          <table:table-cell/>
          <table:table-cell table:style-name="ce1" office:value-type="string">
            <text:p>B2GADO</text:p>
          </table:table-cell>
          <table:table-cell table:style-name="ce1" office:value-type="string">
            <text:p>Gambe DO VO2Max</text:p>
          </table:table-cell>
        </table:table-row>
        <table:table-row>
          <table:table-cell/>
          <table:table-cell table:style-name="ce1" office:value-type="string">
            <text:p>B2GAFA</text:p>
          </table:table-cell>
          <table:table-cell table:style-name="ce1" office:value-type="string">
            <text:p>Gambe FA VO2Max</text:p>
          </table:table-cell>
        </table:table-row>
        <table:table-row>
          <table:table-cell/>
          <table:table-cell table:style-name="ce1" office:value-type="string">
            <text:p>B2GARA</text:p>
          </table:table-cell>
          <table:table-cell table:style-name="ce1" office:value-type="string">
            <text:p>Gambe RA VO2Max</text:p>
          </table:table-cell>
        </table:table-row>
        <table:table-row>
          <table:table-cell/>
          <table:table-cell table:style-name="ce1" office:value-type="string">
            <text:p>C1GASL</text:p>
          </table:table-cell>
          <table:table-cell table:style-name="ce1" office:value-type="string">
            <text:p>Gambe SL forte</text:p>
          </table:table-cell>
        </table:table-row>
        <table:table-row>
          <table:table-cell/>
          <table:table-cell table:style-name="ce1" office:value-type="string">
            <text:p>C1GADO</text:p>
          </table:table-cell>
          <table:table-cell table:style-name="ce1" office:value-type="string">
            <text:p>Gambe DO forte</text:p>
          </table:table-cell>
        </table:table-row>
        <table:table-row>
          <table:table-cell/>
          <table:table-cell table:style-name="ce1" office:value-type="string">
            <text:p>C1GAFA</text:p>
          </table:table-cell>
          <table:table-cell table:style-name="ce1" office:value-type="string">
            <text:p>Gambe FA forte</text:p>
          </table:table-cell>
        </table:table-row>
        <table:table-row>
          <table:table-cell/>
          <table:table-cell table:style-name="ce1" office:value-type="string">
            <text:p>C1GARA</text:p>
          </table:table-cell>
          <table:table-cell table:style-name="ce1" office:value-type="string">
            <text:p>Gambe RA forte</text:p>
          </table:table-cell>
        </table:table-row>
        <table:table-row>
          <table:table-cell/>
          <table:table-cell table:style-name="ce1" office:value-type="string">
            <text:p>CGSLRA</text:p>
          </table:table-cell>
          <table:table-cell table:style-name="ce1" office:value-type="string">
            <text:p>Gambe SL/RA</text:p>
          </table:table-cell>
        </table:table-row>
        <table:table-row>
          <table:table-cell/>
          <table:table-cell table:style-name="ce1" office:value-type="string">
            <text:p>CGSLR3</text:p>
          </table:table-cell>
          <table:table-cell table:style-name="ce1" office:value-type="string">
            <text:p>Gambe SL forte/RA sciolto</text:p>
          </table:table-cell>
        </table:table-row>
        <table:table-row>
          <table:table-cell/>
          <table:table-cell table:style-name="ce1" office:value-type="string">
            <text:p>C1GSFP</text:p>
          </table:table-cell>
          <table:table-cell table:style-name="ce1" office:value-type="string">
            <text:p>Gambe SL forte/sciolto</text:p>
          </table:table-cell>
        </table:table-row>
        <table:table-row>
          <table:table-cell/>
          <table:table-cell table:style-name="ce1" office:value-type="string">
            <text:p>C1GSPF</text:p>
          </table:table-cell>
          <table:table-cell table:style-name="ce1" office:value-type="string">
            <text:p>Gambe SL sciolto/forte</text:p>
          </table:table-cell>
        </table:table-row>
        <table:table-row>
          <table:table-cell/>
          <table:table-cell table:style-name="ce1" office:value-type="string">
            <text:p>ECSLST</text:p>
          </table:table-cell>
          <table:table-cell table:style-name="ce1" office:value-type="string">
            <text:p>Esercizi SL strisciato</text:p>
          </table:table-cell>
        </table:table-row>
        <table:table-row>
          <table:table-cell/>
          <table:table-cell table:style-name="ce1" office:value-type="string">
            <text:p>ECSLPG</text:p>
          </table:table-cell>
          <table:table-cell table:style-name="ce1" office:value-type="string">
            <text:p>Esercizi SL pugni chiusi</text:p>
          </table:table-cell>
        </table:table-row>
        <table:table-row>
          <table:table-cell/>
          <table:table-cell table:style-name="ce1" office:value-type="string">
            <text:p>ECSLAA</text:p>
          </table:table-cell>
          <table:table-cell table:style-name="ce1" office:value-type="string">
            <text:p>Esercizi SL alternato alto</text:p>
          </table:table-cell>
        </table:table-row>
        <table:table-row>
          <table:table-cell/>
          <table:table-cell table:style-name="ce1" office:value-type="string">
            <text:p>ECSLBG</text:p>
          </table:table-cell>
          <table:table-cell table:style-name="ce1" office:value-type="string">
            <text:p>Esercizi SL 1 braccio giù</text:p>
          </table:table-cell>
        </table:table-row>
        <table:table-row>
          <table:table-cell/>
          <table:table-cell table:style-name="ce1" office:value-type="string">
            <text:p>ECSLGG</text:p>
          </table:table-cell>
          <table:table-cell table:style-name="ce1" office:value-type="string">
            <text:p>Esercizi SL 1 braccio giù resp giù</text:p>
          </table:table-cell>
        </table:table-row>
        <table:table-row>
          <table:table-cell/>
          <table:table-cell table:style-name="ce1" office:value-type="string">
            <text:p>ECSLBS</text:p>
          </table:table-cell>
          <table:table-cell table:style-name="ce1" office:value-type="string">
            <text:p>Esercizi SL 1 braccio su</text:p>
          </table:table-cell>
        </table:table-row>
        <table:table-row>
          <table:table-cell/>
          <table:table-cell table:style-name="ce1" office:value-type="string">
            <text:p>ECSLTA</text:p>
          </table:table-cell>
          <table:table-cell table:style-name="ce1" office:value-type="string">
            <text:p>Esercizi SL testa alta</text:p>
          </table:table-cell>
        </table:table-row>
        <table:table-row>
          <table:table-cell/>
          <table:table-cell table:style-name="ce1" office:value-type="string">
            <text:p>ECSLSO</text:p>
          </table:table-cell>
          <table:table-cell table:style-name="ce1" office:value-type="string">
            <text:p>Esercizi SL sovrapposto/opposto</text:p>
          </table:table-cell>
        </table:table-row>
        <table:table-row>
          <table:table-cell/>
          <table:table-cell table:style-name="ce1" office:value-type="string">
            <text:p>ECSLLS</text:p>
          </table:table-cell>
          <table:table-cell table:style-name="ce1" office:value-type="string">
            <text:p>Esercizi SL largo/stretto</text:p>
          </table:table-cell>
        </table:table-row>
        <table:table-row>
          <table:table-cell/>
          <table:table-cell table:style-name="ce1" office:value-type="string">
            <text:p>ECSLBT</text:p>
          </table:table-cell>
          <table:table-cell table:style-name="ce1" office:value-type="string">
            <text:p>Esercizi SL braccia tese</text:p>
          </table:table-cell>
        </table:table-row>
        <table:table-row>
          <table:table-cell/>
          <table:table-cell table:style-name="ce1" office:value-type="string">
            <text:p>ECSLB3</text:p>
          </table:table-cell>
          <table:table-cell table:style-name="ce1" office:value-type="string">
            <text:p>Esercizi SL 3DX 3SX</text:p>
          </table:table-cell>
        </table:table-row>
        <table:table-row>
          <table:table-cell/>
          <table:table-cell table:style-name="ce1" office:value-type="string">
            <text:p>ECSLCN</text:p>
          </table:table-cell>
          <table:table-cell table:style-name="ce1" office:value-type="string">
            <text:p>Esercizi SL al contrario</text:p>
          </table:table-cell>
        </table:table-row>
        <table:table-row>
          <table:table-cell/>
          <table:table-cell table:style-name="ce1" office:value-type="string">
            <text:p>ECSLEG</text:p>
          </table:table-cell>
          <table:table-cell table:style-name="ce1" office:value-type="string">
            <text:p>Esercizi SL egiziano</text:p>
          </table:table-cell>
        </table:table-row>
        <table:table-row>
          <table:table-cell/>
          <table:table-cell table:style-name="ce1" office:value-type="string">
            <text:p>ECSLGF</text:p>
          </table:table-cell>
          <table:table-cell table:style-name="ce1" office:value-type="string">
            <text:p>Esercizi SL gambe ferme</text:p>
          </table:table-cell>
        </table:table-row>
        <table:table-row>
          <table:table-cell/>
          <table:table-cell table:style-name="ce1" office:value-type="string">
            <text:p>ECSLTO</text:p>
          </table:table-cell>
          <table:table-cell table:style-name="ce1" office:value-type="string">
            <text:p>Esercizi SL toccando lato opposto</text:p>
          </table:table-cell>
        </table:table-row>
        <table:table-row>
          <table:table-cell/>
          <table:table-cell table:style-name="ce1" office:value-type="string">
            <text:p>ECSL3P</text:p>
          </table:table-cell>
          <table:table-cell table:style-name="ce1" office:value-type="string">
            <text:p>Esercizi SL toccando in 3 punti</text:p>
          </table:table-cell>
        </table:table-row>
        <table:table-row>
          <table:table-cell/>
          <table:table-cell table:style-name="ce1" office:value-type="string">
            <text:p>ESSLST</text:p>
          </table:table-cell>
          <table:table-cell table:style-name="ce1" office:value-type="string">
            <text:p>SL strisciato</text:p>
          </table:table-cell>
        </table:table-row>
        <table:table-row>
          <table:table-cell/>
          <table:table-cell table:style-name="ce1" office:value-type="string">
            <text:p>ESSLPG</text:p>
          </table:table-cell>
          <table:table-cell table:style-name="ce1" office:value-type="string">
            <text:p>SL pugni chiusi</text:p>
          </table:table-cell>
        </table:table-row>
        <table:table-row>
          <table:table-cell/>
          <table:table-cell table:style-name="ce1" office:value-type="string">
            <text:p>ESSLAA</text:p>
          </table:table-cell>
          <table:table-cell table:style-name="ce1" office:value-type="string">
            <text:p>SL alternato alto</text:p>
          </table:table-cell>
        </table:table-row>
        <table:table-row>
          <table:table-cell/>
          <table:table-cell table:style-name="ce1" office:value-type="string">
            <text:p>ESSLBG</text:p>
          </table:table-cell>
          <table:table-cell table:style-name="ce1" office:value-type="string">
            <text:p>SL 1 braccio giù</text:p>
          </table:table-cell>
        </table:table-row>
        <table:table-row>
          <table:table-cell/>
          <table:table-cell table:style-name="ce1" office:value-type="string">
            <text:p>ESSLGG</text:p>
          </table:table-cell>
          <table:table-cell table:style-name="ce1" office:value-type="string">
            <text:p>SL 1 braccio giù resp giù</text:p>
          </table:table-cell>
        </table:table-row>
        <table:table-row>
          <table:table-cell/>
          <table:table-cell table:style-name="ce1" office:value-type="string">
            <text:p>ESSLBS</text:p>
          </table:table-cell>
          <table:table-cell table:style-name="ce1" office:value-type="string">
            <text:p>SL 1 braccio su</text:p>
          </table:table-cell>
        </table:table-row>
        <table:table-row>
          <table:table-cell/>
          <table:table-cell table:style-name="ce1" office:value-type="string">
            <text:p>ESSLTA</text:p>
          </table:table-cell>
          <table:table-cell table:style-name="ce1" office:value-type="string">
            <text:p>SL testa alta</text:p>
          </table:table-cell>
        </table:table-row>
        <table:table-row>
          <table:table-cell/>
          <table:table-cell table:style-name="ce1" office:value-type="string">
            <text:p>ESSLSV</text:p>
          </table:table-cell>
          <table:table-cell table:style-name="ce1" office:value-type="string">
            <text:p>SL sovrapposto</text:p>
          </table:table-cell>
        </table:table-row>
        <table:table-row>
          <table:table-cell/>
          <table:table-cell table:style-name="ce1" office:value-type="string">
            <text:p>ESSLOP</text:p>
          </table:table-cell>
          <table:table-cell table:style-name="ce1" office:value-type="string">
            <text:p>SL opposto</text:p>
          </table:table-cell>
        </table:table-row>
        <table:table-row>
          <table:table-cell/>
          <table:table-cell table:style-name="ce1" office:value-type="string">
            <text:p>ESSLLA</text:p>
          </table:table-cell>
          <table:table-cell table:style-name="ce1" office:value-type="string">
            <text:p>SL largo</text:p>
          </table:table-cell>
        </table:table-row>
        <table:table-row>
          <table:table-cell/>
          <table:table-cell table:style-name="ce1" office:value-type="string">
            <text:p>ESSLSR</text:p>
          </table:table-cell>
          <table:table-cell table:style-name="ce1" office:value-type="string">
            <text:p>SL stretto</text:p>
          </table:table-cell>
        </table:table-row>
        <table:table-row>
          <table:table-cell/>
          <table:table-cell table:style-name="ce1" office:value-type="string">
            <text:p>ESSLBT</text:p>
          </table:table-cell>
          <table:table-cell table:style-name="ce1" office:value-type="string">
            <text:p>SL braccia tese</text:p>
          </table:table-cell>
        </table:table-row>
        <table:table-row>
          <table:table-cell/>
          <table:table-cell table:style-name="ce1" office:value-type="string">
            <text:p>ESSLB3</text:p>
          </table:table-cell>
          <table:table-cell table:style-name="ce1" office:value-type="string">
            <text:p>SL 3DX 3SX</text:p>
          </table:table-cell>
        </table:table-row>
        <table:table-row>
          <table:table-cell/>
          <table:table-cell table:style-name="ce1" office:value-type="string">
            <text:p>ESSLCN</text:p>
          </table:table-cell>
          <table:table-cell table:style-name="ce1" office:value-type="string">
            <text:p>SL al contrario</text:p>
          </table:table-cell>
        </table:table-row>
        <table:table-row>
          <table:table-cell/>
          <table:table-cell table:style-name="ce1" office:value-type="string">
            <text:p>ESSLEG</text:p>
          </table:table-cell>
          <table:table-cell table:style-name="ce1" office:value-type="string">
            <text:p>SL egiziano</text:p>
          </table:table-cell>
        </table:table-row>
        <table:table-row>
          <table:table-cell/>
          <table:table-cell table:style-name="ce1" office:value-type="string">
            <text:p>ESSLGF</text:p>
          </table:table-cell>
          <table:table-cell table:style-name="ce1" office:value-type="string">
            <text:p>SL gambe ferme</text:p>
          </table:table-cell>
        </table:table-row>
        <table:table-row>
          <table:table-cell/>
          <table:table-cell table:style-name="ce1" office:value-type="string">
            <text:p>ESSLTO</text:p>
          </table:table-cell>
          <table:table-cell table:style-name="ce1" office:value-type="string">
            <text:p>SL toccando lato opposto</text:p>
          </table:table-cell>
        </table:table-row>
        <table:table-row>
          <table:table-cell/>
          <table:table-cell table:style-name="ce1" office:value-type="string">
            <text:p>ESSL3P</text:p>
          </table:table-cell>
          <table:table-cell table:style-name="ce1" office:value-type="string">
            <text:p>SL toccando in 3 punti</text:p>
          </table:table-cell>
        </table:table-row>
        <table:table-row>
          <table:table-cell/>
          <table:table-cell table:style-name="ce1" office:value-type="string">
            <text:p>ESSLPR</text:p>
          </table:table-cell>
          <table:table-cell table:style-name="ce1" office:value-type="string">
            <text:p>SL pausa max rollio</text:p>
          </table:table-cell>
        </table:table-row>
        <table:table-row>
          <table:table-cell/>
          <table:table-cell table:style-name="ce1" office:value-type="string">
            <text:p>ESSLBA</text:p>
          </table:table-cell>
          <table:table-cell table:style-name="ce1" office:value-type="string">
            <text:p>SL bastone</text:p>
          </table:table-cell>
        </table:table-row>
        <table:table-row>
          <table:table-cell/>
          <table:table-cell table:style-name="ce1" office:value-type="string">
            <text:p>ESSLBV</text:p>
          </table:table-cell>
          <table:table-cell table:style-name="ce1" office:value-type="string">
            <text:p>SL braccia veloci gambe lente</text:p>
          </table:table-cell>
        </table:table-row>
        <table:table-row>
          <table:table-cell/>
          <table:table-cell table:style-name="ce1" office:value-type="string">
            <text:p>ESSLGV</text:p>
          </table:table-cell>
          <table:table-cell table:style-name="ce1" office:value-type="string">
            <text:p>SL braccia lente gambe veloci</text:p>
          </table:table-cell>
        </table:table-row>
        <table:table-row>
          <table:table-cell/>
          <table:table-cell table:style-name="ce1" office:value-type="string">
            <text:p>C1SLC6</text:p>
          </table:table-cell>
          <table:table-cell table:style-name="ce1" office:value-type="string">
            <text:p>SL capriola ogni 6 bracciate</text:p>
          </table:table-cell>
        </table:table-row>
        <table:table-row>
          <table:table-cell/>
          <table:table-cell table:style-name="ce1" office:value-type="string">
            <text:p>C1SLGF</text:p>
          </table:table-cell>
          <table:table-cell table:style-name="ce1" office:value-type="string">
            <text:p>SL gambe delfino</text:p>
          </table:table-cell>
        </table:table-row>
        <table:table-row>
          <table:table-cell/>
          <table:table-cell table:style-name="ce1" office:value-type="string">
            <text:p>C1SLGR</text:p>
          </table:table-cell>
          <table:table-cell table:style-name="ce1" office:value-type="string">
            <text:p>SL gambe rana</text:p>
          </table:table-cell>
        </table:table-row>
        <table:table-row>
          <table:table-cell/>
          <table:table-cell table:style-name="ce1" office:value-type="string">
            <text:p>C1SLCA</text:p>
          </table:table-cell>
          <table:table-cell table:style-name="ce1" office:value-type="string">
            <text:p>SL cagnolino</text:p>
          </table:table-cell>
        </table:table-row>
        <table:table-row>
          <table:table-cell/>
          <table:table-cell table:style-name="ce1" office:value-type="string">
            <text:p>C1SLFP</text:p>
          </table:table-cell>
          <table:table-cell table:style-name="ce1" office:value-type="string">
            <text:p>SL forte/piano</text:p>
          </table:table-cell>
        </table:table-row>
        <table:table-row>
          <table:table-cell/>
          <table:table-cell table:style-name="ce1" office:value-type="string">
            <text:p>C1SLPF</text:p>
          </table:table-cell>
          <table:table-cell table:style-name="ce1" office:value-type="string">
            <text:p>SL piano/forte</text:p>
          </table:table-cell>
        </table:table-row>
        <table:table-row>
          <table:table-cell/>
          <table:table-cell table:style-name="ce1" office:value-type="string">
            <text:p>ECFAPG</text:p>
          </table:table-cell>
          <table:table-cell table:style-name="ce1" office:value-type="string">
            <text:p>Esercizi FA pugni chiusi</text:p>
          </table:table-cell>
        </table:table-row>
        <table:table-row>
          <table:table-cell/>
          <table:table-cell table:style-name="ce1" office:value-type="string">
            <text:p>ECFABS</text:p>
          </table:table-cell>
          <table:table-cell table:style-name="ce1" office:value-type="string">
            <text:p>Esercizi FA 1 braccio su</text:p>
          </table:table-cell>
        </table:table-row>
        <table:table-row>
          <table:table-cell/>
          <table:table-cell table:style-name="ce1" office:value-type="string">
            <text:p>ECFABG</text:p>
          </table:table-cell>
          <table:table-cell table:style-name="ce1" office:value-type="string">
            <text:p>Esercizi FA 1 braccio giù</text:p>
          </table:table-cell>
        </table:table-row>
        <table:table-row>
          <table:table-cell/>
          <table:table-cell table:style-name="ce1" office:value-type="string">
            <text:p>ECFAAA</text:p>
          </table:table-cell>
          <table:table-cell table:style-name="ce1" office:value-type="string">
            <text:p>Esercizi FA alternto alto</text:p>
          </table:table-cell>
        </table:table-row>
        <table:table-row>
          <table:table-cell/>
          <table:table-cell table:style-name="ce1" office:value-type="string">
            <text:p>ECFAA2</text:p>
          </table:table-cell>
          <table:table-cell table:style-name="ce1" office:value-type="string">
            <text:p>Esercizi FA alternto alto 2 bracciate</text:p>
          </table:table-cell>
        </table:table-row>
        <table:table-row>
          <table:table-cell/>
          <table:table-cell table:style-name="ce1" office:value-type="string">
            <text:p>ECFAC1</text:p>
          </table:table-cell>
          <table:table-cell table:style-name="ce1" office:value-type="string">
            <text:p>Esercizi FA composto 1 bracciata</text:p>
          </table:table-cell>
        </table:table-row>
        <table:table-row>
          <table:table-cell/>
          <table:table-cell table:style-name="ce1" office:value-type="string">
            <text:p>ECFAC2</text:p>
          </table:table-cell>
          <table:table-cell table:style-name="ce1" office:value-type="string">
            <text:p>Esercizi FA composto 2 bracciate</text:p>
          </table:table-cell>
        </table:table-row>
        <table:table-row>
          <table:table-cell/>
          <table:table-cell table:style-name="ce1" office:value-type="string">
            <text:p>ECFAC3</text:p>
          </table:table-cell>
          <table:table-cell table:style-name="ce1" office:value-type="string">
            <text:p>Esercizi FA composto 3 bracciate</text:p>
          </table:table-cell>
        </table:table-row>
        <table:table-row>
          <table:table-cell/>
          <table:table-cell table:style-name="ce1" office:value-type="string">
            <text:p>ECFAG4</text:p>
          </table:table-cell>
          <table:table-cell table:style-name="ce1" office:value-type="string">
            <text:p>Esercizi FA 4 gambate 1 bracciata</text:p>
          </table:table-cell>
        </table:table-row>
        <table:table-row>
          <table:table-cell/>
          <table:table-cell table:style-name="ce1" office:value-type="string">
            <text:p>ECFASB</text:p>
          </table:table-cell>
          <table:table-cell table:style-name="ce1" office:value-type="string">
            <text:p>Esercizi FA solo braccia</text:p>
          </table:table-cell>
        </table:table-row>
        <table:table-row>
          <table:table-cell/>
          <table:table-cell table:style-name="ce1" office:value-type="string">
            <text:p>ECFARA</text:p>
          </table:table-cell>
          <table:table-cell table:style-name="ce1" office:value-type="string">
            <text:p>Esercizi FA recupero alto</text:p>
          </table:table-cell>
        </table:table-row>
        <table:table-row>
          <table:table-cell/>
          <table:table-cell table:style-name="ce1" office:value-type="string">
            <text:p>ECFASS</text:p>
          </table:table-cell>
          <table:table-cell table:style-name="ce1" office:value-type="string">
            <text:p>Esercizi FA passata sub</text:p>
          </table:table-cell>
        </table:table-row>
        <table:table-row>
          <table:table-cell/>
          <table:table-cell table:style-name="ce1" office:value-type="string">
            <text:p>ECFAIL</text:p>
          </table:table-cell>
          <table:table-cell table:style-name="ce1" office:value-type="string">
            <text:p>Esercizi FA ingresso largo</text:p>
          </table:table-cell>
        </table:table-row>
        <table:table-row>
          <table:table-cell/>
          <table:table-cell table:style-name="ce1" office:value-type="string">
            <text:p>ECFAIS</text:p>
          </table:table-cell>
          <table:table-cell table:style-name="ce1" office:value-type="string">
            <text:p>Esercizi FA ingresso stretto</text:p>
          </table:table-cell>
        </table:table-row>
        <table:table-row>
          <table:table-cell/>
          <table:table-cell table:style-name="ce1" office:value-type="string">
            <text:p>ECFAGS</text:p>
          </table:table-cell>
          <table:table-cell table:style-name="ce1" office:value-type="string">
            <text:p>Esercizi FA gambe SL</text:p>
          </table:table-cell>
        </table:table-row>
        <table:table-row>
          <table:table-cell/>
          <table:table-cell table:style-name="ce1" office:value-type="string">
            <text:p>ESFAPG</text:p>
          </table:table-cell>
          <table:table-cell table:style-name="ce1" office:value-type="string">
            <text:p>FA pugni chiusi</text:p>
          </table:table-cell>
        </table:table-row>
        <table:table-row>
          <table:table-cell/>
          <table:table-cell table:style-name="ce1" office:value-type="string">
            <text:p>ESFABS</text:p>
          </table:table-cell>
          <table:table-cell table:style-name="ce1" office:value-type="string">
            <text:p>FA 1 braccio su</text:p>
          </table:table-cell>
        </table:table-row>
        <table:table-row>
          <table:table-cell/>
          <table:table-cell table:style-name="ce1" office:value-type="string">
            <text:p>ESFABG</text:p>
          </table:table-cell>
          <table:table-cell table:style-name="ce1" office:value-type="string">
            <text:p>FA 1 braccio giù</text:p>
          </table:table-cell>
        </table:table-row>
        <table:table-row>
          <table:table-cell/>
          <table:table-cell table:style-name="ce1" office:value-type="string">
            <text:p>ESFAAA</text:p>
          </table:table-cell>
          <table:table-cell table:style-name="ce1" office:value-type="string">
            <text:p>FA alternto alto</text:p>
          </table:table-cell>
        </table:table-row>
        <table:table-row>
          <table:table-cell/>
          <table:table-cell table:style-name="ce1" office:value-type="string">
            <text:p>ESFAA2</text:p>
          </table:table-cell>
          <table:table-cell table:style-name="ce1" office:value-type="string">
            <text:p>FA alternto alto 2 bracciate</text:p>
          </table:table-cell>
        </table:table-row>
        <table:table-row>
          <table:table-cell/>
          <table:table-cell table:style-name="ce1" office:value-type="string">
            <text:p>ESFAC1</text:p>
          </table:table-cell>
          <table:table-cell table:style-name="ce1" office:value-type="string">
            <text:p>FA composto 1 bracciata</text:p>
          </table:table-cell>
        </table:table-row>
        <table:table-row>
          <table:table-cell/>
          <table:table-cell table:style-name="ce1" office:value-type="string">
            <text:p>ESFAC2</text:p>
          </table:table-cell>
          <table:table-cell table:style-name="ce1" office:value-type="string">
            <text:p>FA composto 2 bracciate</text:p>
          </table:table-cell>
        </table:table-row>
        <table:table-row>
          <table:table-cell/>
          <table:table-cell table:style-name="ce1" office:value-type="string">
            <text:p>ESFAC3</text:p>
          </table:table-cell>
          <table:table-cell table:style-name="ce1" office:value-type="string">
            <text:p>FA composto 3 bracciate</text:p>
          </table:table-cell>
        </table:table-row>
        <table:table-row>
          <table:table-cell/>
          <table:table-cell table:style-name="ce1" office:value-type="string">
            <text:p>ESFAG4</text:p>
          </table:table-cell>
          <table:table-cell table:style-name="ce1" office:value-type="string">
            <text:p>FA 4 gambate 1 bracciata</text:p>
          </table:table-cell>
        </table:table-row>
        <table:table-row>
          <table:table-cell/>
          <table:table-cell table:style-name="ce1" office:value-type="string">
            <text:p>ESFASB</text:p>
          </table:table-cell>
          <table:table-cell table:style-name="ce1" office:value-type="string">
            <text:p>FA solo braccia</text:p>
          </table:table-cell>
        </table:table-row>
        <table:table-row>
          <table:table-cell/>
          <table:table-cell table:style-name="ce1" office:value-type="string">
            <text:p>ESFARA</text:p>
          </table:table-cell>
          <table:table-cell table:style-name="ce1" office:value-type="string">
            <text:p>FA recupero alto</text:p>
          </table:table-cell>
        </table:table-row>
        <table:table-row>
          <table:table-cell/>
          <table:table-cell table:style-name="ce1" office:value-type="string">
            <text:p>ESFASS</text:p>
          </table:table-cell>
          <table:table-cell table:style-name="ce1" office:value-type="string">
            <text:p>FA passata sub</text:p>
          </table:table-cell>
        </table:table-row>
        <table:table-row>
          <table:table-cell/>
          <table:table-cell table:style-name="ce1" office:value-type="string">
            <text:p>ESFAIL</text:p>
          </table:table-cell>
          <table:table-cell table:style-name="ce1" office:value-type="string">
            <text:p>FA ingresso largo</text:p>
          </table:table-cell>
        </table:table-row>
        <table:table-row>
          <table:table-cell/>
          <table:table-cell table:style-name="ce1" office:value-type="string">
            <text:p>ESFAIS</text:p>
          </table:table-cell>
          <table:table-cell table:style-name="ce1" office:value-type="string">
            <text:p>FA ingresso stretto</text:p>
          </table:table-cell>
        </table:table-row>
        <table:table-row>
          <table:table-cell/>
          <table:table-cell table:style-name="ce1" office:value-type="string">
            <text:p>ESFAGS</text:p>
          </table:table-cell>
          <table:table-cell table:style-name="ce1" office:value-type="string">
            <text:p>FA gambe SL</text:p>
          </table:table-cell>
        </table:table-row>
        <table:table-row>
          <table:table-cell/>
          <table:table-cell table:style-name="ce1" office:value-type="string">
            <text:p>C1FAFP</text:p>
          </table:table-cell>
          <table:table-cell table:style-name="ce1" office:value-type="string">
            <text:p>FA forte/SL piano</text:p>
          </table:table-cell>
        </table:table-row>
        <table:table-row>
          <table:table-cell/>
          <table:table-cell table:style-name="ce1" office:value-type="string">
            <text:p>C1FAPF</text:p>
          </table:table-cell>
          <table:table-cell table:style-name="ce1" office:value-type="string">
            <text:p>SL piano/FA forte</text:p>
          </table:table-cell>
        </table:table-row>
        <table:table-row>
          <table:table-cell/>
          <table:table-cell table:style-name="ce1" office:value-type="string">
            <text:p>ECDOPG</text:p>
          </table:table-cell>
          <table:table-cell table:style-name="ce1" office:value-type="string">
            <text:p>Esercizi DO pugni chiusi</text:p>
          </table:table-cell>
        </table:table-row>
        <table:table-row>
          <table:table-cell/>
          <table:table-cell table:style-name="ce1" office:value-type="string">
            <text:p>ESDOPG</text:p>
          </table:table-cell>
          <table:table-cell table:style-name="ce1" office:value-type="string">
            <text:p>DO pugni chiusi</text:p>
          </table:table-cell>
        </table:table-row>
        <table:table-row>
          <table:table-cell/>
          <table:table-cell table:style-name="ce1" office:value-type="string">
            <text:p>ESDOBS</text:p>
          </table:table-cell>
          <table:table-cell table:style-name="ce1" office:value-type="string">
            <text:p>DO 1 braccio su</text:p>
          </table:table-cell>
        </table:table-row>
        <table:table-row>
          <table:table-cell/>
          <table:table-cell table:style-name="ce1" office:value-type="string">
            <text:p>ESDOBG</text:p>
          </table:table-cell>
          <table:table-cell table:style-name="ce1" office:value-type="string">
            <text:p>DO 1 braccio giù</text:p>
          </table:table-cell>
        </table:table-row>
        <table:table-row>
          <table:table-cell/>
          <table:table-cell table:style-name="ce1" office:value-type="string">
            <text:p>ESDOAA</text:p>
          </table:table-cell>
          <table:table-cell table:style-name="ce1" office:value-type="string">
            <text:p>DO alternato alto</text:p>
          </table:table-cell>
        </table:table-row>
        <table:table-row>
          <table:table-cell/>
          <table:table-cell table:style-name="ce1" office:value-type="string">
            <text:p>ESDOGE</text:p>
          </table:table-cell>
          <table:table-cell table:style-name="ce1" office:value-type="string">
            <text:p>DO germanico</text:p>
          </table:table-cell>
        </table:table-row>
        <table:table-row>
          <table:table-cell/>
          <table:table-cell table:style-name="ce1" office:value-type="string">
            <text:p>ESDOSF</text:p>
          </table:table-cell>
          <table:table-cell table:style-name="ce1" office:value-type="string">
            <text:p>DO 1 braccio al soffitto</text:p>
          </table:table-cell>
        </table:table-row>
        <table:table-row>
          <table:table-cell/>
          <table:table-cell table:style-name="ce1" office:value-type="string">
            <text:p>ESDOPR</text:p>
          </table:table-cell>
          <table:table-cell table:style-name="ce1" office:value-type="string">
            <text:p>DO pausa su massimo rollio</text:p>
          </table:table-cell>
        </table:table-row>
        <table:table-row>
          <table:table-cell/>
          <table:table-cell table:style-name="ce1" office:value-type="string">
            <text:p>ESDOBI</text:p>
          </table:table-cell>
          <table:table-cell table:style-name="ce1" office:value-type="string">
            <text:p>DO bicchiere sulla fronte</text:p>
          </table:table-cell>
        </table:table-row>
        <table:table-row>
          <table:table-cell/>
          <table:table-cell table:style-name="ce1" office:value-type="string">
            <text:p>ESDOSV</text:p>
          </table:table-cell>
          <table:table-cell table:style-name="ce1" office:value-type="string">
            <text:p>DO bracciata sovrapposta</text:p>
          </table:table-cell>
        </table:table-row>
        <table:table-row>
          <table:table-cell/>
          <table:table-cell table:style-name="ce1" office:value-type="string">
            <text:p>ESDOFR</text:p>
          </table:table-cell>
          <table:table-cell table:style-name="ce1" office:value-type="string">
            <text:p>DO seduto max freq braccia</text:p>
          </table:table-cell>
        </table:table-row>
        <table:table-row>
          <table:table-cell/>
          <table:table-cell table:style-name="ce1" office:value-type="string">
            <text:p>ESDOBT</text:p>
          </table:table-cell>
          <table:table-cell table:style-name="ce1" office:value-type="string">
            <text:p>DO braccia tese</text:p>
          </table:table-cell>
        </table:table-row>
        <table:table-row>
          <table:table-cell/>
          <table:table-cell table:style-name="ce1" office:value-type="string">
            <text:p>ESDOBA</text:p>
          </table:table-cell>
          <table:table-cell table:style-name="ce1" office:value-type="string">
            <text:p>DO bastone</text:p>
          </table:table-cell>
        </table:table-row>
        <table:table-row>
          <table:table-cell/>
          <table:table-cell table:style-name="ce1" office:value-type="string">
            <text:p>ESDOSB</text:p>
          </table:table-cell>
          <table:table-cell table:style-name="ce1" office:value-type="string">
            <text:p>DO solo braccia, gambe ferme</text:p>
          </table:table-cell>
        </table:table-row>
        <table:table-row>
          <table:table-cell/>
          <table:table-cell table:style-name="ce1" office:value-type="string">
            <text:p>C1DOFP</text:p>
          </table:table-cell>
          <table:table-cell table:style-name="ce1" office:value-type="string">
            <text:p>DO forte/piano</text:p>
          </table:table-cell>
        </table:table-row>
        <table:table-row>
          <table:table-cell/>
          <table:table-cell table:style-name="ce1" office:value-type="string">
            <text:p>C1DOPF</text:p>
          </table:table-cell>
          <table:table-cell table:style-name="ce1" office:value-type="string">
            <text:p>DO piano/forte</text:p>
          </table:table-cell>
        </table:table-row>
        <table:table-row>
          <table:table-cell/>
          <table:table-cell table:style-name="ce1" office:value-type="string">
            <text:p>ECRASC</text:p>
          </table:table-cell>
          <table:table-cell table:style-name="ce1" office:value-type="string">
            <text:p>Esercizi RA scivolata</text:p>
          </table:table-cell>
        </table:table-row>
        <table:table-row>
          <table:table-cell/>
          <table:table-cell table:style-name="ce1" office:value-type="string">
            <text:p>ESRAPG</text:p>
          </table:table-cell>
          <table:table-cell table:style-name="ce1" office:value-type="string">
            <text:p>RA pugni</text:p>
          </table:table-cell>
        </table:table-row>
        <table:table-row>
          <table:table-cell/>
          <table:table-cell table:style-name="ce1" office:value-type="string">
            <text:p>ESRABS</text:p>
          </table:table-cell>
          <table:table-cell table:style-name="ce1" office:value-type="string">
            <text:p>RA 1 braccio su</text:p>
          </table:table-cell>
        </table:table-row>
        <table:table-row>
          <table:table-cell/>
          <table:table-cell table:style-name="ce1" office:value-type="string">
            <text:p>ESRABG</text:p>
          </table:table-cell>
          <table:table-cell table:style-name="ce1" office:value-type="string">
            <text:p>RA 1 braccio giù</text:p>
          </table:table-cell>
        </table:table-row>
        <table:table-row>
          <table:table-cell/>
          <table:table-cell table:style-name="ce1" office:value-type="string">
            <text:p>ESRAAA</text:p>
          </table:table-cell>
          <table:table-cell table:style-name="ce1" office:value-type="string">
            <text:p>RA alternato alto</text:p>
          </table:table-cell>
        </table:table-row>
        <table:table-row>
          <table:table-cell/>
          <table:table-cell table:style-name="ce1" office:value-type="string">
            <text:p>ESRASC</text:p>
          </table:table-cell>
          <table:table-cell table:style-name="ce1" office:value-type="string">
            <text:p>RA scivolata</text:p>
          </table:table-cell>
        </table:table-row>
        <table:table-row>
          <table:table-cell/>
          <table:table-cell table:style-name="ce1" office:value-type="string">
            <text:p>ESRA2G</text:p>
          </table:table-cell>
          <table:table-cell table:style-name="ce1" office:value-type="string">
            <text:p>RA due gambate per ogni ciclo</text:p>
          </table:table-cell>
        </table:table-row>
        <table:table-row>
          <table:table-cell/>
          <table:table-cell table:style-name="ce1" office:value-type="string">
            <text:p>ESRASB</text:p>
          </table:table-cell>
          <table:table-cell table:style-name="ce1" office:value-type="string">
            <text:p>RA solo braccia, gambe ferme</text:p>
          </table:table-cell>
        </table:table-row>
        <table:table-row>
          <table:table-cell/>
          <table:table-cell table:style-name="ce1" office:value-type="string">
            <text:p>ESRASV</text:p>
          </table:table-cell>
          <table:table-cell table:style-name="ce1" office:value-type="string">
            <text:p>RA sovrapposta</text:p>
          </table:table-cell>
        </table:table-row>
        <table:table-row>
          <table:table-cell/>
          <table:table-cell table:style-name="ce1" office:value-type="string">
            <text:p>ESRANS</text:p>
          </table:table-cell>
          <table:table-cell table:style-name="ce1" office:value-type="string">
            <text:p>RA non sovrapposta</text:p>
          </table:table-cell>
        </table:table-row>
        <table:table-row>
          <table:table-cell/>
          <table:table-cell table:style-name="ce1" office:value-type="string">
            <text:p>ESRAGU</text:p>
          </table:table-cell>
          <table:table-cell table:style-name="ce1" office:value-type="string">
            <text:p>RA ginocchia unite</text:p>
          </table:table-cell>
        </table:table-row>
        <table:table-row>
          <table:table-cell/>
          <table:table-cell table:style-name="ce1" office:value-type="string">
            <text:p>ESRAMP</text:p>
          </table:table-cell>
          <table:table-cell table:style-name="ce1" office:value-type="string">
            <text:p>RA toccando mani con piedi sul sedere</text:p>
          </table:table-cell>
        </table:table-row>
        <table:table-row>
          <table:table-cell/>
          <table:table-cell table:style-name="ce1" office:value-type="string">
            <text:p>ESRAOP</text:p>
          </table:table-cell>
          <table:table-cell table:style-name="ce1" office:value-type="string">
            <text:p>RA alternata braccio e gamba opposti</text:p>
          </table:table-cell>
        </table:table-row>
        <table:table-row>
          <table:table-cell/>
          <table:table-cell table:style-name="ce1" office:value-type="string">
            <text:p>ESRATF</text:p>
          </table:table-cell>
          <table:table-cell table:style-name="ce1" office:value-type="string">
            <text:p>RA testa alta fuori dall'acqua</text:p>
          </table:table-cell>
        </table:table-row>
        <table:table-row>
          <table:table-cell/>
          <table:table-cell table:style-name="ce1" office:value-type="string">
            <text:p>ESRASA</text:p>
          </table:table-cell>
          <table:table-cell table:style-name="ce1" office:value-type="string">
            <text:p>RA subacquea</text:p>
          </table:table-cell>
        </table:table-row>
        <table:table-row>
          <table:table-cell/>
          <table:table-cell table:style-name="ce1" office:value-type="string">
            <text:p>C1RAFP</text:p>
          </table:table-cell>
          <table:table-cell table:style-name="ce1" office:value-type="string">
            <text:p>RA forte/SL piano</text:p>
          </table:table-cell>
        </table:table-row>
        <table:table-row>
          <table:table-cell/>
          <table:table-cell table:style-name="ce1" office:value-type="string">
            <text:p>C1RAPF</text:p>
          </table:table-cell>
          <table:table-cell table:style-name="ce1" office:value-type="string">
            <text:p>SL piano/RA forte</text:p>
          </table:table-cell>
        </table:table-row>
        <table:table-row>
          <table:table-cell/>
          <table:table-cell table:style-name="ce1" office:value-type="string">
            <text:p>ESMIPU</text:p>
          </table:table-cell>
          <table:table-cell table:style-name="ce1" office:value-type="string">
            <text:p>MI pugni</text:p>
          </table:table-cell>
        </table:table-row>
        <table:table-row>
          <table:table-cell/>
          <table:table-cell table:style-name="ce1" office:value-type="string">
            <text:p>ESMIBS</text:p>
          </table:table-cell>
          <table:table-cell table:style-name="ce1" office:value-type="string">
            <text:p>MI un braccio fermo in alto</text:p>
          </table:table-cell>
        </table:table-row>
        <table:table-row>
          <table:table-cell/>
          <table:table-cell table:style-name="ce1" office:value-type="string">
            <text:p>ESMIBG</text:p>
          </table:table-cell>
          <table:table-cell table:style-name="ce1" office:value-type="string">
            <text:p>MI un braccio fermo in basso</text:p>
          </table:table-cell>
        </table:table-row>
        <table:table-row>
          <table:table-cell/>
          <table:table-cell table:style-name="ce1" office:value-type="string">
            <text:p>ESMIAA</text:p>
          </table:table-cell>
          <table:table-cell table:style-name="ce1" office:value-type="string">
            <text:p>MI alternato alto</text:p>
          </table:table-cell>
        </table:table-row>
        <table:table-row>
          <table:table-cell/>
          <table:table-cell table:style-name="ce1" office:value-type="string">
            <text:p>ESMI1C</text:p>
          </table:table-cell>
          <table:table-cell table:style-name="ce1" office:value-type="string">
            <text:p>MI un ciclo per ogni stile</text:p>
          </table:table-cell>
        </table:table-row>
        <table:table-row>
          <table:table-cell/>
          <table:table-cell table:style-name="ce1" office:value-type="string">
            <text:p>ESMIIM</text:p>
          </table:table-cell>
          <table:table-cell table:style-name="ce1" office:value-type="string">
            <text:p>MI a rovescio</text:p>
          </table:table-cell>
        </table:table-row>
        <table:table-row>
          <table:table-cell/>
          <table:table-cell table:style-name="ce1" office:value-type="string">
            <text:p>COSLFA</text:p>
          </table:table-cell>
          <table:table-cell table:style-name="ce1" office:value-type="string">
            <text:p>FA/SL completo</text:p>
          </table:table-cell>
        </table:table-row>
        <table:table-row>
          <table:table-cell/>
          <table:table-cell table:style-name="ce1" office:value-type="string">
            <text:p>C1SLL3</text:p>
          </table:table-cell>
          <table:table-cell table:style-name="ce1" office:value-type="string">
            <text:p>Locomotive 300 piano/forte</text:p>
          </table:table-cell>
        </table:table-row>
        <table:table-row>
          <table:table-cell/>
          <table:table-cell table:style-name="ce1" office:value-type="string">
            <text:p>C1SL3L</text:p>
          </table:table-cell>
          <table:table-cell table:style-name="ce1" office:value-type="string">
            <text:p>Locomotive 300 forte/piano</text:p>
          </table:table-cell>
        </table:table-row>
        <table:table-row>
          <table:table-cell/>
          <table:table-cell table:style-name="ce1" office:value-type="string">
            <text:p>C1SLP3</text:p>
          </table:table-cell>
          <table:table-cell table:style-name="ce1" office:value-type="string">
            <text:p>SL progressione esterna 1-3</text:p>
          </table:table-cell>
        </table:table-row>
        <table:table-row>
          <table:table-cell/>
          <table:table-cell table:style-name="ce1" office:value-type="string">
            <text:p>C1SLP4</text:p>
          </table:table-cell>
          <table:table-cell table:style-name="ce1" office:value-type="string">
            <text:p>SL progressione esterna 1-4</text:p>
          </table:table-cell>
        </table:table-row>
        <table:table-row>
          <table:table-cell/>
          <table:table-cell table:style-name="ce1" office:value-type="string">
            <text:p>C1SLFL</text:p>
          </table:table-cell>
          <table:table-cell table:style-name="ce1" office:value-type="string">
            <text:p>SL fartlek 25 a scalare</text:p>
          </table:table-cell>
        </table:table-row>
        <table:table-row>
          <table:table-cell/>
          <table:table-cell table:style-name="ce1" office:value-type="string">
            <text:p>C1DOFL</text:p>
          </table:table-cell>
          <table:table-cell table:style-name="ce1" office:value-type="string">
            <text:p>DO fartlek 25 a scalare</text:p>
          </table:table-cell>
        </table:table-row>
        <table:table-row>
          <table:table-cell/>
          <table:table-cell table:style-name="ce1" office:value-type="string">
            <text:p>C1MIFL</text:p>
          </table:table-cell>
          <table:table-cell table:style-name="ce1" office:value-type="string">
            <text:p>MI fartlek 25 a scalare</text:p>
          </table:table-cell>
        </table:table-row>
        <table:table-row>
          <table:table-cell/>
          <table:table-cell table:style-name="ce1" office:value-type="string">
            <text:p>C1SLF2</text:p>
          </table:table-cell>
          <table:table-cell table:style-name="ce1" office:value-type="string">
            <text:p>SL fartlek 25 a salire</text:p>
          </table:table-cell>
        </table:table-row>
        <table:table-row>
          <table:table-cell/>
          <table:table-cell table:style-name="ce1" office:value-type="string">
            <text:p>C1DOF2</text:p>
          </table:table-cell>
          <table:table-cell table:style-name="ce1" office:value-type="string">
            <text:p>DO fartlek 25 a salire</text:p>
          </table:table-cell>
        </table:table-row>
        <table:table-row>
          <table:table-cell/>
          <table:table-cell table:style-name="ce1" office:value-type="string">
            <text:p>C1MIF2</text:p>
          </table:table-cell>
          <table:table-cell table:style-name="ce1" office:value-type="string">
            <text:p>MI fartlek 25 a salire</text:p>
          </table:table-cell>
        </table:table-row>
        <table:table-row>
          <table:table-cell/>
          <table:table-cell table:style-name="ce1" office:value-type="string">
            <text:p>C1MIF2</text:p>
          </table:table-cell>
          <table:table-cell table:style-name="ce1" office:value-type="string">
            <text:p>MI fartlek 25 a salire</text:p>
          </table:table-cell>
        </table:table-row>
      </table:table>
      <table:named-expressions/>
      <table:database-ranges>
        <table:database-range table:name="__Anonymous_Sheet_DB__0" table:target-range-address="user_trainings.B5:user_trainings.B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7">00/00/0000</text:date>, <text:time style:data-style-name="N2" text:time-value="0000-00-00T10:53:23.502677901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1M15S</meta:editing-duration>
    <meta:editing-cycles>228</meta:editing-cycles>
    <meta:generator>LibreOffice/4.1.6.2$Linux_x86 LibreOffice_project/410m0$Build-2</meta:generator>
    <dc:date>2014-09-07T11:39:36.173284961</dc:date>
    <meta:document-statistic meta:table-count="3" meta:cell-count="3449" meta:object-count="0"/>
    <meta:user-defined meta:name="Info 1"/>
    <meta:user-defined meta:name="Info 2"/>
    <meta:user-defined meta:name="Info 3"/>
    <meta:user-defined meta:name="Info 4"/>
  </office:meta>
</office:document-meta>
</file>